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top" fo:background-color="#B0C4DE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ackground-color="#B0C4DE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13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ext-properties fo:color="#000000"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15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746875cm" style:use-optimal-column-width="true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6.24416666666667cm" style:use-optimal-column-width="true"/>
    </style:style>
    <style:style style:name="co6" style:family="table-column">
      <style:table-column-properties fo:break-before="auto" style:column-width="0.449791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1_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30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47" table:default-cell-style-name="ce2"/>
        <table:table-row table:style-name="ro1">
          <table:table-cell office:value-type="string" table:style-name="ce4">
            <text:p>1.1 POBLACIÓN /<text:s/><text:span text:style-name="T2">POPULATION</text:span></text:p>
          </table:table-cell>
          <table:table-cell table:style-name="ce4"/>
          <table:table-cell table:number-columns-repeated="35" table:style-name="ce5"/>
          <table:table-cell table:number-columns-repeated="16347"/>
        </table:table-row>
        <table:table-row table:style-name="ro2">
          <table:table-cell table:number-columns-repeated="2" table:style-name="ce6"/>
          <table:table-cell table:number-columns-repeated="16382" table:style-name="ce2"/>
        </table:table-row>
        <table:table-row table:style-name="ro3">
          <table:table-cell office:value-type="string" table:style-name="ce7">
            <text:p>1.1.2 TASA DE CRECIMIENTO DE LA POBLACIÓN TOTAL, POR QUINQUENIOS</text:p>
          </table:table-cell>
          <table:table-cell table:style-name="ce7"/>
          <table:table-cell table:number-columns-repeated="16382" table:style-name="ce2"/>
        </table:table-row>
        <table:table-row table:style-name="ro2">
          <table:table-cell office:value-type="string" table:style-name="ce8">
            <text:p>TOTAL POPULATION GROWTH RATE, BY FIVE-YEAR PERIODS</text:p>
          </table:table-cell>
          <table:table-cell table:style-name="ce8"/>
          <table:table-cell table:number-columns-repeated="16382" table:style-name="ce2"/>
        </table:table-row>
        <table:table-row table:style-name="ro2">
          <table:table-cell table:number-columns-repeated="2" table:style-name="ce6"/>
          <table:table-cell table:number-columns-repeated="16382" table:style-name="ce2"/>
        </table:table-row>
        <table:table-row table:style-name="ro2">
          <table:table-cell office:value-type="string" table:style-name="ce3">
            <text:p>(Tasa anual media por cada 100 habitantes /<text:s/><text:span text:style-name="T2">Average annual rate per 100 inhabitants</text:span><text:span text:style-name="T1">)</text:span></text:p>
          </table:table-cell>
          <table:table-cell table:style-name="ce3"/>
          <table:table-cell table:number-columns-repeated="16382" table:style-name="ce2"/>
        </table:table-row>
        <table:table-row table:style-name="ro2">
          <table:table-cell table:style-name="ce6"/>
          <table:table-cell office:value-type="string" table:style-name="ce1">
            <text:p>Rep. Dominicana</text:p>
          </table:table-cell>
          <table:table-cell office:value-type="string" table:style-name="ce1">
            <text:p>DOM</text:p>
          </table:table-cell>
          <table:table-cell table:number-columns-repeated="2" table:style-name="ce1"/>
          <table:table-cell table:number-columns-repeated="16379" table:style-name="ce2"/>
        </table:table-row>
        <table:table-row table:style-name="ro2">
          <table:table-cell table:number-columns-repeated="2" table:style-name="ce9"/>
          <table:table-cell table:number-columns-repeated="3" table:style-name="ce6"/>
          <table:table-cell table:style-name="ce3"/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office:value-type="string" table:style-name="ce11">
            <text:p> <text:span text:style-name="T1"> </text:span></text:p>
          </table:table-cell>
          <table:table-cell table:style-name="ce11"/>
          <table:table-cell table:number-columns-repeated="16347"/>
        </table:table-row>
        <table:table-row table:style-name="ro4">
          <table:table-cell office:value-type="string" table:style-name="ce9">
            <text:p>País</text:p>
          </table:table-cell>
          <table:table-cell office:value-type="string" table:style-name="ce9">
            <text:p>NAME</text:p>
          </table:table-cell>
          <table:table-cell office:value-type="string" table:style-name="ce6">
            <text:p>CODE ISO (0)</text:p>
          </table:table-cell>
          <table:table-cell office:value-type="string" table:style-name="ce6">
            <text:p>CODE ISO</text:p>
          </table:table-cell>
          <table:table-cell office:value-type="string" table:style-name="ce6">
            <text:p>CODE</text:p>
          </table:table-cell>
          <table:table-cell office:value-type="string" table:style-name="ce9">
            <text:p>1950_1955<text:s/></text:p>
          </table:table-cell>
          <table:table-cell office:value-type="string" table:style-name="ce9">
            <text:p>1955_1960<text:s/></text:p>
          </table:table-cell>
          <table:table-cell office:value-type="string" table:style-name="ce9">
            <text:p>1960_1965<text:s/></text:p>
          </table:table-cell>
          <table:table-cell office:value-type="string" table:style-name="ce9">
            <text:p>1965_1970<text:s/></text:p>
          </table:table-cell>
          <table:table-cell office:value-type="string" table:style-name="ce9">
            <text:p>1970_1975<text:s/></text:p>
          </table:table-cell>
          <table:table-cell office:value-type="string" table:style-name="ce9">
            <text:p>1975_1980<text:s/></text:p>
          </table:table-cell>
          <table:table-cell office:value-type="string" table:style-name="ce9">
            <text:p>1980_1985<text:s/></text:p>
          </table:table-cell>
          <table:table-cell office:value-type="string" table:style-name="ce9">
            <text:p>1985_1990<text:s/></text:p>
          </table:table-cell>
          <table:table-cell office:value-type="string" table:style-name="ce9">
            <text:p>1990_1995<text:s/></text:p>
          </table:table-cell>
          <table:table-cell office:value-type="string" table:style-name="ce9">
            <text:p>1995_2000<text:s/></text:p>
          </table:table-cell>
          <table:table-cell office:value-type="string" table:style-name="ce9">
            <text:p>2000_2005<text:s/></text:p>
          </table:table-cell>
          <table:table-cell office:value-type="string" table:style-name="ce9">
            <text:p>2005_2010<text:s/></text:p>
          </table:table-cell>
          <table:table-cell office:value-type="string" table:style-name="ce9">
            <text:p>2010_2015<text:s/></text:p>
          </table:table-cell>
          <table:table-cell office:value-type="string" table:style-name="ce9">
            <text:p>2015_2020<text:s/></text:p>
          </table:table-cell>
          <table:table-cell office:value-type="string" table:style-name="ce9">
            <text:p>2020_2025<text:s/></text:p>
          </table:table-cell>
          <table:table-cell office:value-type="string" table:style-name="ce9">
            <text:p>2025_2030<text:s/></text:p>
          </table:table-cell>
          <table:table-cell office:value-type="string" table:style-name="ce9">
            <text:p>2030_2035<text:s/></text:p>
          </table:table-cell>
          <table:table-cell office:value-type="string" table:style-name="ce9">
            <text:p>2035_2040<text:s/></text:p>
          </table:table-cell>
          <table:table-cell office:value-type="string" table:style-name="ce9">
            <text:p>2040_2045<text:s/></text:p>
          </table:table-cell>
          <table:table-cell office:value-type="string" table:style-name="ce9">
            <text:p>2045_2050<text:s/></text:p>
          </table:table-cell>
          <table:table-cell office:value-type="string" table:style-name="ce9">
            <text:p>2050_2055<text:s/></text:p>
          </table:table-cell>
          <table:table-cell office:value-type="string" table:style-name="ce9">
            <text:p>2055_2060<text:s/></text:p>
          </table:table-cell>
          <table:table-cell office:value-type="string" table:style-name="ce9">
            <text:p>2060_2065<text:s/></text:p>
          </table:table-cell>
          <table:table-cell office:value-type="string" table:style-name="ce9">
            <text:p>2065_2070<text:s/></text:p>
          </table:table-cell>
          <table:table-cell office:value-type="string" table:style-name="ce9">
            <text:p>2070_2075<text:s/></text:p>
          </table:table-cell>
          <table:table-cell office:value-type="string" table:style-name="ce9">
            <text:p>2075_2080<text:s/></text:p>
          </table:table-cell>
          <table:table-cell office:value-type="string" table:style-name="ce9">
            <text:p>2080_2085<text:s/></text:p>
          </table:table-cell>
          <table:table-cell office:value-type="string" table:style-name="ce9">
            <text:p>2085_2090<text:s/></text:p>
          </table:table-cell>
          <table:table-cell office:value-type="string" table:style-name="ce9">
            <text:p>2090_2095<text:s/></text:p>
          </table:table-cell>
          <table:table-cell office:value-type="string" table:style-name="ce9">
            <text:p>2095_2100<text:s/></text:p>
          </table:table-cell>
          <table:table-cell office:value-type="string" table:style-name="ce12">
            <text:p>Country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Anguila<text:s/></text:p>
          </table:table-cell>
          <table:table-cell office:value-type="string" table:style-name="ce1">
            <text:p>Anguilla</text:p>
          </table:table-cell>
          <table:table-cell office:value-type="string" table:style-name="ce1">
            <text:p>AIA</text:p>
          </table:table-cell>
          <table:table-cell office:value-type="string" table:style-name="ce1">
            <text:p>AIA</text:p>
          </table:table-cell>
          <table:table-cell office:value-type="float" office:value="660" table:style-name="ce1">
            <text:p>660</text:p>
          </table:table-cell>
          <table:table-cell office:value-type="float" office:value="2.1320000000000001" table:style-name="ce13">
            <text:p><text:s text:c="2"/>2,13</text:p>
          </table:table-cell>
          <table:table-cell office:value-type="float" office:value="0.57399999999999995" table:style-name="ce13">
            <text:p><text:s text:c="2"/>0,57</text:p>
          </table:table-cell>
          <table:table-cell office:value-type="float" office:value="0.83799999999999997" table:style-name="ce13">
            <text:p><text:s text:c="2"/>0,84</text:p>
          </table:table-cell>
          <table:table-cell office:value-type="float" office:value="0.91400000000000003" table:style-name="ce13">
            <text:p><text:s text:c="2"/>0,91</text:p>
          </table:table-cell>
          <table:table-cell office:value-type="float" office:value="0.70599999999999996" table:style-name="ce13">
            <text:p><text:s text:c="2"/>0,71</text:p>
          </table:table-cell>
          <table:table-cell office:value-type="float" office:value="0.20399999999999999" table:style-name="ce13">
            <text:p><text:s text:c="2"/>0,20</text:p>
          </table:table-cell>
          <table:table-cell office:value-type="float" office:value="-0.108" table:style-name="ce13">
            <text:p>- <text:s/>0,11</text:p>
          </table:table-cell>
          <table:table-cell office:value-type="float" office:value="4.4779999999999998" table:style-name="ce13">
            <text:p><text:s text:c="2"/>4,48</text:p>
          </table:table-cell>
          <table:table-cell office:value-type="float" office:value="3.2549999999999999" table:style-name="ce13">
            <text:p><text:s text:c="2"/>3,26</text:p>
          </table:table-cell>
          <table:table-cell office:value-type="float" office:value="2.4249999999999998" table:style-name="ce13">
            <text:p><text:s text:c="2"/>2,43</text:p>
          </table:table-cell>
          <table:table-cell office:value-type="float" office:value="2.6459999999999999" table:style-name="ce13">
            <text:p><text:s text:c="2"/>2,65</text:p>
          </table:table-cell>
          <table:table-cell office:value-type="float" office:value="1.714" table:style-name="ce13">
            <text:p><text:s text:c="2"/>1,71</text:p>
          </table:table-cell>
          <table:table-cell office:value-type="float" office:value="1.1930000000000001" table:style-name="ce13">
            <text:p><text:s text:c="2"/>1,19</text:p>
          </table:table-cell>
          <table:table-cell office:value-type="float" office:value="0.878" table:style-name="ce13">
            <text:p><text:s text:c="2"/>0,88</text:p>
          </table:table-cell>
          <table:table-cell office:value-type="float" office:value="0.42" table:style-name="ce13">
            <text:p><text:s text:c="2"/>0,42</text:p>
          </table:table-cell>
          <table:table-cell office:value-type="float" office:value="0.24099999999999999" table:style-name="ce13">
            <text:p><text:s text:c="2"/>0,24</text:p>
          </table:table-cell>
          <table:table-cell office:value-type="float" office:value="6.8000000000000005E-2" table:style-name="ce13">
            <text:p><text:s text:c="2"/>0,07</text:p>
          </table:table-cell>
          <table:table-cell office:value-type="float" office:value="-9.5000000000000001E-2" table:style-name="ce13">
            <text:p>- <text:s/>0,10</text:p>
          </table:table-cell>
          <table:table-cell office:value-type="float" office:value="-0.24399999999999999" table:style-name="ce13">
            <text:p>- <text:s/>0,24</text:p>
          </table:table-cell>
          <table:table-cell office:value-type="float" office:value="-0.36199999999999999" table:style-name="ce13">
            <text:p>- <text:s/>0,36</text:p>
          </table:table-cell>
          <table:table-cell office:value-type="float" office:value="-0.442" table:style-name="ce13">
            <text:p>- <text:s/>0,44</text:p>
          </table:table-cell>
          <table:table-cell office:value-type="float" office:value="-0.48899999999999999" table:style-name="ce13">
            <text:p>- <text:s/>0,49</text:p>
          </table:table-cell>
          <table:table-cell office:value-type="float" office:value="-0.52100000000000002" table:style-name="ce13">
            <text:p>- <text:s/>0,52</text:p>
          </table:table-cell>
          <table:table-cell office:value-type="float" office:value="-0.55200000000000005" table:style-name="ce13">
            <text:p>- <text:s/>0,55</text:p>
          </table:table-cell>
          <table:table-cell office:value-type="float" office:value="-0.56299999999999994" table:style-name="ce13">
            <text:p>- <text:s/>0,56</text:p>
          </table:table-cell>
          <table:table-cell office:value-type="float" office:value="-0.55000000000000004" table:style-name="ce13">
            <text:p>- <text:s/>0,55</text:p>
          </table:table-cell>
          <table:table-cell office:value-type="float" office:value="-0.53" table:style-name="ce13">
            <text:p>- <text:s/>0,53</text:p>
          </table:table-cell>
          <table:table-cell office:value-type="float" office:value="-0.49099999999999999" table:style-name="ce13">
            <text:p>- <text:s/>0,49</text:p>
          </table:table-cell>
          <table:table-cell office:value-type="float" office:value="-0.48" table:style-name="ce13">
            <text:p>- <text:s/>0,48</text:p>
          </table:table-cell>
          <table:table-cell office:value-type="float" office:value="-0.46800000000000003" table:style-name="ce13">
            <text:p>- <text:s/>0,47</text:p>
          </table:table-cell>
          <table:table-cell office:value-type="string" table:style-name="ce14">
            <text:p>Anguill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Antigua y Barbuda<text:s/></text:p>
          </table:table-cell>
          <table:table-cell office:value-type="string" table:style-name="ce1">
            <text:p>Antigua y Barbuda</text:p>
          </table:table-cell>
          <table:table-cell office:value-type="string" table:style-name="ce1">
            <text:p>ATG</text:p>
          </table:table-cell>
          <table:table-cell office:value-type="string" table:style-name="ce1">
            <text:p>ATG</text:p>
          </table:table-cell>
          <table:table-cell office:value-type="float" office:value="28" table:style-name="ce1">
            <text:p>28</text:p>
          </table:table-cell>
          <table:table-cell office:value-type="float" office:value="2.5550000000000002" table:style-name="ce13">
            <text:p><text:s text:c="2"/>2,56</text:p>
          </table:table-cell>
          <table:table-cell office:value-type="float" office:value="0.77200000000000002" table:style-name="ce13">
            <text:p><text:s text:c="2"/>0,77</text:p>
          </table:table-cell>
          <table:table-cell office:value-type="float" office:value="1.7410000000000001" table:style-name="ce13">
            <text:p><text:s text:c="2"/>1,74</text:p>
          </table:table-cell>
          <table:table-cell office:value-type="float" office:value="1.83" table:style-name="ce13">
            <text:p><text:s text:c="2"/>1,83</text:p>
          </table:table-cell>
          <table:table-cell office:value-type="float" office:value="1.1539999999999999" table:style-name="ce13">
            <text:p><text:s text:c="2"/>1,15</text:p>
          </table:table-cell>
          <table:table-cell office:value-type="float" office:value="0.3" table:style-name="ce13">
            <text:p><text:s text:c="2"/>0,30</text:p>
          </table:table-cell>
          <table:table-cell office:value-type="float" office:value="-1.34" table:style-name="ce13">
            <text:p>- <text:s/>1,34</text:p>
          </table:table-cell>
          <table:table-cell office:value-type="float" office:value="-1.2030000000000001" table:style-name="ce13">
            <text:p>- <text:s/>1,20</text:p>
          </table:table-cell>
          <table:table-cell office:value-type="float" office:value="1.98" table:style-name="ce13">
            <text:p><text:s text:c="2"/>1,98</text:p>
          </table:table-cell>
          <table:table-cell office:value-type="float" office:value="2.5510000000000002" table:style-name="ce13">
            <text:p><text:s text:c="2"/>2,55</text:p>
          </table:table-cell>
          <table:table-cell office:value-type="float" office:value="1.228" table:style-name="ce13">
            <text:p><text:s text:c="2"/>1,23</text:p>
          </table:table-cell>
          <table:table-cell office:value-type="float" office:value="1.1000000000000001" table:style-name="ce13">
            <text:p><text:s text:c="2"/>1,10</text:p>
          </table:table-cell>
          <table:table-cell office:value-type="float" office:value="1.0249999999999999" table:style-name="ce13">
            <text:p><text:s text:c="2"/>1,03</text:p>
          </table:table-cell>
          <table:table-cell office:value-type="float" office:value="0.98" table:style-name="ce13">
            <text:p><text:s text:c="2"/>0,98</text:p>
          </table:table-cell>
          <table:table-cell office:value-type="float" office:value="0.90800000000000003" table:style-name="ce13">
            <text:p><text:s text:c="2"/>0,91</text:p>
          </table:table-cell>
          <table:table-cell office:value-type="float" office:value="0.79" table:style-name="ce13">
            <text:p><text:s text:c="2"/>0,79</text:p>
          </table:table-cell>
          <table:table-cell office:value-type="float" office:value="0.64800000000000002" table:style-name="ce13">
            <text:p><text:s text:c="2"/>0,65</text:p>
          </table:table-cell>
          <table:table-cell office:value-type="float" office:value="0.50600000000000001" table:style-name="ce13">
            <text:p><text:s text:c="2"/>0,51</text:p>
          </table:table-cell>
          <table:table-cell office:value-type="float" office:value="0.375" table:style-name="ce13">
            <text:p><text:s text:c="2"/>0,38</text:p>
          </table:table-cell>
          <table:table-cell office:value-type="float" office:value="0.26" table:style-name="ce13">
            <text:p><text:s text:c="2"/>0,26</text:p>
          </table:table-cell>
          <table:table-cell office:value-type="float" office:value="0.16600000000000001" table:style-name="ce13">
            <text:p><text:s text:c="2"/>0,17</text:p>
          </table:table-cell>
          <table:table-cell office:value-type="float" office:value="9.9000000000000005E-2" table:style-name="ce13">
            <text:p><text:s text:c="2"/>0,10</text:p>
          </table:table-cell>
          <table:table-cell office:value-type="float" office:value="6.6000000000000003E-2" table:style-name="ce13">
            <text:p><text:s text:c="2"/>0,07</text:p>
          </table:table-cell>
          <table:table-cell office:value-type="float" office:value="5.1999999999999998E-2" table:style-name="ce13">
            <text:p><text:s text:c="2"/>0,05</text:p>
          </table:table-cell>
          <table:table-cell office:value-type="float" office:value="2.5000000000000001E-2" table:style-name="ce13">
            <text:p><text:s text:c="2"/>0,03</text:p>
          </table:table-cell>
          <table:table-cell office:value-type="float" office:value="-2.9000000000000001E-2" table:style-name="ce13">
            <text:p>- <text:s/>0,03</text:p>
          </table:table-cell>
          <table:table-cell office:value-type="float" office:value="-8.7999999999999995E-2" table:style-name="ce13">
            <text:p>- <text:s/>0,09</text:p>
          </table:table-cell>
          <table:table-cell office:value-type="float" office:value="-0.13100000000000001" table:style-name="ce13">
            <text:p>- <text:s/>0,13</text:p>
          </table:table-cell>
          <table:table-cell office:value-type="float" office:value="-0.151" table:style-name="ce13">
            <text:p>- <text:s/>0,15</text:p>
          </table:table-cell>
          <table:table-cell office:value-type="float" office:value="-0.153" table:style-name="ce13">
            <text:p>- <text:s/>0,15</text:p>
          </table:table-cell>
          <table:table-cell office:value-type="string" table:style-name="ce14">
            <text:p>Antigua and Barbud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Argentina<text:s/>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ARG</text:p>
          </table:table-cell>
          <table:table-cell office:value-type="float" office:value="32" table:style-name="ce1">
            <text:p>32</text:p>
          </table:table-cell>
          <table:table-cell office:value-type="float" office:value="1.975747235" table:style-name="ce13">
            <text:p><text:s text:c="2"/>1,98</text:p>
          </table:table-cell>
          <table:table-cell office:value-type="float" office:value="1.7134119000000001" table:style-name="ce13">
            <text:p><text:s text:c="2"/>1,71</text:p>
          </table:table-cell>
          <table:table-cell office:value-type="float" office:value="1.5573497000000001" table:style-name="ce13">
            <text:p><text:s text:c="2"/>1,56</text:p>
          </table:table-cell>
          <table:table-cell office:value-type="float" office:value="1.4569136" table:style-name="ce13">
            <text:p><text:s text:c="2"/>1,46</text:p>
          </table:table-cell>
          <table:table-cell office:value-type="float" office:value="1.6731699" table:style-name="ce13">
            <text:p><text:s text:c="2"/>1,67</text:p>
          </table:table-cell>
          <table:table-cell office:value-type="float" office:value="1.513706" table:style-name="ce13">
            <text:p><text:s text:c="2"/>1,51</text:p>
          </table:table-cell>
          <table:table-cell office:value-type="float" office:value="1.5199967000000001" table:style-name="ce13">
            <text:p><text:s text:c="2"/>1,52</text:p>
          </table:table-cell>
          <table:table-cell office:value-type="float" office:value="1.4520314999999999" table:style-name="ce13">
            <text:p><text:s text:c="2"/>1,45</text:p>
          </table:table-cell>
          <table:table-cell office:value-type="float" office:value="1.3100692" table:style-name="ce13">
            <text:p><text:s text:c="2"/>1,31</text:p>
          </table:table-cell>
          <table:table-cell office:value-type="float" office:value="1.1547035999999999" table:style-name="ce13">
            <text:p><text:s text:c="2"/>1,15</text:p>
          </table:table-cell>
          <table:table-cell office:value-type="float" office:value="0.92430520000000005" table:style-name="ce13">
            <text:p><text:s text:c="2"/>0,92</text:p>
          </table:table-cell>
          <table:table-cell office:value-type="float" office:value="0.86996700000000005" table:style-name="ce13">
            <text:p><text:s text:c="2"/>0,87</text:p>
          </table:table-cell>
          <table:table-cell office:value-type="float" office:value="0.84833329999999996" table:style-name="ce13">
            <text:p><text:s text:c="2"/>0,85</text:p>
          </table:table-cell>
          <table:table-cell office:value-type="float" office:value="0.77065519999999998" table:style-name="ce13">
            <text:p><text:s text:c="2"/>0,77</text:p>
          </table:table-cell>
          <table:table-cell office:value-type="float" office:value="0.67745429999999995" table:style-name="ce13">
            <text:p><text:s text:c="2"/>0,68</text:p>
          </table:table-cell>
          <table:table-cell office:value-type="float" office:value="0.58655570000000001" table:style-name="ce13">
            <text:p><text:s text:c="2"/>0,59</text:p>
          </table:table-cell>
          <table:table-cell office:value-type="float" office:value="0.4926547" table:style-name="ce13">
            <text:p><text:s text:c="2"/>0,49</text:p>
          </table:table-cell>
          <table:table-cell office:value-type="float" office:value="0.39937780000000001" table:style-name="ce13">
            <text:p><text:s text:c="2"/>0,40</text:p>
          </table:table-cell>
          <table:table-cell office:value-type="float" office:value="0.30801010000000001" table:style-name="ce13">
            <text:p><text:s text:c="2"/>0,31</text:p>
          </table:table-cell>
          <table:table-cell office:value-type="float" office:value="0.20901539999999999" table:style-name="ce13">
            <text:p><text:s text:c="2"/>0,21</text:p>
          </table:table-cell>
          <table:table-cell office:value-type="float" office:value="0.1188321" table:style-name="ce13">
            <text:p><text:s text:c="2"/>0,12</text:p>
          </table:table-cell>
          <table:table-cell office:value-type="float" office:value="1.8985100000000001E-2" table:style-name="ce13">
            <text:p><text:s text:c="2"/>0,02</text:p>
          </table:table-cell>
          <table:table-cell office:value-type="float" office:value="-7.467E-2" table:style-name="ce13">
            <text:p>- <text:s/>0,07</text:p>
          </table:table-cell>
          <table:table-cell office:value-type="float" office:value="-0.168769" table:style-name="ce13">
            <text:p>- <text:s/>0,17</text:p>
          </table:table-cell>
          <table:table-cell office:value-type="float" office:value="-0.257637" table:style-name="ce13">
            <text:p>- <text:s/>0,26</text:p>
          </table:table-cell>
          <table:table-cell office:value-type="float" office:value="-0.33290599999999998" table:style-name="ce13">
            <text:p>- <text:s/>0,33</text:p>
          </table:table-cell>
          <table:table-cell office:value-type="float" office:value="-0.38242199999999998" table:style-name="ce13">
            <text:p>- <text:s/>0,38</text:p>
          </table:table-cell>
          <table:table-cell office:value-type="float" office:value="-0.42844700000000002" table:style-name="ce13">
            <text:p>- <text:s/>0,43</text:p>
          </table:table-cell>
          <table:table-cell office:value-type="float" office:value="-0.45966800000000002" table:style-name="ce13">
            <text:p>- <text:s/>0,46</text:p>
          </table:table-cell>
          <table:table-cell office:value-type="float" office:value="-0.48836800000000002" table:style-name="ce13">
            <text:p>- <text:s/>0,49</text:p>
          </table:table-cell>
          <table:table-cell office:value-type="string" table:style-name="ce14">
            <text:p>Argentin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Aruba<text:s/></text:p>
          </table:table-cell>
          <table:table-cell office:value-type="string" table:style-name="ce1">
            <text:p>Aruba</text:p>
          </table:table-cell>
          <table:table-cell office:value-type="string" table:style-name="ce1">
            <text:p>ABW</text:p>
          </table:table-cell>
          <table:table-cell office:value-type="string" table:style-name="ce1">
            <text:p>ABW</text:p>
          </table:table-cell>
          <table:table-cell office:value-type="float" office:value="533" table:style-name="ce1">
            <text:p>533</text:p>
          </table:table-cell>
          <table:table-cell office:value-type="float" office:value="2.7730000000000001" table:style-name="ce13">
            <text:p><text:s text:c="2"/>2,77</text:p>
          </table:table-cell>
          <table:table-cell office:value-type="float" office:value="4.2969999999999997" table:style-name="ce13">
            <text:p><text:s text:c="2"/>4,30</text:p>
          </table:table-cell>
          <table:table-cell office:value-type="float" office:value="1.1299999999999999" table:style-name="ce13">
            <text:p><text:s text:c="2"/>1,13</text:p>
          </table:table-cell>
          <table:table-cell office:value-type="float" office:value="0.58599999999999997" table:style-name="ce13">
            <text:p><text:s text:c="2"/>0,59</text:p>
          </table:table-cell>
          <table:table-cell office:value-type="float" office:value="0.53100000000000003" table:style-name="ce13">
            <text:p><text:s text:c="2"/>0,53</text:p>
          </table:table-cell>
          <table:table-cell office:value-type="float" office:value="-0.185" table:style-name="ce13">
            <text:p>- <text:s/>0,19</text:p>
          </table:table-cell>
          <table:table-cell office:value-type="float" office:value="0.95299999999999996" table:style-name="ce13">
            <text:p><text:s text:c="2"/>0,95</text:p>
          </table:table-cell>
          <table:table-cell office:value-type="float" office:value="-0.28100000000000003" table:style-name="ce13">
            <text:p>- <text:s/>0,28</text:p>
          </table:table-cell>
          <table:table-cell office:value-type="float" office:value="5.1310000000000002" table:style-name="ce13">
            <text:p><text:s text:c="2"/>5,13</text:p>
          </table:table-cell>
          <table:table-cell office:value-type="float" office:value="2.464" table:style-name="ce13">
            <text:p><text:s text:c="2"/>2,46</text:p>
          </table:table-cell>
          <table:table-cell office:value-type="float" office:value="1.9239999999999999" table:style-name="ce13">
            <text:p><text:s text:c="2"/>1,92</text:p>
          </table:table-cell>
          <table:table-cell office:value-type="float" office:value="0.311" table:style-name="ce13">
            <text:p><text:s text:c="2"/>0,31</text:p>
          </table:table-cell>
          <table:table-cell office:value-type="float" office:value="0.44600000000000001" table:style-name="ce13">
            <text:p><text:s text:c="2"/>0,45</text:p>
          </table:table-cell>
          <table:table-cell office:value-type="float" office:value="0.316" table:style-name="ce13">
            <text:p><text:s text:c="2"/>0,32</text:p>
          </table:table-cell>
          <table:table-cell office:value-type="float" office:value="0.247" table:style-name="ce13">
            <text:p><text:s text:c="2"/>0,25</text:p>
          </table:table-cell>
          <table:table-cell office:value-type="float" office:value="0.16400000000000001" table:style-name="ce13">
            <text:p><text:s text:c="2"/>0,16</text:p>
          </table:table-cell>
          <table:table-cell office:value-type="float" office:value="0.01" table:style-name="ce13">
            <text:p><text:s text:c="2"/>0,01</text:p>
          </table:table-cell>
          <table:table-cell office:value-type="float" office:value="-0.18099999999999999" table:style-name="ce13">
            <text:p>- <text:s/>0,18</text:p>
          </table:table-cell>
          <table:table-cell office:value-type="float" office:value="-0.33600000000000002" table:style-name="ce13">
            <text:p>- <text:s/>0,34</text:p>
          </table:table-cell>
          <table:table-cell office:value-type="float" office:value="-0.39700000000000002" table:style-name="ce13">
            <text:p>- <text:s/>0,40</text:p>
          </table:table-cell>
          <table:table-cell office:value-type="float" office:value="-0.40600000000000003" table:style-name="ce13">
            <text:p>- <text:s/>0,41</text:p>
          </table:table-cell>
          <table:table-cell office:value-type="float" office:value="-0.33600000000000002" table:style-name="ce13">
            <text:p>- <text:s/>0,34</text:p>
          </table:table-cell>
          <table:table-cell office:value-type="float" office:value="-0.29399999999999998" table:style-name="ce13">
            <text:p>- <text:s/>0,29</text:p>
          </table:table-cell>
          <table:table-cell office:value-type="float" office:value="-0.29499999999999998" table:style-name="ce13">
            <text:p>- <text:s/>0,30</text:p>
          </table:table-cell>
          <table:table-cell office:value-type="float" office:value="-0.32600000000000001" table:style-name="ce13">
            <text:p>- <text:s/>0,33</text:p>
          </table:table-cell>
          <table:table-cell office:value-type="float" office:value="-0.36699999999999999" table:style-name="ce13">
            <text:p>- <text:s/>0,37</text:p>
          </table:table-cell>
          <table:table-cell office:value-type="float" office:value="-0.40200000000000002" table:style-name="ce13">
            <text:p>- <text:s/>0,40</text:p>
          </table:table-cell>
          <table:table-cell office:value-type="float" office:value="-0.41399999999999998" table:style-name="ce13">
            <text:p>- <text:s/>0,41</text:p>
          </table:table-cell>
          <table:table-cell office:value-type="float" office:value="-0.40200000000000002" table:style-name="ce13">
            <text:p>- <text:s/>0,40</text:p>
          </table:table-cell>
          <table:table-cell office:value-type="float" office:value="-0.36799999999999999" table:style-name="ce13">
            <text:p>- <text:s/>0,37</text:p>
          </table:table-cell>
          <table:table-cell office:value-type="string" table:style-name="ce14">
            <text:p>Arub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Bahamas<text:s/>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HS</text:p>
          </table:table-cell>
          <table:table-cell office:value-type="string" table:style-name="ce1">
            <text:p>BHS</text:p>
          </table:table-cell>
          <table:table-cell office:value-type="float" office:value="44" table:style-name="ce1">
            <text:p>44</text:p>
          </table:table-cell>
          <table:table-cell office:value-type="float" office:value="2.2759999999999998" table:style-name="ce13">
            <text:p><text:s text:c="2"/>2,28</text:p>
          </table:table-cell>
          <table:table-cell office:value-type="float" office:value="4.2359999999999998" table:style-name="ce13">
            <text:p><text:s text:c="2"/>4,24</text:p>
          </table:table-cell>
          <table:table-cell office:value-type="float" office:value="4.9169999999999998" table:style-name="ce13">
            <text:p><text:s text:c="2"/>4,92</text:p>
          </table:table-cell>
          <table:table-cell office:value-type="float" office:value="3.8" table:style-name="ce13">
            <text:p><text:s text:c="2"/>3,80</text:p>
          </table:table-cell>
          <table:table-cell office:value-type="float" office:value="2.1819999999999999" table:style-name="ce13">
            <text:p><text:s text:c="2"/>2,18</text:p>
          </table:table-cell>
          <table:table-cell office:value-type="float" office:value="2.1819999999999999" table:style-name="ce13">
            <text:p><text:s text:c="2"/>2,18</text:p>
          </table:table-cell>
          <table:table-cell office:value-type="float" office:value="2.16" table:style-name="ce13">
            <text:p><text:s text:c="2"/>2,16</text:p>
          </table:table-cell>
          <table:table-cell office:value-type="float" office:value="1.7649999999999999" table:style-name="ce13">
            <text:p><text:s text:c="2"/>1,77</text:p>
          </table:table-cell>
          <table:table-cell office:value-type="float" office:value="1.7689999999999999" table:style-name="ce13">
            <text:p><text:s text:c="2"/>1,77</text:p>
          </table:table-cell>
          <table:table-cell office:value-type="float" office:value="1.226" table:style-name="ce13">
            <text:p><text:s text:c="2"/>1,23</text:p>
          </table:table-cell>
          <table:table-cell office:value-type="float" office:value="2.0009999999999999" table:style-name="ce13">
            <text:p><text:s text:c="2"/>2,00</text:p>
          </table:table-cell>
          <table:table-cell office:value-type="float" office:value="1.823" table:style-name="ce13">
            <text:p><text:s text:c="2"/>1,82</text:p>
          </table:table-cell>
          <table:table-cell office:value-type="float" office:value="1.4470000000000001" table:style-name="ce13">
            <text:p><text:s text:c="2"/>1,45</text:p>
          </table:table-cell>
          <table:table-cell office:value-type="float" office:value="1.1080000000000001" table:style-name="ce13">
            <text:p><text:s text:c="2"/>1,11</text:p>
          </table:table-cell>
          <table:table-cell office:value-type="float" office:value="0.96299999999999997" table:style-name="ce13">
            <text:p><text:s text:c="2"/>0,96</text:p>
          </table:table-cell>
          <table:table-cell office:value-type="float" office:value="0.80100000000000005" table:style-name="ce13">
            <text:p><text:s text:c="2"/>0,80</text:p>
          </table:table-cell>
          <table:table-cell office:value-type="float" office:value="0.65" table:style-name="ce13">
            <text:p><text:s text:c="2"/>0,65</text:p>
          </table:table-cell>
          <table:table-cell office:value-type="float" office:value="0.52800000000000002" table:style-name="ce13">
            <text:p><text:s text:c="2"/>0,53</text:p>
          </table:table-cell>
          <table:table-cell office:value-type="float" office:value="0.44" table:style-name="ce13">
            <text:p><text:s text:c="2"/>0,44</text:p>
          </table:table-cell>
          <table:table-cell office:value-type="float" office:value="0.379" table:style-name="ce13">
            <text:p><text:s text:c="2"/>0,38</text:p>
          </table:table-cell>
          <table:table-cell office:value-type="float" office:value="0.30199999999999999" table:style-name="ce13">
            <text:p><text:s text:c="2"/>0,30</text:p>
          </table:table-cell>
          <table:table-cell office:value-type="float" office:value="0.22700000000000001" table:style-name="ce13">
            <text:p><text:s text:c="2"/>0,23</text:p>
          </table:table-cell>
          <table:table-cell office:value-type="float" office:value="0.156" table:style-name="ce13">
            <text:p><text:s text:c="2"/>0,16</text:p>
          </table:table-cell>
          <table:table-cell office:value-type="float" office:value="8.8999999999999996E-2" table:style-name="ce13">
            <text:p><text:s text:c="2"/>0,09</text:p>
          </table:table-cell>
          <table:table-cell office:value-type="float" office:value="2.5000000000000001E-2" table:style-name="ce13">
            <text:p><text:s text:c="2"/>0,03</text:p>
          </table:table-cell>
          <table:table-cell office:value-type="float" office:value="-2.9000000000000001E-2" table:style-name="ce13">
            <text:p>- <text:s/>0,03</text:p>
          </table:table-cell>
          <table:table-cell office:value-type="float" office:value="-6.8000000000000005E-2" table:style-name="ce13">
            <text:p>- <text:s/>0,07</text:p>
          </table:table-cell>
          <table:table-cell office:value-type="float" office:value="-8.6999999999999994E-2" table:style-name="ce13">
            <text:p>- <text:s/>0,09</text:p>
          </table:table-cell>
          <table:table-cell office:value-type="float" office:value="-0.10100000000000001" table:style-name="ce13">
            <text:p>- <text:s/>0,10</text:p>
          </table:table-cell>
          <table:table-cell office:value-type="float" office:value="-0.128" table:style-name="ce13">
            <text:p>- <text:s/>0,13</text:p>
          </table:table-cell>
          <table:table-cell office:value-type="string" table:style-name="ce14">
            <text:p>Bahamas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Barbados<text:s/></text:p>
          </table:table-cell>
          <table:table-cell office:value-type="string" table:style-name="ce1">
            <text:p>Barbados</text:p>
          </table:table-cell>
          <table:table-cell office:value-type="string" table:style-name="ce1">
            <text:p>BRB</text:p>
          </table:table-cell>
          <table:table-cell office:value-type="string" table:style-name="ce1">
            <text:p>BRB</text:p>
          </table:table-cell>
          <table:table-cell office:value-type="float" office:value="52" table:style-name="ce1">
            <text:p>52</text:p>
          </table:table-cell>
          <table:table-cell office:value-type="float" office:value="1.4650000000000001" table:style-name="ce13">
            <text:p><text:s text:c="2"/>1,47</text:p>
          </table:table-cell>
          <table:table-cell office:value-type="float" office:value="0.33400000000000002" table:style-name="ce13">
            <text:p><text:s text:c="2"/>0,33</text:p>
          </table:table-cell>
          <table:table-cell office:value-type="float" office:value="0.38100000000000001" table:style-name="ce13">
            <text:p><text:s text:c="2"/>0,38</text:p>
          </table:table-cell>
          <table:table-cell office:value-type="float" office:value="0.28000000000000003" table:style-name="ce13">
            <text:p><text:s text:c="2"/>0,28</text:p>
          </table:table-cell>
          <table:table-cell office:value-type="float" office:value="0.58199999999999996" table:style-name="ce13">
            <text:p><text:s text:c="2"/>0,58</text:p>
          </table:table-cell>
          <table:table-cell office:value-type="float" office:value="0.252" table:style-name="ce13">
            <text:p><text:s text:c="2"/>0,25</text:p>
          </table:table-cell>
          <table:table-cell office:value-type="float" office:value="0.443" table:style-name="ce13">
            <text:p><text:s text:c="2"/>0,44</text:p>
          </table:table-cell>
          <table:table-cell office:value-type="float" office:value="0.38800000000000001" table:style-name="ce13">
            <text:p><text:s text:c="2"/>0,39</text:p>
          </table:table-cell>
          <table:table-cell office:value-type="float" office:value="0.29299999999999998" table:style-name="ce13">
            <text:p><text:s text:c="2"/>0,29</text:p>
          </table:table-cell>
          <table:table-cell office:value-type="float" office:value="0.30399999999999999" table:style-name="ce13">
            <text:p><text:s text:c="2"/>0,30</text:p>
          </table:table-cell>
          <table:table-cell office:value-type="float" office:value="0.47199999999999998" table:style-name="ce13">
            <text:p><text:s text:c="2"/>0,47</text:p>
          </table:table-cell>
          <table:table-cell office:value-type="float" office:value="0.49299999999999999" table:style-name="ce13">
            <text:p><text:s text:c="2"/>0,49</text:p>
          </table:table-cell>
          <table:table-cell office:value-type="float" office:value="0.499" table:style-name="ce13">
            <text:p><text:s text:c="2"/>0,50</text:p>
          </table:table-cell>
          <table:table-cell office:value-type="float" office:value="0.47299999999999998" table:style-name="ce13">
            <text:p><text:s text:c="2"/>0,47</text:p>
          </table:table-cell>
          <table:table-cell office:value-type="float" office:value="0.41899999999999998" table:style-name="ce13">
            <text:p><text:s text:c="2"/>0,42</text:p>
          </table:table-cell>
          <table:table-cell office:value-type="float" office:value="0.33700000000000002" table:style-name="ce13">
            <text:p><text:s text:c="2"/>0,34</text:p>
          </table:table-cell>
          <table:table-cell office:value-type="float" office:value="0.23899999999999999" table:style-name="ce13">
            <text:p><text:s text:c="2"/>0,24</text:p>
          </table:table-cell>
          <table:table-cell office:value-type="float" office:value="0.151" table:style-name="ce13">
            <text:p><text:s text:c="2"/>0,15</text:p>
          </table:table-cell>
          <table:table-cell office:value-type="float" office:value="9.1999999999999998E-2" table:style-name="ce13">
            <text:p><text:s text:c="2"/>0,09</text:p>
          </table:table-cell>
          <table:table-cell office:value-type="float" office:value="6.7000000000000004E-2" table:style-name="ce13">
            <text:p><text:s text:c="2"/>0,07</text:p>
          </table:table-cell>
          <table:table-cell office:value-type="float" office:value="5.0999999999999997E-2" table:style-name="ce13">
            <text:p><text:s text:c="2"/>0,05</text:p>
          </table:table-cell>
          <table:table-cell office:value-type="float" office:value="4.4999999999999998E-2" table:style-name="ce13">
            <text:p><text:s text:c="2"/>0,05</text:p>
          </table:table-cell>
          <table:table-cell office:value-type="float" office:value="3.7999999999999999E-2" table:style-name="ce13">
            <text:p><text:s text:c="2"/>0,04</text:p>
          </table:table-cell>
          <table:table-cell office:value-type="float" office:value="2.5999999999999999E-2" table:style-name="ce13">
            <text:p><text:s text:c="2"/>0,03</text:p>
          </table:table-cell>
          <table:table-cell office:value-type="float" office:value="8.9999999999999993E-3" table:style-name="ce13">
            <text:p><text:s text:c="2"/>0,01</text:p>
          </table:table-cell>
          <table:table-cell office:value-type="float" office:value="-5.0000000000000001E-3" table:style-name="ce13">
            <text:p>- <text:s/>0,01</text:p>
          </table:table-cell>
          <table:table-cell office:value-type="float" office:value="-1.0999999999999999E-2" table:style-name="ce13">
            <text:p>- <text:s/>0,01</text:p>
          </table:table-cell>
          <table:table-cell office:value-type="float" office:value="-0.01" table:style-name="ce13">
            <text:p>- <text:s/>0,01</text:p>
          </table:table-cell>
          <table:table-cell office:value-type="float" office:value="-1.4E-2" table:style-name="ce13">
            <text:p>- <text:s/>0,01</text:p>
          </table:table-cell>
          <table:table-cell office:value-type="float" office:value="-2.8000000000000001E-2" table:style-name="ce13">
            <text:p>- <text:s/>0,03</text:p>
          </table:table-cell>
          <table:table-cell office:value-type="string" table:style-name="ce14">
            <text:p>Barbados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Belice<text:s/>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BLZ</text:p>
          </table:table-cell>
          <table:table-cell office:value-type="string" table:style-name="ce1">
            <text:p>BLZ</text:p>
          </table:table-cell>
          <table:table-cell office:value-type="float" office:value="84" table:style-name="ce1">
            <text:p>84</text:p>
          </table:table-cell>
          <table:table-cell office:value-type="float" office:value="2.95" table:style-name="ce13">
            <text:p><text:s text:c="2"/>2,95</text:p>
          </table:table-cell>
          <table:table-cell office:value-type="float" office:value="2.8420000000000001" table:style-name="ce13">
            <text:p><text:s text:c="2"/>2,84</text:p>
          </table:table-cell>
          <table:table-cell office:value-type="float" office:value="2.8410000000000002" table:style-name="ce13">
            <text:p><text:s text:c="2"/>2,84</text:p>
          </table:table-cell>
          <table:table-cell office:value-type="float" office:value="2.8180000000000001" table:style-name="ce13">
            <text:p><text:s text:c="2"/>2,82</text:p>
          </table:table-cell>
          <table:table-cell office:value-type="float" office:value="1.736" table:style-name="ce13">
            <text:p><text:s text:c="2"/>1,74</text:p>
          </table:table-cell>
          <table:table-cell office:value-type="float" office:value="1.571" table:style-name="ce13">
            <text:p><text:s text:c="2"/>1,57</text:p>
          </table:table-cell>
          <table:table-cell office:value-type="float" office:value="2.6909999999999998" table:style-name="ce13">
            <text:p><text:s text:c="2"/>2,69</text:p>
          </table:table-cell>
          <table:table-cell office:value-type="float" office:value="2.5720000000000001" table:style-name="ce13">
            <text:p><text:s text:c="2"/>2,57</text:p>
          </table:table-cell>
          <table:table-cell office:value-type="float" office:value="1.97" table:style-name="ce13">
            <text:p><text:s text:c="2"/>1,97</text:p>
          </table:table-cell>
          <table:table-cell office:value-type="float" office:value="2.8439999999999999" table:style-name="ce13">
            <text:p><text:s text:c="2"/>2,84</text:p>
          </table:table-cell>
          <table:table-cell office:value-type="float" office:value="2.6160000000000001" table:style-name="ce13">
            <text:p><text:s text:c="2"/>2,62</text:p>
          </table:table-cell>
          <table:table-cell office:value-type="float" office:value="2.5299999999999998" table:style-name="ce13">
            <text:p><text:s text:c="2"/>2,53</text:p>
          </table:table-cell>
          <table:table-cell office:value-type="float" office:value="2.38" table:style-name="ce13">
            <text:p><text:s text:c="2"/>2,38</text:p>
          </table:table-cell>
          <table:table-cell office:value-type="float" office:value="2.1120000000000001" table:style-name="ce13">
            <text:p><text:s text:c="2"/>2,11</text:p>
          </table:table-cell>
          <table:table-cell office:value-type="float" office:value="1.875" table:style-name="ce13">
            <text:p><text:s text:c="2"/>1,88</text:p>
          </table:table-cell>
          <table:table-cell office:value-type="float" office:value="1.671" table:style-name="ce13">
            <text:p><text:s text:c="2"/>1,67</text:p>
          </table:table-cell>
          <table:table-cell office:value-type="float" office:value="1.4830000000000001" table:style-name="ce13">
            <text:p><text:s text:c="2"/>1,48</text:p>
          </table:table-cell>
          <table:table-cell office:value-type="float" office:value="1.3120000000000001" table:style-name="ce13">
            <text:p><text:s text:c="2"/>1,31</text:p>
          </table:table-cell>
          <table:table-cell office:value-type="float" office:value="1.149" table:style-name="ce13">
            <text:p><text:s text:c="2"/>1,15</text:p>
          </table:table-cell>
          <table:table-cell office:value-type="float" office:value="0.99399999999999999" table:style-name="ce13">
            <text:p><text:s text:c="2"/>0,99</text:p>
          </table:table-cell>
          <table:table-cell office:value-type="float" office:value="0.82899999999999996" table:style-name="ce13">
            <text:p><text:s text:c="2"/>0,83</text:p>
          </table:table-cell>
          <table:table-cell office:value-type="float" office:value="0.68" table:style-name="ce13">
            <text:p><text:s text:c="2"/>0,68</text:p>
          </table:table-cell>
          <table:table-cell office:value-type="float" office:value="0.54700000000000004" table:style-name="ce13">
            <text:p><text:s text:c="2"/>0,55</text:p>
          </table:table-cell>
          <table:table-cell office:value-type="float" office:value="0.42799999999999999" table:style-name="ce13">
            <text:p><text:s text:c="2"/>0,43</text:p>
          </table:table-cell>
          <table:table-cell office:value-type="float" office:value="0.32100000000000001" table:style-name="ce13">
            <text:p><text:s text:c="2"/>0,32</text:p>
          </table:table-cell>
          <table:table-cell office:value-type="float" office:value="0.22800000000000001" table:style-name="ce13">
            <text:p><text:s text:c="2"/>0,23</text:p>
          </table:table-cell>
          <table:table-cell office:value-type="float" office:value="0.14399999999999999" table:style-name="ce13">
            <text:p><text:s text:c="2"/>0,14</text:p>
          </table:table-cell>
          <table:table-cell office:value-type="float" office:value="7.3999999999999996E-2" table:style-name="ce13">
            <text:p><text:s text:c="2"/>0,07</text:p>
          </table:table-cell>
          <table:table-cell office:value-type="float" office:value="1.2999999999999999E-2" table:style-name="ce13">
            <text:p><text:s text:c="2"/>0,01</text:p>
          </table:table-cell>
          <table:table-cell office:value-type="float" office:value="-4.8000000000000001E-2" table:style-name="ce13">
            <text:p>- <text:s/>0,05</text:p>
          </table:table-cell>
          <table:table-cell office:value-type="string" table:style-name="ce14">
            <text:p>Belize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Bolivia (Estado Plurinacional de)<text:s/></text:p>
          </table:table-cell>
          <table:table-cell office:value-type="string" table:style-name="ce2">
            <text:p>Bolivia</text:p>
          </table:table-cell>
          <table:table-cell office:value-type="string" table:style-name="ce2">
            <text:p>BOL</text:p>
          </table:table-cell>
          <table:table-cell office:value-type="string" table:style-name="ce2">
            <text:p>BOL</text:p>
          </table:table-cell>
          <table:table-cell office:value-type="string" table:style-name="ce2">
            <text:p>-</text:p>
          </table:table-cell>
          <table:table-cell office:value-type="float" office:value="2.0511514559999999" table:style-name="ce13">
            <text:p><text:s text:c="2"/>2,05</text:p>
          </table:table-cell>
          <table:table-cell office:value-type="float" office:value="2.1810068" table:style-name="ce13">
            <text:p><text:s text:c="2"/>2,18</text:p>
          </table:table-cell>
          <table:table-cell office:value-type="float" office:value="2.2428400000000002" table:style-name="ce13">
            <text:p><text:s text:c="2"/>2,24</text:p>
          </table:table-cell>
          <table:table-cell office:value-type="float" office:value="2.3429557000000001" table:style-name="ce13">
            <text:p><text:s text:c="2"/>2,34</text:p>
          </table:table-cell>
          <table:table-cell office:value-type="float" office:value="2.4556203999999999" table:style-name="ce13">
            <text:p><text:s text:c="2"/>2,46</text:p>
          </table:table-cell>
          <table:table-cell office:value-type="float" office:value="2.3731830999999999" table:style-name="ce13">
            <text:p><text:s text:c="2"/>2,37</text:p>
          </table:table-cell>
          <table:table-cell office:value-type="float" office:value="2.1689286000000001" table:style-name="ce13">
            <text:p><text:s text:c="2"/>2,17</text:p>
          </table:table-cell>
          <table:table-cell office:value-type="float" office:value="2.2464073999999998" table:style-name="ce13">
            <text:p><text:s text:c="2"/>2,25</text:p>
          </table:table-cell>
          <table:table-cell office:value-type="float" office:value="2.3165713999999999" table:style-name="ce13">
            <text:p><text:s text:c="2"/>2,32</text:p>
          </table:table-cell>
          <table:table-cell office:value-type="float" office:value="2.1297704999999998" table:style-name="ce13">
            <text:p><text:s text:c="2"/>2,13</text:p>
          </table:table-cell>
          <table:table-cell office:value-type="float" office:value="1.9286527" table:style-name="ce13">
            <text:p><text:s text:c="2"/>1,93</text:p>
          </table:table-cell>
          <table:table-cell office:value-type="float" office:value="1.6379182000000001" table:style-name="ce13">
            <text:p><text:s text:c="2"/>1,64</text:p>
          </table:table-cell>
          <table:table-cell office:value-type="float" office:value="1.4507844999999999" table:style-name="ce13">
            <text:p><text:s text:c="2"/>1,45</text:p>
          </table:table-cell>
          <table:table-cell office:value-type="float" office:value="1.314128" table:style-name="ce13">
            <text:p><text:s text:c="2"/>1,31</text:p>
          </table:table-cell>
          <table:table-cell office:value-type="float" office:value="1.1943466" table:style-name="ce13">
            <text:p><text:s text:c="2"/>1,19</text:p>
          </table:table-cell>
          <table:table-cell office:value-type="float" office:value="1.0984024999999999" table:style-name="ce13">
            <text:p><text:s text:c="2"/>1,10</text:p>
          </table:table-cell>
          <table:table-cell office:value-type="float" office:value="0.96405200000000002" table:style-name="ce13">
            <text:p><text:s text:c="2"/>0,96</text:p>
          </table:table-cell>
          <table:table-cell office:value-type="float" office:value="0.82600799999999996" table:style-name="ce13">
            <text:p><text:s text:c="2"/>0,83</text:p>
          </table:table-cell>
          <table:table-cell office:value-type="float" office:value="0.69574460000000005" table:style-name="ce13">
            <text:p><text:s text:c="2"/>0,70</text:p>
          </table:table-cell>
          <table:table-cell office:value-type="float" office:value="0.5688841" table:style-name="ce13">
            <text:p><text:s text:c="2"/>0,57</text:p>
          </table:table-cell>
          <table:table-cell office:value-type="float" office:value="0.45166970000000001" table:style-name="ce13">
            <text:p><text:s text:c="2"/>0,45</text:p>
          </table:table-cell>
          <table:table-cell office:value-type="float" office:value="0.36086410000000002" table:style-name="ce13">
            <text:p><text:s text:c="2"/>0,36</text:p>
          </table:table-cell>
          <table:table-cell office:value-type="float" office:value="0.28624509999999997" table:style-name="ce13">
            <text:p><text:s text:c="2"/>0,29</text:p>
          </table:table-cell>
          <table:table-cell office:value-type="float" office:value="0.19860430000000001" table:style-name="ce13">
            <text:p><text:s text:c="2"/>0,20</text:p>
          </table:table-cell>
          <table:table-cell office:value-type="float" office:value="0.10576049999999999" table:style-name="ce13">
            <text:p><text:s text:c="2"/>0,11</text:p>
          </table:table-cell>
          <table:table-cell office:value-type="float" office:value="1.35718E-2" table:style-name="ce13">
            <text:p><text:s text:c="2"/>0,01</text:p>
          </table:table-cell>
          <table:table-cell office:value-type="float" office:value="-6.9258E-2" table:style-name="ce13">
            <text:p>- <text:s/>0,07</text:p>
          </table:table-cell>
          <table:table-cell office:value-type="float" office:value="-0.140737" table:style-name="ce13">
            <text:p>- <text:s/>0,14</text:p>
          </table:table-cell>
          <table:table-cell office:value-type="float" office:value="-0.19784599999999999" table:style-name="ce13">
            <text:p>- <text:s/>0,20</text:p>
          </table:table-cell>
          <table:table-cell office:value-type="float" office:value="-0.231765" table:style-name="ce13">
            <text:p>- <text:s/>0,23</text:p>
          </table:table-cell>
          <table:table-cell office:value-type="string" table:style-name="ce14">
            <text:p>Bolivia (Plurinational State of)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Brasil<text:s/>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BRA</text:p>
          </table:table-cell>
          <table:table-cell office:value-type="string" table:style-name="ce1">
            <text:p>BRA</text:p>
          </table:table-cell>
          <table:table-cell office:value-type="float" office:value="76" table:style-name="ce1">
            <text:p>76</text:p>
          </table:table-cell>
          <table:table-cell office:value-type="float" office:value="3.061276222" table:style-name="ce13">
            <text:p><text:s text:c="2"/>3,06</text:p>
          </table:table-cell>
          <table:table-cell office:value-type="float" office:value="2.9155619000000002" table:style-name="ce13">
            <text:p><text:s text:c="2"/>2,92</text:p>
          </table:table-cell>
          <table:table-cell office:value-type="float" office:value="2.9585775000000001" table:style-name="ce13">
            <text:p><text:s text:c="2"/>2,96</text:p>
          </table:table-cell>
          <table:table-cell office:value-type="float" office:value="2.5931492999999999" table:style-name="ce13">
            <text:p><text:s text:c="2"/>2,59</text:p>
          </table:table-cell>
          <table:table-cell office:value-type="float" office:value="2.3840178999999999" table:style-name="ce13">
            <text:p><text:s text:c="2"/>2,38</text:p>
          </table:table-cell>
          <table:table-cell office:value-type="float" office:value="2.3544605000000001" table:style-name="ce13">
            <text:p><text:s text:c="2"/>2,35</text:p>
          </table:table-cell>
          <table:table-cell office:value-type="float" office:value="2.2479933999999999" table:style-name="ce13">
            <text:p><text:s text:c="2"/>2,25</text:p>
          </table:table-cell>
          <table:table-cell office:value-type="float" office:value="1.8799033999999999" table:style-name="ce13">
            <text:p><text:s text:c="2"/>1,88</text:p>
          </table:table-cell>
          <table:table-cell office:value-type="float" office:value="1.5728454999999999" table:style-name="ce13">
            <text:p><text:s text:c="2"/>1,57</text:p>
          </table:table-cell>
          <table:table-cell office:value-type="float" office:value="1.5010857" table:style-name="ce13">
            <text:p><text:s text:c="2"/>1,50</text:p>
          </table:table-cell>
          <table:table-cell office:value-type="float" office:value="1.2914445000000001" table:style-name="ce13">
            <text:p><text:s text:c="2"/>1,29</text:p>
          </table:table-cell>
          <table:table-cell office:value-type="float" office:value="0.94508199999999998" table:style-name="ce13">
            <text:p><text:s text:c="2"/>0,95</text:p>
          </table:table-cell>
          <table:table-cell office:value-type="float" office:value="0.78405270000000005" table:style-name="ce13">
            <text:p><text:s text:c="2"/>0,78</text:p>
          </table:table-cell>
          <table:table-cell office:value-type="float" office:value="0.63226389999999999" table:style-name="ce13">
            <text:p><text:s text:c="2"/>0,63</text:p>
          </table:table-cell>
          <table:table-cell office:value-type="float" office:value="0.4936121" table:style-name="ce13">
            <text:p><text:s text:c="2"/>0,49</text:p>
          </table:table-cell>
          <table:table-cell office:value-type="float" office:value="0.39221499999999998" table:style-name="ce13">
            <text:p><text:s text:c="2"/>0,39</text:p>
          </table:table-cell>
          <table:table-cell office:value-type="float" office:value="0.27544109999999999" table:style-name="ce13">
            <text:p><text:s text:c="2"/>0,28</text:p>
          </table:table-cell>
          <table:table-cell office:value-type="float" office:value="0.1473246" table:style-name="ce13">
            <text:p><text:s text:c="2"/>0,15</text:p>
          </table:table-cell>
          <table:table-cell office:value-type="float" office:value="2.8440400000000001E-2" table:style-name="ce13">
            <text:p><text:s text:c="2"/>0,03</text:p>
          </table:table-cell>
          <table:table-cell office:value-type="float" office:value="-7.9009999999999997E-2" table:style-name="ce13">
            <text:p>- <text:s/>0,08</text:p>
          </table:table-cell>
          <table:table-cell office:value-type="float" office:value="-0.161521" table:style-name="ce13">
            <text:p>- <text:s/>0,16</text:p>
          </table:table-cell>
          <table:table-cell office:value-type="float" office:value="-0.244841" table:style-name="ce13">
            <text:p>- <text:s/>0,24</text:p>
          </table:table-cell>
          <table:table-cell office:value-type="float" office:value="-0.31962099999999999" table:style-name="ce13">
            <text:p>- <text:s/>0,32</text:p>
          </table:table-cell>
          <table:table-cell office:value-type="float" office:value="-0.384849" table:style-name="ce13">
            <text:p>- <text:s/>0,38</text:p>
          </table:table-cell>
          <table:table-cell office:value-type="float" office:value="-0.44075799999999998" table:style-name="ce13">
            <text:p>- <text:s/>0,44</text:p>
          </table:table-cell>
          <table:table-cell office:value-type="float" office:value="-0.48464099999999999" table:style-name="ce13">
            <text:p>- <text:s/>0,48</text:p>
          </table:table-cell>
          <table:table-cell office:value-type="float" office:value="-0.50438099999999997" table:style-name="ce13">
            <text:p>- <text:s/>0,50</text:p>
          </table:table-cell>
          <table:table-cell office:value-type="float" office:value="-0.497475" table:style-name="ce13">
            <text:p>- <text:s/>0,50</text:p>
          </table:table-cell>
          <table:table-cell office:value-type="float" office:value="-0.47994900000000001" table:style-name="ce13">
            <text:p>- <text:s/>0,48</text:p>
          </table:table-cell>
          <table:table-cell office:value-type="float" office:value="-0.45717400000000002" table:style-name="ce13">
            <text:p>- <text:s/>0,46</text:p>
          </table:table-cell>
          <table:table-cell office:value-type="string" table:style-name="ce14">
            <text:p>Brazil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Chile<text:s/>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HL</text:p>
          </table:table-cell>
          <table:table-cell office:value-type="string" table:style-name="ce1">
            <text:p>CHL</text:p>
          </table:table-cell>
          <table:table-cell office:value-type="float" office:value="152" table:style-name="ce1">
            <text:p>152</text:p>
          </table:table-cell>
          <table:table-cell office:value-type="float" office:value="2.134549706" table:style-name="ce13">
            <text:p><text:s text:c="2"/>2,13</text:p>
          </table:table-cell>
          <table:table-cell office:value-type="float" office:value="2.4505927000000001" table:style-name="ce13">
            <text:p><text:s text:c="2"/>2,45</text:p>
          </table:table-cell>
          <table:table-cell office:value-type="float" office:value="2.4693608999999999" table:style-name="ce13">
            <text:p><text:s text:c="2"/>2,47</text:p>
          </table:table-cell>
          <table:table-cell office:value-type="float" office:value="2.0310356999999999" table:style-name="ce13">
            <text:p><text:s text:c="2"/>2,03</text:p>
          </table:table-cell>
          <table:table-cell office:value-type="float" office:value="1.6955334" table:style-name="ce13">
            <text:p><text:s text:c="2"/>1,70</text:p>
          </table:table-cell>
          <table:table-cell office:value-type="float" office:value="1.4178023" table:style-name="ce13">
            <text:p><text:s text:c="2"/>1,42</text:p>
          </table:table-cell>
          <table:table-cell office:value-type="float" office:value="1.6039896" table:style-name="ce13">
            <text:p><text:s text:c="2"/>1,60</text:p>
          </table:table-cell>
          <table:table-cell office:value-type="float" office:value="1.7169517999999999" table:style-name="ce13">
            <text:p><text:s text:c="2"/>1,72</text:p>
          </table:table-cell>
          <table:table-cell office:value-type="float" office:value="1.7749147000000001" table:style-name="ce13">
            <text:p><text:s text:c="2"/>1,77</text:p>
          </table:table-cell>
          <table:table-cell office:value-type="float" office:value="1.3579534" table:style-name="ce13">
            <text:p><text:s text:c="2"/>1,36</text:p>
          </table:table-cell>
          <table:table-cell office:value-type="float" office:value="1.1121976" table:style-name="ce13">
            <text:p><text:s text:c="2"/>1,11</text:p>
          </table:table-cell>
          <table:table-cell office:value-type="float" office:value="0.96750789999999998" table:style-name="ce13">
            <text:p><text:s text:c="2"/>0,97</text:p>
          </table:table-cell>
          <table:table-cell office:value-type="float" office:value="0.8446148" table:style-name="ce13">
            <text:p><text:s text:c="2"/>0,84</text:p>
          </table:table-cell>
          <table:table-cell office:value-type="float" office:value="0.71004460000000003" table:style-name="ce13">
            <text:p><text:s text:c="2"/>0,71</text:p>
          </table:table-cell>
          <table:table-cell office:value-type="float" office:value="0.55420809999999998" table:style-name="ce13">
            <text:p><text:s text:c="2"/>0,55</text:p>
          </table:table-cell>
          <table:table-cell office:value-type="float" office:value="0.38851279999999999" table:style-name="ce13">
            <text:p><text:s text:c="2"/>0,39</text:p>
          </table:table-cell>
          <table:table-cell office:value-type="float" office:value="0.22642689999999999" table:style-name="ce13">
            <text:p><text:s text:c="2"/>0,23</text:p>
          </table:table-cell>
          <table:table-cell office:value-type="float" office:value="8.6050100000000004E-2" table:style-name="ce13">
            <text:p><text:s text:c="2"/>0,09</text:p>
          </table:table-cell>
          <table:table-cell office:value-type="float" office:value="-2.4778999999999999E-2" table:style-name="ce13">
            <text:p>- <text:s/>0,02</text:p>
          </table:table-cell>
          <table:table-cell office:value-type="float" office:value="-0.124681" table:style-name="ce13">
            <text:p>- <text:s/>0,12</text:p>
          </table:table-cell>
          <table:table-cell office:value-type="float" office:value="-0.23192199999999999" table:style-name="ce13">
            <text:p>- <text:s/>0,23</text:p>
          </table:table-cell>
          <table:table-cell office:value-type="float" office:value="-0.31966600000000001" table:style-name="ce13">
            <text:p>- <text:s/>0,32</text:p>
          </table:table-cell>
          <table:table-cell office:value-type="float" office:value="-0.389876" table:style-name="ce13">
            <text:p>- <text:s/>0,39</text:p>
          </table:table-cell>
          <table:table-cell office:value-type="float" office:value="-0.44445099999999998" table:style-name="ce13">
            <text:p>- <text:s/>0,44</text:p>
          </table:table-cell>
          <table:table-cell office:value-type="float" office:value="-0.48366799999999999" table:style-name="ce13">
            <text:p>- <text:s/>0,48</text:p>
          </table:table-cell>
          <table:table-cell office:value-type="float" office:value="-0.51924499999999996" table:style-name="ce13">
            <text:p>- <text:s/>0,52</text:p>
          </table:table-cell>
          <table:table-cell office:value-type="float" office:value="-0.55522000000000005" table:style-name="ce13">
            <text:p>- <text:s/>0,56</text:p>
          </table:table-cell>
          <table:table-cell office:value-type="float" office:value="-0.56330499999999994" table:style-name="ce13">
            <text:p>- <text:s/>0,56</text:p>
          </table:table-cell>
          <table:table-cell office:value-type="float" office:value="-0.54290099999999997" table:style-name="ce13">
            <text:p>- <text:s/>0,54</text:p>
          </table:table-cell>
          <table:table-cell office:value-type="float" office:value="-0.50216499999999997" table:style-name="ce13">
            <text:p>- <text:s/>0,50</text:p>
          </table:table-cell>
          <table:table-cell office:value-type="string" table:style-name="ce14">
            <text:p>Chile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Colombia<text:s/>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L</text:p>
          </table:table-cell>
          <table:table-cell office:value-type="string" table:style-name="ce1">
            <text:p>COL</text:p>
          </table:table-cell>
          <table:table-cell office:value-type="float" office:value="170" table:style-name="ce1">
            <text:p>170</text:p>
          </table:table-cell>
          <table:table-cell office:value-type="float" office:value="2.8363689129999998" table:style-name="ce13">
            <text:p><text:s text:c="2"/>2,84</text:p>
          </table:table-cell>
          <table:table-cell office:value-type="float" office:value="2.9259214" table:style-name="ce13">
            <text:p><text:s text:c="2"/>2,93</text:p>
          </table:table-cell>
          <table:table-cell office:value-type="float" office:value="2.9595978999999999" table:style-name="ce13">
            <text:p><text:s text:c="2"/>2,96</text:p>
          </table:table-cell>
          <table:table-cell office:value-type="float" office:value="2.7968234999999999" table:style-name="ce13">
            <text:p><text:s text:c="2"/>2,80</text:p>
          </table:table-cell>
          <table:table-cell office:value-type="float" office:value="2.3421509" table:style-name="ce13">
            <text:p><text:s text:c="2"/>2,34</text:p>
          </table:table-cell>
          <table:table-cell office:value-type="float" office:value="2.3102578999999999" table:style-name="ce13">
            <text:p><text:s text:c="2"/>2,31</text:p>
          </table:table-cell>
          <table:table-cell office:value-type="float" office:value="2.2070028000000002" table:style-name="ce13">
            <text:p><text:s text:c="2"/>2,21</text:p>
          </table:table-cell>
          <table:table-cell office:value-type="float" office:value="2.0403752000000002" table:style-name="ce13">
            <text:p><text:s text:c="2"/>2,04</text:p>
          </table:table-cell>
          <table:table-cell office:value-type="float" office:value="1.8713778999999999" table:style-name="ce13">
            <text:p><text:s text:c="2"/>1,87</text:p>
          </table:table-cell>
          <table:table-cell office:value-type="float" office:value="1.740283" table:style-name="ce13">
            <text:p><text:s text:c="2"/>1,74</text:p>
          </table:table-cell>
          <table:table-cell office:value-type="float" office:value="1.5830063999999999" table:style-name="ce13">
            <text:p><text:s text:c="2"/>1,58</text:p>
          </table:table-cell>
          <table:table-cell office:value-type="float" office:value="1.4561272999999999" table:style-name="ce13">
            <text:p><text:s text:c="2"/>1,46</text:p>
          </table:table-cell>
          <table:table-cell office:value-type="float" office:value="1.3264246" table:style-name="ce13">
            <text:p><text:s text:c="2"/>1,33</text:p>
          </table:table-cell>
          <table:table-cell office:value-type="float" office:value="1.185219" table:style-name="ce13">
            <text:p><text:s text:c="2"/>1,19</text:p>
          </table:table-cell>
          <table:table-cell office:value-type="float" office:value="1.0383899999999999" table:style-name="ce13">
            <text:p><text:s text:c="2"/>1,04</text:p>
          </table:table-cell>
          <table:table-cell office:value-type="float" office:value="0.89028130000000005" table:style-name="ce13">
            <text:p><text:s text:c="2"/>0,89</text:p>
          </table:table-cell>
          <table:table-cell office:value-type="float" office:value="0.75132429999999994" table:style-name="ce13">
            <text:p><text:s text:c="2"/>0,75</text:p>
          </table:table-cell>
          <table:table-cell office:value-type="float" office:value="0.61513180000000001" table:style-name="ce13">
            <text:p><text:s text:c="2"/>0,62</text:p>
          </table:table-cell>
          <table:table-cell office:value-type="float" office:value="0.4866721" table:style-name="ce13">
            <text:p><text:s text:c="2"/>0,49</text:p>
          </table:table-cell>
          <table:table-cell office:value-type="float" office:value="0.36562260000000002" table:style-name="ce13">
            <text:p><text:s text:c="2"/>0,37</text:p>
          </table:table-cell>
          <table:table-cell office:value-type="float" office:value="0.27399420000000002" table:style-name="ce13">
            <text:p><text:s text:c="2"/>0,27</text:p>
          </table:table-cell>
          <table:table-cell office:value-type="float" office:value="0.182058" table:style-name="ce13">
            <text:p><text:s text:c="2"/>0,18</text:p>
          </table:table-cell>
          <table:table-cell office:value-type="float" office:value="9.6031400000000003E-2" table:style-name="ce13">
            <text:p><text:s text:c="2"/>0,10</text:p>
          </table:table-cell>
          <table:table-cell office:value-type="float" office:value="1.01525E-2" table:style-name="ce13">
            <text:p><text:s text:c="2"/>0,01</text:p>
          </table:table-cell>
          <table:table-cell office:value-type="float" office:value="-7.0426000000000002E-2" table:style-name="ce13">
            <text:p>- <text:s/>0,07</text:p>
          </table:table-cell>
          <table:table-cell office:value-type="float" office:value="-0.14918400000000001" table:style-name="ce13">
            <text:p>- <text:s/>0,15</text:p>
          </table:table-cell>
          <table:table-cell office:value-type="float" office:value="-0.19008900000000001" table:style-name="ce13">
            <text:p>- <text:s/>0,19</text:p>
          </table:table-cell>
          <table:table-cell office:value-type="float" office:value="-0.23097300000000001" table:style-name="ce13">
            <text:p>- <text:s/>0,23</text:p>
          </table:table-cell>
          <table:table-cell office:value-type="float" office:value="-0.267932" table:style-name="ce13">
            <text:p>- <text:s/>0,27</text:p>
          </table:table-cell>
          <table:table-cell office:value-type="float" office:value="-0.299817" table:style-name="ce13">
            <text:p>- <text:s/>0,30</text:p>
          </table:table-cell>
          <table:table-cell office:value-type="string" table:style-name="ce14">
            <text:p>Colombi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Costa Rica<text:s/>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I</text:p>
          </table:table-cell>
          <table:table-cell office:value-type="string" table:style-name="ce1">
            <text:p>CRI</text:p>
          </table:table-cell>
          <table:table-cell office:value-type="float" office:value="188" table:style-name="ce1">
            <text:p>188</text:p>
          </table:table-cell>
          <table:table-cell office:value-type="float" office:value="3.1224328510000001" table:style-name="ce13">
            <text:p><text:s text:c="2"/>3,12</text:p>
          </table:table-cell>
          <table:table-cell office:value-type="float" office:value="3.3333990999999998" table:style-name="ce13">
            <text:p><text:s text:c="2"/>3,33</text:p>
          </table:table-cell>
          <table:table-cell office:value-type="float" office:value="3.4231075" table:style-name="ce13">
            <text:p><text:s text:c="2"/>3,42</text:p>
          </table:table-cell>
          <table:table-cell office:value-type="float" office:value="2.8124604" table:style-name="ce13">
            <text:p><text:s text:c="2"/>2,81</text:p>
          </table:table-cell>
          <table:table-cell office:value-type="float" office:value="2.3771773" table:style-name="ce13">
            <text:p><text:s text:c="2"/>2,38</text:p>
          </table:table-cell>
          <table:table-cell office:value-type="float" office:value="2.6978987000000001" table:style-name="ce13">
            <text:p><text:s text:c="2"/>2,70</text:p>
          </table:table-cell>
          <table:table-cell office:value-type="float" office:value="2.7798902999999999" table:style-name="ce13">
            <text:p><text:s text:c="2"/>2,78</text:p>
          </table:table-cell>
          <table:table-cell office:value-type="float" office:value="2.6344498999999999" table:style-name="ce13">
            <text:p><text:s text:c="2"/>2,63</text:p>
          </table:table-cell>
          <table:table-cell office:value-type="float" office:value="2.4412136000000002" table:style-name="ce13">
            <text:p><text:s text:c="2"/>2,44</text:p>
          </table:table-cell>
          <table:table-cell office:value-type="float" office:value="2.4406284999999999" table:style-name="ce13">
            <text:p><text:s text:c="2"/>2,44</text:p>
          </table:table-cell>
          <table:table-cell office:value-type="float" office:value="1.8953063999999999" table:style-name="ce13">
            <text:p><text:s text:c="2"/>1,90</text:p>
          </table:table-cell>
          <table:table-cell office:value-type="float" office:value="1.5508888000000001" table:style-name="ce13">
            <text:p><text:s text:c="2"/>1,55</text:p>
          </table:table-cell>
          <table:table-cell office:value-type="float" office:value="1.2835829000000001" table:style-name="ce13">
            <text:p><text:s text:c="2"/>1,28</text:p>
          </table:table-cell>
          <table:table-cell office:value-type="float" office:value="1.0235008000000001" table:style-name="ce13">
            <text:p><text:s text:c="2"/>1,02</text:p>
          </table:table-cell>
          <table:table-cell office:value-type="float" office:value="0.83207609999999999" table:style-name="ce13">
            <text:p><text:s text:c="2"/>0,83</text:p>
          </table:table-cell>
          <table:table-cell office:value-type="float" office:value="0.63868309999999995" table:style-name="ce13">
            <text:p><text:s text:c="2"/>0,64</text:p>
          </table:table-cell>
          <table:table-cell office:value-type="float" office:value="0.48638290000000001" table:style-name="ce13">
            <text:p><text:s text:c="2"/>0,49</text:p>
          </table:table-cell>
          <table:table-cell office:value-type="float" office:value="0.32213079999999999" table:style-name="ce13">
            <text:p><text:s text:c="2"/>0,32</text:p>
          </table:table-cell>
          <table:table-cell office:value-type="float" office:value="0.17076930000000001" table:style-name="ce13">
            <text:p><text:s text:c="2"/>0,17</text:p>
          </table:table-cell>
          <table:table-cell office:value-type="float" office:value="3.5599800000000001E-2" table:style-name="ce13">
            <text:p><text:s text:c="2"/>0,04</text:p>
          </table:table-cell>
          <table:table-cell office:value-type="float" office:value="-8.6659E-2" table:style-name="ce13">
            <text:p>- <text:s/>0,09</text:p>
          </table:table-cell>
          <table:table-cell office:value-type="float" office:value="-0.191191" table:style-name="ce13">
            <text:p>- <text:s/>0,19</text:p>
          </table:table-cell>
          <table:table-cell office:value-type="float" office:value="-0.28682299999999999" table:style-name="ce13">
            <text:p>- <text:s/>0,29</text:p>
          </table:table-cell>
          <table:table-cell office:value-type="float" office:value="-0.37256099999999998" table:style-name="ce13">
            <text:p>- <text:s/>0,37</text:p>
          </table:table-cell>
          <table:table-cell office:value-type="float" office:value="-0.44496200000000002" table:style-name="ce13">
            <text:p>- <text:s/>0,44</text:p>
          </table:table-cell>
          <table:table-cell office:value-type="float" office:value="-0.50793500000000003" table:style-name="ce13">
            <text:p>- <text:s/>0,51</text:p>
          </table:table-cell>
          <table:table-cell office:value-type="float" office:value="-0.53361999999999998" table:style-name="ce13">
            <text:p>- <text:s/>0,53</text:p>
          </table:table-cell>
          <table:table-cell office:value-type="float" office:value="-0.52606900000000001" table:style-name="ce13">
            <text:p>- <text:s/>0,53</text:p>
          </table:table-cell>
          <table:table-cell office:value-type="float" office:value="-0.49087599999999998" table:style-name="ce13">
            <text:p>- <text:s/>0,49</text:p>
          </table:table-cell>
          <table:table-cell office:value-type="float" office:value="-0.44656899999999999" table:style-name="ce13">
            <text:p>- <text:s/>0,45</text:p>
          </table:table-cell>
          <table:table-cell office:value-type="string" table:style-name="ce14">
            <text:p>Costa Ric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Cuba<text:s/>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B</text:p>
          </table:table-cell>
          <table:table-cell office:value-type="string" table:style-name="ce1">
            <text:p>CUB</text:p>
          </table:table-cell>
          <table:table-cell office:value-type="float" office:value="192" table:style-name="ce1">
            <text:p>192</text:p>
          </table:table-cell>
          <table:table-cell office:value-type="float" office:value="1.990489239" table:style-name="ce13">
            <text:p><text:s text:c="2"/>1,99</text:p>
          </table:table-cell>
          <table:table-cell office:value-type="float" office:value="1.7603188999999999" table:style-name="ce13">
            <text:p><text:s text:c="2"/>1,76</text:p>
          </table:table-cell>
          <table:table-cell office:value-type="float" office:value="2.1508493999999998" table:style-name="ce13">
            <text:p><text:s text:c="2"/>2,15</text:p>
          </table:table-cell>
          <table:table-cell office:value-type="float" office:value="1.8329205" table:style-name="ce13">
            <text:p><text:s text:c="2"/>1,83</text:p>
          </table:table-cell>
          <table:table-cell office:value-type="float" office:value="1.5946594000000001" table:style-name="ce13">
            <text:p><text:s text:c="2"/>1,59</text:p>
          </table:table-cell>
          <table:table-cell office:value-type="float" office:value="0.82351339999999995" table:style-name="ce13">
            <text:p><text:s text:c="2"/>0,82</text:p>
          </table:table-cell>
          <table:table-cell office:value-type="float" office:value="0.52577079999999998" table:style-name="ce13">
            <text:p><text:s text:c="2"/>0,53</text:p>
          </table:table-cell>
          <table:table-cell office:value-type="float" office:value="0.97394890000000001" table:style-name="ce13">
            <text:p><text:s text:c="2"/>0,97</text:p>
          </table:table-cell>
          <table:table-cell office:value-type="float" office:value="0.61536740000000001" table:style-name="ce13">
            <text:p><text:s text:c="2"/>0,62</text:p>
          </table:table-cell>
          <table:table-cell office:value-type="float" office:value="0.37436320000000001" table:style-name="ce13">
            <text:p><text:s text:c="2"/>0,37</text:p>
          </table:table-cell>
          <table:table-cell office:value-type="float" office:value="0.27450400000000003" table:style-name="ce13">
            <text:p><text:s text:c="2"/>0,27</text:p>
          </table:table-cell>
          <table:table-cell office:value-type="float" office:value="9.5329999999999998E-3" table:style-name="ce13">
            <text:p><text:s text:c="2"/>0,01</text:p>
          </table:table-cell>
          <table:table-cell office:value-type="float" office:value="-3.0272E-2" table:style-name="ce13">
            <text:p>- <text:s/>0,03</text:p>
          </table:table-cell>
          <table:table-cell office:value-type="float" office:value="-8.7956999999999994E-2" table:style-name="ce13">
            <text:p>- <text:s/>0,09</text:p>
          </table:table-cell>
          <table:table-cell office:value-type="float" office:value="-0.134349" table:style-name="ce13">
            <text:p>- <text:s/>0,13</text:p>
          </table:table-cell>
          <table:table-cell office:value-type="float" office:value="-0.24310499999999999" table:style-name="ce13">
            <text:p>- <text:s/>0,24</text:p>
          </table:table-cell>
          <table:table-cell office:value-type="float" office:value="-0.38083800000000001" table:style-name="ce13">
            <text:p>- <text:s/>0,38</text:p>
          </table:table-cell>
          <table:table-cell office:value-type="float" office:value="-0.51317900000000005" table:style-name="ce13">
            <text:p>- <text:s/>0,51</text:p>
          </table:table-cell>
          <table:table-cell office:value-type="float" office:value="-0.628695" table:style-name="ce13">
            <text:p>- <text:s/>0,63</text:p>
          </table:table-cell>
          <table:table-cell office:value-type="float" office:value="-0.742371" table:style-name="ce13">
            <text:p>- <text:s/>0,74</text:p>
          </table:table-cell>
          <table:table-cell office:value-type="float" office:value="-0.84580699999999998" table:style-name="ce13">
            <text:p>- <text:s/>0,85</text:p>
          </table:table-cell>
          <table:table-cell office:value-type="float" office:value="-0.92174299999999998" table:style-name="ce13">
            <text:p>- <text:s/>0,92</text:p>
          </table:table-cell>
          <table:table-cell office:value-type="float" office:value="-0.94531500000000002" table:style-name="ce13">
            <text:p>- <text:s/>0,95</text:p>
          </table:table-cell>
          <table:table-cell office:value-type="float" office:value="-0.89896900000000002" table:style-name="ce13">
            <text:p>- <text:s/>0,90</text:p>
          </table:table-cell>
          <table:table-cell office:value-type="float" office:value="-0.83135800000000004" table:style-name="ce13">
            <text:p>- <text:s/>0,83</text:p>
          </table:table-cell>
          <table:table-cell office:value-type="float" office:value="-0.77543499999999999" table:style-name="ce13">
            <text:p>- <text:s/>0,78</text:p>
          </table:table-cell>
          <table:table-cell office:value-type="float" office:value="-0.75922800000000001" table:style-name="ce13">
            <text:p>- <text:s/>0,76</text:p>
          </table:table-cell>
          <table:table-cell office:value-type="float" office:value="-0.74630099999999999" table:style-name="ce13">
            <text:p>- <text:s/>0,75</text:p>
          </table:table-cell>
          <table:table-cell office:value-type="float" office:value="-0.68122799999999994" table:style-name="ce13">
            <text:p>- <text:s/>0,68</text:p>
          </table:table-cell>
          <table:table-cell office:value-type="float" office:value="-0.61040300000000003" table:style-name="ce13">
            <text:p>- <text:s/>0,61</text:p>
          </table:table-cell>
          <table:table-cell office:value-type="string" table:style-name="ce14">
            <text:p>Cub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Dominica<text:s/></text:p>
          </table:table-cell>
          <table:table-cell office:value-type="string" table:style-name="ce1">
            <text:p>Dominica</text:p>
          </table:table-cell>
          <table:table-cell office:value-type="string" table:style-name="ce1">
            <text:p>DMA</text:p>
          </table:table-cell>
          <table:table-cell office:value-type="string" table:style-name="ce1">
            <text:p>DMA</text:p>
          </table:table-cell>
          <table:table-cell office:value-type="float" office:value="212" table:style-name="ce1">
            <text:p>212</text:p>
          </table:table-cell>
          <table:table-cell office:value-type="float" office:value="1.3089999999999999" table:style-name="ce13">
            <text:p><text:s text:c="2"/>1,31</text:p>
          </table:table-cell>
          <table:table-cell office:value-type="float" office:value="1.907" table:style-name="ce13">
            <text:p><text:s text:c="2"/>1,91</text:p>
          </table:table-cell>
          <table:table-cell office:value-type="float" office:value="1.607" table:style-name="ce13">
            <text:p><text:s text:c="2"/>1,61</text:p>
          </table:table-cell>
          <table:table-cell office:value-type="float" office:value="1.776" table:style-name="ce13">
            <text:p><text:s text:c="2"/>1,78</text:p>
          </table:table-cell>
          <table:table-cell office:value-type="float" office:value="0.28399999999999997" table:style-name="ce13">
            <text:p><text:s text:c="2"/>0,28</text:p>
          </table:table-cell>
          <table:table-cell office:value-type="float" office:value="0.874" table:style-name="ce13">
            <text:p><text:s text:c="2"/>0,87</text:p>
          </table:table-cell>
          <table:table-cell office:value-type="float" office:value="-0.44900000000000001" table:style-name="ce13">
            <text:p>- <text:s/>0,45</text:p>
          </table:table-cell>
          <table:table-cell office:value-type="float" office:value="-0.75" table:style-name="ce13">
            <text:p>- <text:s/>0,75</text:p>
          </table:table-cell>
          <table:table-cell office:value-type="float" office:value="0.123" table:style-name="ce13">
            <text:p><text:s text:c="2"/>0,12</text:p>
          </table:table-cell>
          <table:table-cell office:value-type="float" office:value="-0.47899999999999998" table:style-name="ce13">
            <text:p>- <text:s/>0,48</text:p>
          </table:table-cell>
          <table:table-cell office:value-type="float" office:value="0.246" table:style-name="ce13">
            <text:p><text:s text:c="2"/>0,25</text:p>
          </table:table-cell>
          <table:table-cell office:value-type="float" office:value="0.17599999999999999" table:style-name="ce13">
            <text:p><text:s text:c="2"/>0,18</text:p>
          </table:table-cell>
          <table:table-cell office:value-type="float" office:value="0.42099999999999999" table:style-name="ce13">
            <text:p><text:s text:c="2"/>0,42</text:p>
          </table:table-cell>
          <table:table-cell office:value-type="float" office:value="0.46100000000000002" table:style-name="ce13">
            <text:p><text:s text:c="2"/>0,46</text:p>
          </table:table-cell>
          <table:table-cell office:value-type="float" office:value="0.43" table:style-name="ce13">
            <text:p><text:s text:c="2"/>0,43</text:p>
          </table:table-cell>
          <table:table-cell office:value-type="float" office:value="0.251" table:style-name="ce13">
            <text:p><text:s text:c="2"/>0,25</text:p>
          </table:table-cell>
          <table:table-cell office:value-type="float" office:value="7.6999999999999999E-2" table:style-name="ce13">
            <text:p><text:s text:c="2"/>0,08</text:p>
          </table:table-cell>
          <table:table-cell office:value-type="float" office:value="-3.3000000000000002E-2" table:style-name="ce13">
            <text:p>- <text:s/>0,03</text:p>
          </table:table-cell>
          <table:table-cell office:value-type="float" office:value="-0.1" table:style-name="ce13">
            <text:p>- <text:s/>0,10</text:p>
          </table:table-cell>
          <table:table-cell office:value-type="float" office:value="-0.183" table:style-name="ce13">
            <text:p>- <text:s/>0,18</text:p>
          </table:table-cell>
          <table:table-cell office:value-type="float" office:value="-0.216" table:style-name="ce13">
            <text:p>- <text:s/>0,22</text:p>
          </table:table-cell>
          <table:table-cell office:value-type="float" office:value="-0.25" table:style-name="ce13">
            <text:p>- <text:s/>0,25</text:p>
          </table:table-cell>
          <table:table-cell office:value-type="float" office:value="-0.28499999999999998" table:style-name="ce13">
            <text:p>- <text:s/>0,29</text:p>
          </table:table-cell>
          <table:table-cell office:value-type="float" office:value="-0.316" table:style-name="ce13">
            <text:p>- <text:s/>0,32</text:p>
          </table:table-cell>
          <table:table-cell office:value-type="float" office:value="-0.34300000000000003" table:style-name="ce13">
            <text:p>- <text:s/>0,34</text:p>
          </table:table-cell>
          <table:table-cell office:value-type="float" office:value="-0.39500000000000002" table:style-name="ce13">
            <text:p>- <text:s/>0,40</text:p>
          </table:table-cell>
          <table:table-cell office:value-type="float" office:value="-0.43" table:style-name="ce13">
            <text:p>- <text:s/>0,43</text:p>
          </table:table-cell>
          <table:table-cell office:value-type="float" office:value="-0.41499999999999998" table:style-name="ce13">
            <text:p>- <text:s/>0,42</text:p>
          </table:table-cell>
          <table:table-cell office:value-type="float" office:value="-0.371" table:style-name="ce13">
            <text:p>- <text:s/>0,37</text:p>
          </table:table-cell>
          <table:table-cell office:value-type="float" office:value="-0.315" table:style-name="ce13">
            <text:p>- <text:s/>0,32</text:p>
          </table:table-cell>
          <table:table-cell office:value-type="string" table:style-name="ce14">
            <text:p>Dominic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Ecuador<text:s/></text:p>
          </table:table-cell>
          <table:table-cell office:value-type="string" table:style-name="ce1">
            <text:p>El Ecuador</text:p>
          </table:table-cell>
          <table:table-cell office:value-type="string" table:style-name="ce1">
            <text:p>ECU</text:p>
          </table:table-cell>
          <table:table-cell office:value-type="string" table:style-name="ce1">
            <text:p>ECU</text:p>
          </table:table-cell>
          <table:table-cell office:value-type="float" office:value="218" table:style-name="ce1">
            <text:p>218</text:p>
          </table:table-cell>
          <table:table-cell office:value-type="float" office:value="2.6253847750000001" table:style-name="ce13">
            <text:p><text:s text:c="2"/>2,63</text:p>
          </table:table-cell>
          <table:table-cell office:value-type="float" office:value="2.7668260999999998" table:style-name="ce13">
            <text:p><text:s text:c="2"/>2,77</text:p>
          </table:table-cell>
          <table:table-cell office:value-type="float" office:value="2.8748648000000001" table:style-name="ce13">
            <text:p><text:s text:c="2"/>2,87</text:p>
          </table:table-cell>
          <table:table-cell office:value-type="float" office:value="2.8952898" table:style-name="ce13">
            <text:p><text:s text:c="2"/>2,90</text:p>
          </table:table-cell>
          <table:table-cell office:value-type="float" office:value="2.7971469999999998" table:style-name="ce13">
            <text:p><text:s text:c="2"/>2,80</text:p>
          </table:table-cell>
          <table:table-cell office:value-type="float" office:value="2.6603376000000001" table:style-name="ce13">
            <text:p><text:s text:c="2"/>2,66</text:p>
          </table:table-cell>
          <table:table-cell office:value-type="float" office:value="2.5004523999999999" table:style-name="ce13">
            <text:p><text:s text:c="2"/>2,50</text:p>
          </table:table-cell>
          <table:table-cell office:value-type="float" office:value="2.4431631999999999" table:style-name="ce13">
            <text:p><text:s text:c="2"/>2,44</text:p>
          </table:table-cell>
          <table:table-cell office:value-type="float" office:value="2.2369119999999998" table:style-name="ce13">
            <text:p><text:s text:c="2"/>2,24</text:p>
          </table:table-cell>
          <table:table-cell office:value-type="float" office:value="2.0385599999999999" table:style-name="ce13">
            <text:p><text:s text:c="2"/>2,04</text:p>
          </table:table-cell>
          <table:table-cell office:value-type="float" office:value="1.8747054000000001" table:style-name="ce13">
            <text:p><text:s text:c="2"/>1,87</text:p>
          </table:table-cell>
          <table:table-cell office:value-type="float" office:value="1.68964" table:style-name="ce13">
            <text:p><text:s text:c="2"/>1,69</text:p>
          </table:table-cell>
          <table:table-cell office:value-type="float" office:value="1.5984271999999999" table:style-name="ce13">
            <text:p><text:s text:c="2"/>1,60</text:p>
          </table:table-cell>
          <table:table-cell office:value-type="float" office:value="1.4389571999999999" table:style-name="ce13">
            <text:p><text:s text:c="2"/>1,44</text:p>
          </table:table-cell>
          <table:table-cell office:value-type="float" office:value="1.2802275000000001" table:style-name="ce13">
            <text:p><text:s text:c="2"/>1,28</text:p>
          </table:table-cell>
          <table:table-cell office:value-type="float" office:value="1.1277143999999999" table:style-name="ce13">
            <text:p><text:s text:c="2"/>1,13</text:p>
          </table:table-cell>
          <table:table-cell office:value-type="float" office:value="0.9827283" table:style-name="ce13">
            <text:p><text:s text:c="2"/>0,98</text:p>
          </table:table-cell>
          <table:table-cell office:value-type="float" office:value="0.83720439999999996" table:style-name="ce13">
            <text:p><text:s text:c="2"/>0,84</text:p>
          </table:table-cell>
          <table:table-cell office:value-type="float" office:value="0.69567690000000004" table:style-name="ce13">
            <text:p><text:s text:c="2"/>0,70</text:p>
          </table:table-cell>
          <table:table-cell office:value-type="float" office:value="0.55690740000000005" table:style-name="ce13">
            <text:p><text:s text:c="2"/>0,56</text:p>
          </table:table-cell>
          <table:table-cell office:value-type="float" office:value="0.44089699999999998" table:style-name="ce13">
            <text:p><text:s text:c="2"/>0,44</text:p>
          </table:table-cell>
          <table:table-cell office:value-type="float" office:value="0.32734489999999999" table:style-name="ce13">
            <text:p><text:s text:c="2"/>0,33</text:p>
          </table:table-cell>
          <table:table-cell office:value-type="float" office:value="0.25545859999999998" table:style-name="ce13">
            <text:p><text:s text:c="2"/>0,26</text:p>
          </table:table-cell>
          <table:table-cell office:value-type="float" office:value="0.16827510000000001" table:style-name="ce13">
            <text:p><text:s text:c="2"/>0,17</text:p>
          </table:table-cell>
          <table:table-cell office:value-type="float" office:value="8.2549800000000007E-2" table:style-name="ce13">
            <text:p><text:s text:c="2"/>0,08</text:p>
          </table:table-cell>
          <table:table-cell office:value-type="float" office:value="2.1692E-3" table:style-name="ce13">
            <text:p><text:s text:c="2"/>0,00</text:p>
          </table:table-cell>
          <table:table-cell office:value-type="float" office:value="-6.8287E-2" table:style-name="ce13">
            <text:p>- <text:s/>0,07</text:p>
          </table:table-cell>
          <table:table-cell office:value-type="float" office:value="-0.124573" table:style-name="ce13">
            <text:p>- <text:s/>0,12</text:p>
          </table:table-cell>
          <table:table-cell office:value-type="float" office:value="-0.17227600000000001" table:style-name="ce13">
            <text:p>- <text:s/>0,17</text:p>
          </table:table-cell>
          <table:table-cell office:value-type="float" office:value="-0.22123200000000001" table:style-name="ce13">
            <text:p>- <text:s/>0,22</text:p>
          </table:table-cell>
          <table:table-cell office:value-type="string" table:style-name="ce14">
            <text:p>Ecuador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El Salvador<text:s/></text:p>
          </table:table-cell>
          <table:table-cell office:value-type="string" table:style-name="ce1">
            <text:p>El Salvador</text:p>
          </table:table-cell>
          <table:table-cell office:value-type="string" table:style-name="ce1">
            <text:p>SLV</text:p>
          </table:table-cell>
          <table:table-cell office:value-type="string" table:style-name="ce1">
            <text:p>SLV</text:p>
          </table:table-cell>
          <table:table-cell office:value-type="float" office:value="222" table:style-name="ce1">
            <text:p>222</text:p>
          </table:table-cell>
          <table:table-cell office:value-type="float" office:value="2.0112569320000002" table:style-name="ce13">
            <text:p><text:s text:c="2"/>2,01</text:p>
          </table:table-cell>
          <table:table-cell office:value-type="float" office:value="2.6189401000000001" table:style-name="ce13">
            <text:p><text:s text:c="2"/>2,62</text:p>
          </table:table-cell>
          <table:table-cell office:value-type="float" office:value="3.1348186" table:style-name="ce13">
            <text:p><text:s text:c="2"/>3,13</text:p>
          </table:table-cell>
          <table:table-cell office:value-type="float" office:value="2.8250122000000002" table:style-name="ce13">
            <text:p><text:s text:c="2"/>2,83</text:p>
          </table:table-cell>
          <table:table-cell office:value-type="float" office:value="2.4969139999999999" table:style-name="ce13">
            <text:p><text:s text:c="2"/>2,50</text:p>
          </table:table-cell>
          <table:table-cell office:value-type="float" office:value="1.9274910000000001" table:style-name="ce13">
            <text:p><text:s text:c="2"/>1,93</text:p>
          </table:table-cell>
          <table:table-cell office:value-type="float" office:value="1.4216446" table:style-name="ce13">
            <text:p><text:s text:c="2"/>1,42</text:p>
          </table:table-cell>
          <table:table-cell office:value-type="float" office:value="1.3164654" table:style-name="ce13">
            <text:p><text:s text:c="2"/>1,32</text:p>
          </table:table-cell>
          <table:table-cell office:value-type="float" office:value="1.4568146" table:style-name="ce13">
            <text:p><text:s text:c="2"/>1,46</text:p>
          </table:table-cell>
          <table:table-cell office:value-type="float" office:value="0.72071700000000005" table:style-name="ce13">
            <text:p><text:s text:c="2"/>0,72</text:p>
          </table:table-cell>
          <table:table-cell office:value-type="float" office:value="0.37804130000000002" table:style-name="ce13">
            <text:p><text:s text:c="2"/>0,38</text:p>
          </table:table-cell>
          <table:table-cell office:value-type="float" office:value="0.47229559999999998" table:style-name="ce13">
            <text:p><text:s text:c="2"/>0,47</text:p>
          </table:table-cell>
          <table:table-cell office:value-type="float" office:value="0.59224779999999999" table:style-name="ce13">
            <text:p><text:s text:c="2"/>0,59</text:p>
          </table:table-cell>
          <table:table-cell office:value-type="float" office:value="0.65910089999999999" table:style-name="ce13">
            <text:p><text:s text:c="2"/>0,66</text:p>
          </table:table-cell>
          <table:table-cell office:value-type="float" office:value="0.6666318" table:style-name="ce13">
            <text:p><text:s text:c="2"/>0,67</text:p>
          </table:table-cell>
          <table:table-cell office:value-type="float" office:value="0.66163930000000004" table:style-name="ce13">
            <text:p><text:s text:c="2"/>0,66</text:p>
          </table:table-cell>
          <table:table-cell office:value-type="float" office:value="0.49800990000000001" table:style-name="ce13">
            <text:p><text:s text:c="2"/>0,50</text:p>
          </table:table-cell>
          <table:table-cell office:value-type="float" office:value="0.41563359999999999" table:style-name="ce13">
            <text:p><text:s text:c="2"/>0,42</text:p>
          </table:table-cell>
          <table:table-cell office:value-type="float" office:value="0.3277428" table:style-name="ce13">
            <text:p><text:s text:c="2"/>0,33</text:p>
          </table:table-cell>
          <table:table-cell office:value-type="float" office:value="0.22768350000000001" table:style-name="ce13">
            <text:p><text:s text:c="2"/>0,23</text:p>
          </table:table-cell>
          <table:table-cell office:value-type="float" office:value="0.19155159999999999" table:style-name="ce13">
            <text:p><text:s text:c="2"/>0,19</text:p>
          </table:table-cell>
          <table:table-cell office:value-type="float" office:value="0.12043040000000001" table:style-name="ce13">
            <text:p><text:s text:c="2"/>0,12</text:p>
          </table:table-cell>
          <table:table-cell office:value-type="float" office:value="3.9803900000000003E-2" table:style-name="ce13">
            <text:p><text:s text:c="2"/>0,04</text:p>
          </table:table-cell>
          <table:table-cell office:value-type="float" office:value="-3.7476000000000002E-2" table:style-name="ce13">
            <text:p>- <text:s/>0,04</text:p>
          </table:table-cell>
          <table:table-cell office:value-type="float" office:value="-0.113734" table:style-name="ce13">
            <text:p>- <text:s/>0,11</text:p>
          </table:table-cell>
          <table:table-cell office:value-type="float" office:value="-0.197736" table:style-name="ce13">
            <text:p>- <text:s/>0,20</text:p>
          </table:table-cell>
          <table:table-cell office:value-type="float" office:value="-0.27080900000000002" table:style-name="ce13">
            <text:p>- <text:s/>0,27</text:p>
          </table:table-cell>
          <table:table-cell office:value-type="float" office:value="-0.31878699999999999" table:style-name="ce13">
            <text:p>- <text:s/>0,32</text:p>
          </table:table-cell>
          <table:table-cell office:value-type="float" office:value="-0.33804600000000001" table:style-name="ce13">
            <text:p>- <text:s/>0,34</text:p>
          </table:table-cell>
          <table:table-cell office:value-type="float" office:value="-0.32251800000000003" table:style-name="ce13">
            <text:p>- <text:s/>0,32</text:p>
          </table:table-cell>
          <table:table-cell office:value-type="string" table:style-name="ce14">
            <text:p>El Salvador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Granada<text:s/></text:p>
          </table:table-cell>
          <table:table-cell office:value-type="string" table:style-name="ce10">
            <text:p>Granada<text:s/></text:p>
          </table:table-cell>
          <table:table-cell office:value-type="string" table:style-name="ce1">
            <text:p>GRD</text:p>
          </table:table-cell>
          <table:table-cell office:value-type="string" table:style-name="ce1">
            <text:p>GRD</text:p>
          </table:table-cell>
          <table:table-cell office:value-type="float" office:value="308" table:style-name="ce1">
            <text:p>308</text:p>
          </table:table-cell>
          <table:table-cell office:value-type="float" office:value="1.1040000000000001" table:style-name="ce13">
            <text:p><text:s text:c="2"/>1,10</text:p>
          </table:table-cell>
          <table:table-cell office:value-type="float" office:value="2.069" table:style-name="ce13">
            <text:p><text:s text:c="2"/>2,07</text:p>
          </table:table-cell>
          <table:table-cell office:value-type="float" office:value="1.0229999999999999" table:style-name="ce13">
            <text:p><text:s text:c="2"/>1,02</text:p>
          </table:table-cell>
          <table:table-cell office:value-type="float" office:value="-3.2000000000000001E-2" table:style-name="ce13">
            <text:p>- <text:s/>0,03</text:p>
          </table:table-cell>
          <table:table-cell office:value-type="float" office:value="-0.42299999999999999" table:style-name="ce13">
            <text:p>- <text:s/>0,42</text:p>
          </table:table-cell>
          <table:table-cell office:value-type="float" office:value="-0.76" table:style-name="ce13">
            <text:p>- <text:s/>0,76</text:p>
          </table:table-cell>
          <table:table-cell office:value-type="float" office:value="2.3109999999999999" table:style-name="ce13">
            <text:p><text:s text:c="2"/>2,31</text:p>
          </table:table-cell>
          <table:table-cell office:value-type="float" office:value="-0.73799999999999999" table:style-name="ce13">
            <text:p>- <text:s/>0,74</text:p>
          </table:table-cell>
          <table:table-cell office:value-type="float" office:value="0.80700000000000005" table:style-name="ce13">
            <text:p><text:s text:c="2"/>0,81</text:p>
          </table:table-cell>
          <table:table-cell office:value-type="float" office:value="0.27100000000000002" table:style-name="ce13">
            <text:p><text:s text:c="2"/>0,27</text:p>
          </table:table-cell>
          <table:table-cell office:value-type="float" office:value="0.26" table:style-name="ce13">
            <text:p><text:s text:c="2"/>0,26</text:p>
          </table:table-cell>
          <table:table-cell office:value-type="float" office:value="0.33300000000000002" table:style-name="ce13">
            <text:p><text:s text:c="2"/>0,33</text:p>
          </table:table-cell>
          <table:table-cell office:value-type="float" office:value="0.38200000000000001" table:style-name="ce13">
            <text:p><text:s text:c="2"/>0,38</text:p>
          </table:table-cell>
          <table:table-cell office:value-type="float" office:value="0.28499999999999998" table:style-name="ce13">
            <text:p><text:s text:c="2"/>0,29</text:p>
          </table:table-cell>
          <table:table-cell office:value-type="float" office:value="5.5E-2" table:style-name="ce13">
            <text:p><text:s text:c="2"/>0,06</text:p>
          </table:table-cell>
          <table:table-cell office:value-type="float" office:value="-0.20200000000000001" table:style-name="ce13">
            <text:p>- <text:s/>0,20</text:p>
          </table:table-cell>
          <table:table-cell office:value-type="float" office:value="-0.39300000000000002" table:style-name="ce13">
            <text:p>- <text:s/>0,39</text:p>
          </table:table-cell>
          <table:table-cell office:value-type="float" office:value="-0.52200000000000002" table:style-name="ce13">
            <text:p>- <text:s/>0,52</text:p>
          </table:table-cell>
          <table:table-cell office:value-type="float" office:value="-0.66200000000000003" table:style-name="ce13">
            <text:p>- <text:s/>0,66</text:p>
          </table:table-cell>
          <table:table-cell office:value-type="float" office:value="-0.85899999999999999" table:style-name="ce13">
            <text:p>- <text:s/>0,86</text:p>
          </table:table-cell>
          <table:table-cell office:value-type="float" office:value="-0.61099999999999999" table:style-name="ce13">
            <text:p>- <text:s/>0,61</text:p>
          </table:table-cell>
          <table:table-cell office:value-type="float" office:value="-0.505" table:style-name="ce13">
            <text:p>- <text:s/>0,51</text:p>
          </table:table-cell>
          <table:table-cell office:value-type="float" office:value="-0.46100000000000002" table:style-name="ce13">
            <text:p>- <text:s/>0,46</text:p>
          </table:table-cell>
          <table:table-cell office:value-type="float" office:value="-0.45500000000000002" table:style-name="ce13">
            <text:p>- <text:s/>0,46</text:p>
          </table:table-cell>
          <table:table-cell office:value-type="float" office:value="-0.46899999999999997" table:style-name="ce13">
            <text:p>- <text:s/>0,47</text:p>
          </table:table-cell>
          <table:table-cell office:value-type="float" office:value="-0.46500000000000002" table:style-name="ce13">
            <text:p>- <text:s/>0,47</text:p>
          </table:table-cell>
          <table:table-cell office:value-type="float" office:value="-0.42" table:style-name="ce13">
            <text:p>- <text:s/>0,42</text:p>
          </table:table-cell>
          <table:table-cell office:value-type="float" office:value="-0.34499999999999997" table:style-name="ce13">
            <text:p>- <text:s/>0,35</text:p>
          </table:table-cell>
          <table:table-cell office:value-type="float" office:value="-0.27900000000000003" table:style-name="ce13">
            <text:p>- <text:s/>0,28</text:p>
          </table:table-cell>
          <table:table-cell office:value-type="float" office:value="-0.26" table:style-name="ce13">
            <text:p>- <text:s/>0,26</text:p>
          </table:table-cell>
          <table:table-cell office:value-type="string" table:style-name="ce14">
            <text:p>Grenad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Guatemala<text:s/>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GTM</text:p>
          </table:table-cell>
          <table:table-cell office:value-type="string" table:style-name="ce1">
            <text:p>GTM</text:p>
          </table:table-cell>
          <table:table-cell office:value-type="float" office:value="320" table:style-name="ce1">
            <text:p>320</text:p>
          </table:table-cell>
          <table:table-cell office:value-type="float" office:value="2.8014681430000001" table:style-name="ce13">
            <text:p><text:s text:c="2"/>2,80</text:p>
          </table:table-cell>
          <table:table-cell office:value-type="float" office:value="2.6924245" table:style-name="ce13">
            <text:p><text:s text:c="2"/>2,69</text:p>
          </table:table-cell>
          <table:table-cell office:value-type="float" office:value="2.6867215999999998" table:style-name="ce13">
            <text:p><text:s text:c="2"/>2,69</text:p>
          </table:table-cell>
          <table:table-cell office:value-type="float" office:value="2.6820552000000002" table:style-name="ce13">
            <text:p><text:s text:c="2"/>2,68</text:p>
          </table:table-cell>
          <table:table-cell office:value-type="float" office:value="2.6866593000000001" table:style-name="ce13">
            <text:p><text:s text:c="2"/>2,69</text:p>
          </table:table-cell>
          <table:table-cell office:value-type="float" office:value="2.4488338999999999" table:style-name="ce13">
            <text:p><text:s text:c="2"/>2,45</text:p>
          </table:table-cell>
          <table:table-cell office:value-type="float" office:value="2.4662885999999999" table:style-name="ce13">
            <text:p><text:s text:c="2"/>2,47</text:p>
          </table:table-cell>
          <table:table-cell office:value-type="float" office:value="2.3114754999999998" table:style-name="ce13">
            <text:p><text:s text:c="2"/>2,31</text:p>
          </table:table-cell>
          <table:table-cell office:value-type="float" office:value="2.3200764" table:style-name="ce13">
            <text:p><text:s text:c="2"/>2,32</text:p>
          </table:table-cell>
          <table:table-cell office:value-type="float" office:value="2.3059408000000001" table:style-name="ce13">
            <text:p><text:s text:c="2"/>2,31</text:p>
          </table:table-cell>
          <table:table-cell office:value-type="float" office:value="2.4730631000000001" table:style-name="ce13">
            <text:p><text:s text:c="2"/>2,47</text:p>
          </table:table-cell>
          <table:table-cell office:value-type="float" office:value="2.4542280000000001" table:style-name="ce13">
            <text:p><text:s text:c="2"/>2,45</text:p>
          </table:table-cell>
          <table:table-cell office:value-type="float" office:value="2.3959334000000001" table:style-name="ce13">
            <text:p><text:s text:c="2"/>2,40</text:p>
          </table:table-cell>
          <table:table-cell office:value-type="float" office:value="2.1506770999999998" table:style-name="ce13">
            <text:p><text:s text:c="2"/>2,15</text:p>
          </table:table-cell>
          <table:table-cell office:value-type="float" office:value="1.9110757" table:style-name="ce13">
            <text:p><text:s text:c="2"/>1,91</text:p>
          </table:table-cell>
          <table:table-cell office:value-type="float" office:value="1.6850122999999999" table:style-name="ce13">
            <text:p><text:s text:c="2"/>1,69</text:p>
          </table:table-cell>
          <table:table-cell office:value-type="float" office:value="1.4724101999999999" table:style-name="ce13">
            <text:p><text:s text:c="2"/>1,47</text:p>
          </table:table-cell>
          <table:table-cell office:value-type="float" office:value="1.2772144000000001" table:style-name="ce13">
            <text:p><text:s text:c="2"/>1,28</text:p>
          </table:table-cell>
          <table:table-cell office:value-type="float" office:value="1.0970432999999999" table:style-name="ce13">
            <text:p><text:s text:c="2"/>1,10</text:p>
          </table:table-cell>
          <table:table-cell office:value-type="float" office:value="0.93058660000000004" table:style-name="ce13">
            <text:p><text:s text:c="2"/>0,93</text:p>
          </table:table-cell>
          <table:table-cell office:value-type="float" office:value="0.80267509999999997" table:style-name="ce13">
            <text:p><text:s text:c="2"/>0,80</text:p>
          </table:table-cell>
          <table:table-cell office:value-type="float" office:value="0.66631010000000002" table:style-name="ce13">
            <text:p><text:s text:c="2"/>0,67</text:p>
          </table:table-cell>
          <table:table-cell office:value-type="float" office:value="0.52897530000000004" table:style-name="ce13">
            <text:p><text:s text:c="2"/>0,53</text:p>
          </table:table-cell>
          <table:table-cell office:value-type="float" office:value="0.39908290000000002" table:style-name="ce13">
            <text:p><text:s text:c="2"/>0,40</text:p>
          </table:table-cell>
          <table:table-cell office:value-type="float" office:value="0.30777749999999998" table:style-name="ce13">
            <text:p><text:s text:c="2"/>0,31</text:p>
          </table:table-cell>
          <table:table-cell office:value-type="float" office:value="0.20921049999999999" table:style-name="ce13">
            <text:p><text:s text:c="2"/>0,21</text:p>
          </table:table-cell>
          <table:table-cell office:value-type="float" office:value="0.10946119999999999" table:style-name="ce13">
            <text:p><text:s text:c="2"/>0,11</text:p>
          </table:table-cell>
          <table:table-cell office:value-type="float" office:value="1.4586200000000001E-2" table:style-name="ce13">
            <text:p><text:s text:c="2"/>0,01</text:p>
          </table:table-cell>
          <table:table-cell office:value-type="float" office:value="-6.9705000000000003E-2" table:style-name="ce13">
            <text:p>- <text:s/>0,07</text:p>
          </table:table-cell>
          <table:table-cell office:value-type="float" office:value="-0.13675799999999999" table:style-name="ce13">
            <text:p>- <text:s/>0,14</text:p>
          </table:table-cell>
          <table:table-cell office:value-type="string" table:style-name="ce14">
            <text:p>Guatemal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Guyana<text:s/>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GUY</text:p>
          </table:table-cell>
          <table:table-cell office:value-type="string" table:style-name="ce1">
            <text:p>GUY</text:p>
          </table:table-cell>
          <table:table-cell office:value-type="float" office:value="328" table:style-name="ce1">
            <text:p>328</text:p>
          </table:table-cell>
          <table:table-cell office:value-type="float" office:value="3.4609999999999999" table:style-name="ce13">
            <text:p><text:s text:c="2"/>3,46</text:p>
          </table:table-cell>
          <table:table-cell office:value-type="float" office:value="2.9529999999999998" table:style-name="ce13">
            <text:p><text:s text:c="2"/>2,95</text:p>
          </table:table-cell>
          <table:table-cell office:value-type="float" office:value="2.677" table:style-name="ce13">
            <text:p><text:s text:c="2"/>2,68</text:p>
          </table:table-cell>
          <table:table-cell office:value-type="float" office:value="2.3610000000000002" table:style-name="ce13">
            <text:p><text:s text:c="2"/>2,36</text:p>
          </table:table-cell>
          <table:table-cell office:value-type="float" office:value="0.76400000000000001" table:style-name="ce13">
            <text:p><text:s text:c="2"/>0,76</text:p>
          </table:table-cell>
          <table:table-cell office:value-type="float" office:value="0.73499999999999999" table:style-name="ce13">
            <text:p><text:s text:c="2"/>0,74</text:p>
          </table:table-cell>
          <table:table-cell office:value-type="float" office:value="-0.66" table:style-name="ce13">
            <text:p>- <text:s/>0,66</text:p>
          </table:table-cell>
          <table:table-cell office:value-type="float" office:value="-0.72299999999999998" table:style-name="ce13">
            <text:p>- <text:s/>0,72</text:p>
          </table:table-cell>
          <table:table-cell office:value-type="float" office:value="8.5000000000000006E-2" table:style-name="ce13">
            <text:p><text:s text:c="2"/>0,09</text:p>
          </table:table-cell>
          <table:table-cell office:value-type="float" office:value="0.44400000000000001" table:style-name="ce13">
            <text:p><text:s text:c="2"/>0,44</text:p>
          </table:table-cell>
          <table:table-cell office:value-type="float" office:value="0.435" table:style-name="ce13">
            <text:p><text:s text:c="2"/>0,44</text:p>
          </table:table-cell>
          <table:table-cell office:value-type="float" office:value="0.65400000000000003" table:style-name="ce13">
            <text:p><text:s text:c="2"/>0,65</text:p>
          </table:table-cell>
          <table:table-cell office:value-type="float" office:value="0.53900000000000003" table:style-name="ce13">
            <text:p><text:s text:c="2"/>0,54</text:p>
          </table:table-cell>
          <table:table-cell office:value-type="float" office:value="0.433" table:style-name="ce13">
            <text:p><text:s text:c="2"/>0,43</text:p>
          </table:table-cell>
          <table:table-cell office:value-type="float" office:value="0.378" table:style-name="ce13">
            <text:p><text:s text:c="2"/>0,38</text:p>
          </table:table-cell>
          <table:table-cell office:value-type="float" office:value="0.27500000000000002" table:style-name="ce13">
            <text:p><text:s text:c="2"/>0,28</text:p>
          </table:table-cell>
          <table:table-cell office:value-type="float" office:value="8.8999999999999996E-2" table:style-name="ce13">
            <text:p><text:s text:c="2"/>0,09</text:p>
          </table:table-cell>
          <table:table-cell office:value-type="float" office:value="-0.13" table:style-name="ce13">
            <text:p>- <text:s/>0,13</text:p>
          </table:table-cell>
          <table:table-cell office:value-type="float" office:value="-0.34" table:style-name="ce13">
            <text:p>- <text:s/>0,34</text:p>
          </table:table-cell>
          <table:table-cell office:value-type="float" office:value="-0.52100000000000002" table:style-name="ce13">
            <text:p>- <text:s/>0,52</text:p>
          </table:table-cell>
          <table:table-cell office:value-type="float" office:value="-0.58399999999999996" table:style-name="ce13">
            <text:p>- <text:s/>0,58</text:p>
          </table:table-cell>
          <table:table-cell office:value-type="float" office:value="-0.61499999999999999" table:style-name="ce13">
            <text:p>- <text:s/>0,62</text:p>
          </table:table-cell>
          <table:table-cell office:value-type="float" office:value="-0.63500000000000001" table:style-name="ce13">
            <text:p>- <text:s/>0,64</text:p>
          </table:table-cell>
          <table:table-cell office:value-type="float" office:value="-0.66100000000000003" table:style-name="ce13">
            <text:p>- <text:s/>0,66</text:p>
          </table:table-cell>
          <table:table-cell office:value-type="float" office:value="-0.69199999999999995" table:style-name="ce13">
            <text:p>- <text:s/>0,69</text:p>
          </table:table-cell>
          <table:table-cell office:value-type="float" office:value="-0.71099999999999997" table:style-name="ce13">
            <text:p>- <text:s/>0,71</text:p>
          </table:table-cell>
          <table:table-cell office:value-type="float" office:value="-0.69699999999999995" table:style-name="ce13">
            <text:p>- <text:s/>0,70</text:p>
          </table:table-cell>
          <table:table-cell office:value-type="float" office:value="-0.621" table:style-name="ce13">
            <text:p>- <text:s/>0,62</text:p>
          </table:table-cell>
          <table:table-cell office:value-type="float" office:value="-0.47799999999999998" table:style-name="ce13">
            <text:p>- <text:s/>0,48</text:p>
          </table:table-cell>
          <table:table-cell office:value-type="float" office:value="-0.29799999999999999" table:style-name="ce13">
            <text:p>- <text:s/>0,30</text:p>
          </table:table-cell>
          <table:table-cell office:value-type="string" table:style-name="ce14">
            <text:p>Guyan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Haití<text:s/></text:p>
          </table:table-cell>
          <table:table-cell office:value-type="string" table:style-name="ce1">
            <text:p>Haití</text:p>
          </table:table-cell>
          <table:table-cell office:value-type="string" table:style-name="ce1">
            <text:p>HTI</text:p>
          </table:table-cell>
          <table:table-cell office:value-type="string" table:style-name="ce1">
            <text:p>HTI</text:p>
          </table:table-cell>
          <table:table-cell office:value-type="float" office:value="332" table:style-name="ce1">
            <text:p>332</text:p>
          </table:table-cell>
          <table:table-cell office:value-type="float" office:value="1.7521395559999999" table:style-name="ce13">
            <text:p><text:s text:c="2"/>1,75</text:p>
          </table:table-cell>
          <table:table-cell office:value-type="float" office:value="1.9137237" table:style-name="ce13">
            <text:p><text:s text:c="2"/>1,91</text:p>
          </table:table-cell>
          <table:table-cell office:value-type="float" office:value="1.9949117999999999" table:style-name="ce13">
            <text:p><text:s text:c="2"/>1,99</text:p>
          </table:table-cell>
          <table:table-cell office:value-type="float" office:value="1.9507928999999999" table:style-name="ce13">
            <text:p><text:s text:c="2"/>1,95</text:p>
          </table:table-cell>
          <table:table-cell office:value-type="float" office:value="1.7485691000000001" table:style-name="ce13">
            <text:p><text:s text:c="2"/>1,75</text:p>
          </table:table-cell>
          <table:table-cell office:value-type="float" office:value="2.0251456999999999" table:style-name="ce13">
            <text:p><text:s text:c="2"/>2,03</text:p>
          </table:table-cell>
          <table:table-cell office:value-type="float" office:value="2.3118546000000002" table:style-name="ce13">
            <text:p><text:s text:c="2"/>2,31</text:p>
          </table:table-cell>
          <table:table-cell office:value-type="float" office:value="2.1373643000000002" table:style-name="ce13">
            <text:p><text:s text:c="2"/>2,14</text:p>
          </table:table-cell>
          <table:table-cell office:value-type="float" office:value="1.9499034" table:style-name="ce13">
            <text:p><text:s text:c="2"/>1,95</text:p>
          </table:table-cell>
          <table:table-cell office:value-type="float" office:value="1.8043937999999999" table:style-name="ce13">
            <text:p><text:s text:c="2"/>1,80</text:p>
          </table:table-cell>
          <table:table-cell office:value-type="float" office:value="1.5313295" table:style-name="ce13">
            <text:p><text:s text:c="2"/>1,53</text:p>
          </table:table-cell>
          <table:table-cell office:value-type="float" office:value="1.3017778" table:style-name="ce13">
            <text:p><text:s text:c="2"/>1,30</text:p>
          </table:table-cell>
          <table:table-cell office:value-type="float" office:value="1.2284427" table:style-name="ce13">
            <text:p><text:s text:c="2"/>1,23</text:p>
          </table:table-cell>
          <table:table-cell office:value-type="float" office:value="1.1182898999999999" table:style-name="ce13">
            <text:p><text:s text:c="2"/>1,12</text:p>
          </table:table-cell>
          <table:table-cell office:value-type="float" office:value="0.9939268" table:style-name="ce13">
            <text:p><text:s text:c="2"/>0,99</text:p>
          </table:table-cell>
          <table:table-cell office:value-type="float" office:value="0.83366700000000005" table:style-name="ce13">
            <text:p><text:s text:c="2"/>0,83</text:p>
          </table:table-cell>
          <table:table-cell office:value-type="float" office:value="0.69257230000000003" table:style-name="ce13">
            <text:p><text:s text:c="2"/>0,69</text:p>
          </table:table-cell>
          <table:table-cell office:value-type="float" office:value="0.55826719999999996" table:style-name="ce13">
            <text:p><text:s text:c="2"/>0,56</text:p>
          </table:table-cell>
          <table:table-cell office:value-type="float" office:value="0.42805919999999997" table:style-name="ce13">
            <text:p><text:s text:c="2"/>0,43</text:p>
          </table:table-cell>
          <table:table-cell office:value-type="float" office:value="0.29762349999999999" table:style-name="ce13">
            <text:p><text:s text:c="2"/>0,30</text:p>
          </table:table-cell>
          <table:table-cell office:value-type="float" office:value="0.30378810000000001" table:style-name="ce13">
            <text:p><text:s text:c="2"/>0,30</text:p>
          </table:table-cell>
          <table:table-cell office:value-type="float" office:value="0.252689" table:style-name="ce13">
            <text:p><text:s text:c="2"/>0,25</text:p>
          </table:table-cell>
          <table:table-cell office:value-type="float" office:value="0.19530149999999999" table:style-name="ce13">
            <text:p><text:s text:c="2"/>0,20</text:p>
          </table:table-cell>
          <table:table-cell office:value-type="float" office:value="0.11732099999999999" table:style-name="ce13">
            <text:p><text:s text:c="2"/>0,12</text:p>
          </table:table-cell>
          <table:table-cell office:value-type="float" office:value="2.2052800000000001E-2" table:style-name="ce13">
            <text:p><text:s text:c="2"/>0,02</text:p>
          </table:table-cell>
          <table:table-cell office:value-type="float" office:value="-7.0274000000000003E-2" table:style-name="ce13">
            <text:p>- <text:s/>0,07</text:p>
          </table:table-cell>
          <table:table-cell office:value-type="float" office:value="-0.154834" table:style-name="ce13">
            <text:p>- <text:s/>0,15</text:p>
          </table:table-cell>
          <table:table-cell office:value-type="float" office:value="-0.21659400000000001" table:style-name="ce13">
            <text:p>- <text:s/>0,22</text:p>
          </table:table-cell>
          <table:table-cell office:value-type="float" office:value="-0.263737" table:style-name="ce13">
            <text:p>- <text:s/>0,26</text:p>
          </table:table-cell>
          <table:table-cell office:value-type="float" office:value="-0.30140400000000001" table:style-name="ce13">
            <text:p>- <text:s/>0,30</text:p>
          </table:table-cell>
          <table:table-cell office:value-type="string" table:style-name="ce14">
            <text:p>Haiti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Honduras<text:s/>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HND</text:p>
          </table:table-cell>
          <table:table-cell office:value-type="string" table:style-name="ce1">
            <text:p>HND</text:p>
          </table:table-cell>
          <table:table-cell office:value-type="float" office:value="340" table:style-name="ce1">
            <text:p>340</text:p>
          </table:table-cell>
          <table:table-cell office:value-type="float" office:value="2.8737452710000002" table:style-name="ce13">
            <text:p><text:s text:c="2"/>2,87</text:p>
          </table:table-cell>
          <table:table-cell office:value-type="float" office:value="3.0741508999999998" table:style-name="ce13">
            <text:p><text:s text:c="2"/>3,07</text:p>
          </table:table-cell>
          <table:table-cell office:value-type="float" office:value="3.224475" table:style-name="ce13">
            <text:p><text:s text:c="2"/>3,22</text:p>
          </table:table-cell>
          <table:table-cell office:value-type="float" office:value="2.6898162000000001" table:style-name="ce13">
            <text:p><text:s text:c="2"/>2,69</text:p>
          </table:table-cell>
          <table:table-cell office:value-type="float" office:value="2.8772897999999998" table:style-name="ce13">
            <text:p><text:s text:c="2"/>2,88</text:p>
          </table:table-cell>
          <table:table-cell office:value-type="float" office:value="3.1390733000000002" table:style-name="ce13">
            <text:p><text:s text:c="2"/>3,14</text:p>
          </table:table-cell>
          <table:table-cell office:value-type="float" office:value="3.0626346999999998" table:style-name="ce13">
            <text:p><text:s text:c="2"/>3,06</text:p>
          </table:table-cell>
          <table:table-cell office:value-type="float" office:value="2.9202575999999998" table:style-name="ce13">
            <text:p><text:s text:c="2"/>2,92</text:p>
          </table:table-cell>
          <table:table-cell office:value-type="float" office:value="2.6267445" table:style-name="ce13">
            <text:p><text:s text:c="2"/>2,63</text:p>
          </table:table-cell>
          <table:table-cell office:value-type="float" office:value="2.1789187999999999" table:style-name="ce13">
            <text:p><text:s text:c="2"/>2,18</text:p>
          </table:table-cell>
          <table:table-cell office:value-type="float" office:value="2.0217073000000001" table:style-name="ce13">
            <text:p><text:s text:c="2"/>2,02</text:p>
          </table:table-cell>
          <table:table-cell office:value-type="float" office:value="1.9863793000000001" table:style-name="ce13">
            <text:p><text:s text:c="2"/>1,99</text:p>
          </table:table-cell>
          <table:table-cell office:value-type="float" office:value="1.8987776999999999" table:style-name="ce13">
            <text:p><text:s text:c="2"/>1,90</text:p>
          </table:table-cell>
          <table:table-cell office:value-type="float" office:value="1.6608171" table:style-name="ce13">
            <text:p><text:s text:c="2"/>1,66</text:p>
          </table:table-cell>
          <table:table-cell office:value-type="float" office:value="1.4216696" table:style-name="ce13">
            <text:p><text:s text:c="2"/>1,42</text:p>
          </table:table-cell>
          <table:table-cell office:value-type="float" office:value="1.2001138" table:style-name="ce13">
            <text:p><text:s text:c="2"/>1,20</text:p>
          </table:table-cell>
          <table:table-cell office:value-type="float" office:value="1.0055499999999999" table:style-name="ce13">
            <text:p><text:s text:c="2"/>1,01</text:p>
          </table:table-cell>
          <table:table-cell office:value-type="float" office:value="0.82766399999999996" table:style-name="ce13">
            <text:p><text:s text:c="2"/>0,83</text:p>
          </table:table-cell>
          <table:table-cell office:value-type="float" office:value="0.65839139999999996" table:style-name="ce13">
            <text:p><text:s text:c="2"/>0,66</text:p>
          </table:table-cell>
          <table:table-cell office:value-type="float" office:value="0.50093449999999995" table:style-name="ce13">
            <text:p><text:s text:c="2"/>0,50</text:p>
          </table:table-cell>
          <table:table-cell office:value-type="float" office:value="0.43945849999999997" table:style-name="ce13">
            <text:p><text:s text:c="2"/>0,44</text:p>
          </table:table-cell>
          <table:table-cell office:value-type="float" office:value="0.34471760000000001" table:style-name="ce13">
            <text:p><text:s text:c="2"/>0,34</text:p>
          </table:table-cell>
          <table:table-cell office:value-type="float" office:value="0.2339252" table:style-name="ce13">
            <text:p><text:s text:c="2"/>0,23</text:p>
          </table:table-cell>
          <table:table-cell office:value-type="float" office:value="0.1215078" table:style-name="ce13">
            <text:p><text:s text:c="2"/>0,12</text:p>
          </table:table-cell>
          <table:table-cell office:value-type="float" office:value="3.4759999999999999E-3" table:style-name="ce13">
            <text:p><text:s text:c="2"/>0,00</text:p>
          </table:table-cell>
          <table:table-cell office:value-type="float" office:value="-9.1889999999999999E-2" table:style-name="ce13">
            <text:p>- <text:s/>0,09</text:p>
          </table:table-cell>
          <table:table-cell office:value-type="float" office:value="-0.18006" table:style-name="ce13">
            <text:p>- <text:s/>0,18</text:p>
          </table:table-cell>
          <table:table-cell office:value-type="float" office:value="-0.25015599999999999" table:style-name="ce13">
            <text:p>- <text:s/>0,25</text:p>
          </table:table-cell>
          <table:table-cell office:value-type="float" office:value="-0.303145" table:style-name="ce13">
            <text:p>- <text:s/>0,30</text:p>
          </table:table-cell>
          <table:table-cell office:value-type="float" office:value="-0.33740399999999998" table:style-name="ce13">
            <text:p>- <text:s/>0,34</text:p>
          </table:table-cell>
          <table:table-cell office:value-type="string" table:style-name="ce14">
            <text:p>Honduras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Islas Caimán<text:s/></text:p>
          </table:table-cell>
          <table:table-cell office:value-type="string" table:style-name="ce10">
            <text:p>Islas Caimán<text:s/></text:p>
          </table:table-cell>
          <table:table-cell office:value-type="string" table:style-name="ce1">
            <text:p>CYM</text:p>
          </table:table-cell>
          <table:table-cell office:value-type="string" table:style-name="ce1">
            <text:p>CYM</text:p>
          </table:table-cell>
          <table:table-cell office:value-type="float" office:value="136" table:style-name="ce1">
            <text:p>136</text:p>
          </table:table-cell>
          <table:table-cell office:value-type="float" office:value="0.80400000000000005" table:style-name="ce13">
            <text:p><text:s text:c="2"/>0,80</text:p>
          </table:table-cell>
          <table:table-cell office:value-type="float" office:value="3.2829999999999999" table:style-name="ce13">
            <text:p><text:s text:c="2"/>3,28</text:p>
          </table:table-cell>
          <table:table-cell office:value-type="float" office:value="1.242" table:style-name="ce13">
            <text:p><text:s text:c="2"/>1,24</text:p>
          </table:table-cell>
          <table:table-cell office:value-type="float" office:value="1.766" table:style-name="ce13">
            <text:p><text:s text:c="2"/>1,77</text:p>
          </table:table-cell>
          <table:table-cell office:value-type="float" office:value="5.8289999999999997" table:style-name="ce13">
            <text:p><text:s text:c="2"/>5,83</text:p>
          </table:table-cell>
          <table:table-cell office:value-type="float" office:value="5.5650000000000004" table:style-name="ce13">
            <text:p><text:s text:c="2"/>5,57</text:p>
          </table:table-cell>
          <table:table-cell office:value-type="float" office:value="3.5619999999999998" table:style-name="ce13">
            <text:p><text:s text:c="2"/>3,56</text:p>
          </table:table-cell>
          <table:table-cell office:value-type="float" office:value="5.1669999999999998" table:style-name="ce13">
            <text:p><text:s text:c="2"/>5,17</text:p>
          </table:table-cell>
          <table:table-cell office:value-type="float" office:value="4.7240000000000002" table:style-name="ce13">
            <text:p><text:s text:c="2"/>4,72</text:p>
          </table:table-cell>
          <table:table-cell office:value-type="float" office:value="5.4939999999999998" table:style-name="ce13">
            <text:p><text:s text:c="2"/>5,49</text:p>
          </table:table-cell>
          <table:table-cell office:value-type="float" office:value="3.0790000000000002" table:style-name="ce13">
            <text:p><text:s text:c="2"/>3,08</text:p>
          </table:table-cell>
          <table:table-cell office:value-type="float" office:value="2.649" table:style-name="ce13">
            <text:p><text:s text:c="2"/>2,65</text:p>
          </table:table-cell>
          <table:table-cell office:value-type="float" office:value="1.5449999999999999" table:style-name="ce13">
            <text:p><text:s text:c="2"/>1,55</text:p>
          </table:table-cell>
          <table:table-cell office:value-type="float" office:value="0.98299999999999998" table:style-name="ce13">
            <text:p><text:s text:c="2"/>0,98</text:p>
          </table:table-cell>
          <table:table-cell office:value-type="float" office:value="0.66100000000000003" table:style-name="ce13">
            <text:p><text:s text:c="2"/>0,66</text:p>
          </table:table-cell>
          <table:table-cell office:value-type="float" office:value="0.439" table:style-name="ce13">
            <text:p><text:s text:c="2"/>0,44</text:p>
          </table:table-cell>
          <table:table-cell office:value-type="float" office:value="0.246" table:style-name="ce13">
            <text:p><text:s text:c="2"/>0,25</text:p>
          </table:table-cell>
          <table:table-cell office:value-type="float" office:value="7.3999999999999996E-2" table:style-name="ce13">
            <text:p><text:s text:c="2"/>0,07</text:p>
          </table:table-cell>
          <table:table-cell office:value-type="float" office:value="-7.5999999999999998E-2" table:style-name="ce13">
            <text:p>- <text:s/>0,08</text:p>
          </table:table-cell>
          <table:table-cell office:value-type="float" office:value="-0.19800000000000001" table:style-name="ce13">
            <text:p>- <text:s/>0,20</text:p>
          </table:table-cell>
          <table:table-cell office:value-type="float" office:value="-0.28000000000000003" table:style-name="ce13">
            <text:p>- <text:s/>0,28</text:p>
          </table:table-cell>
          <table:table-cell office:value-type="float" office:value="-0.29699999999999999" table:style-name="ce13">
            <text:p>- <text:s/>0,30</text:p>
          </table:table-cell>
          <table:table-cell office:value-type="float" office:value="-0.25600000000000001" table:style-name="ce13">
            <text:p>- <text:s/>0,26</text:p>
          </table:table-cell>
          <table:table-cell office:value-type="float" office:value="-0.19400000000000001" table:style-name="ce13">
            <text:p>- <text:s/>0,19</text:p>
          </table:table-cell>
          <table:table-cell office:value-type="float" office:value="-0.14799999999999999" table:style-name="ce13">
            <text:p>- <text:s/>0,15</text:p>
          </table:table-cell>
          <table:table-cell office:value-type="float" office:value="-0.13300000000000001" table:style-name="ce13">
            <text:p>- <text:s/>0,13</text:p>
          </table:table-cell>
          <table:table-cell office:value-type="float" office:value="-0.13300000000000001" table:style-name="ce13">
            <text:p>- <text:s/>0,13</text:p>
          </table:table-cell>
          <table:table-cell office:value-type="float" office:value="-0.13600000000000001" table:style-name="ce13">
            <text:p>- <text:s/>0,14</text:p>
          </table:table-cell>
          <table:table-cell office:value-type="float" office:value="-0.13500000000000001" table:style-name="ce13">
            <text:p>- <text:s/>0,14</text:p>
          </table:table-cell>
          <table:table-cell office:value-type="float" office:value="-0.13400000000000001" table:style-name="ce13">
            <text:p>- <text:s/>0,13</text:p>
          </table:table-cell>
          <table:table-cell office:value-type="string" table:style-name="ce14">
            <text:p>Cayman Islands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Islas Turcas y Caicos<text:s/></text:p>
          </table:table-cell>
          <table:table-cell office:value-type="string" table:style-name="ce1">
            <text:p>Islas Turks y Caicos<text:s/></text:p>
          </table:table-cell>
          <table:table-cell office:value-type="string" table:style-name="ce1">
            <text:p>TCA</text:p>
          </table:table-cell>
          <table:table-cell office:value-type="string" table:style-name="ce1">
            <text:p>TCA</text:p>
          </table:table-cell>
          <table:table-cell office:value-type="float" office:value="796" table:style-name="ce1">
            <text:p>796</text:p>
          </table:table-cell>
          <table:table-cell office:value-type="float" office:value="0.59" table:style-name="ce13">
            <text:p><text:s text:c="2"/>0,59</text:p>
          </table:table-cell>
          <table:table-cell office:value-type="float" office:value="1.9279999999999999" table:style-name="ce13">
            <text:p><text:s text:c="2"/>1,93</text:p>
          </table:table-cell>
          <table:table-cell office:value-type="float" office:value="-0.193" table:style-name="ce13">
            <text:p>- <text:s/>0,19</text:p>
          </table:table-cell>
          <table:table-cell office:value-type="float" office:value="-0.13100000000000001" table:style-name="ce13">
            <text:p>- <text:s/>0,13</text:p>
          </table:table-cell>
          <table:table-cell office:value-type="float" office:value="3.008" table:style-name="ce13">
            <text:p><text:s text:c="2"/>3,01</text:p>
          </table:table-cell>
          <table:table-cell office:value-type="float" office:value="2.7879999999999998" table:style-name="ce13">
            <text:p><text:s text:c="2"/>2,79</text:p>
          </table:table-cell>
          <table:table-cell office:value-type="float" office:value="4.665" table:style-name="ce13">
            <text:p><text:s text:c="2"/>4,67</text:p>
          </table:table-cell>
          <table:table-cell office:value-type="float" office:value="3.9039999999999999" table:style-name="ce13">
            <text:p><text:s text:c="2"/>3,90</text:p>
          </table:table-cell>
          <table:table-cell office:value-type="float" office:value="5.6680000000000001" table:style-name="ce13">
            <text:p><text:s text:c="2"/>5,67</text:p>
          </table:table-cell>
          <table:table-cell office:value-type="float" office:value="4.1559999999999997" table:style-name="ce13">
            <text:p><text:s text:c="2"/>4,16</text:p>
          </table:table-cell>
          <table:table-cell office:value-type="float" office:value="6.7469999999999999" table:style-name="ce13">
            <text:p><text:s text:c="2"/>6,75</text:p>
          </table:table-cell>
          <table:table-cell office:value-type="float" office:value="3.17" table:style-name="ce13">
            <text:p><text:s text:c="2"/>3,17</text:p>
          </table:table-cell>
          <table:table-cell office:value-type="float" office:value="2.0499999999999998" table:style-name="ce13">
            <text:p><text:s text:c="2"/>2,05</text:p>
          </table:table-cell>
          <table:table-cell office:value-type="float" office:value="1.4710000000000001" table:style-name="ce13">
            <text:p><text:s text:c="2"/>1,47</text:p>
          </table:table-cell>
          <table:table-cell office:value-type="float" office:value="1.0900000000000001" table:style-name="ce13">
            <text:p><text:s text:c="2"/>1,09</text:p>
          </table:table-cell>
          <table:table-cell office:value-type="float" office:value="0.83699999999999997" table:style-name="ce13">
            <text:p><text:s text:c="2"/>0,84</text:p>
          </table:table-cell>
          <table:table-cell office:value-type="float" office:value="0.622" table:style-name="ce13">
            <text:p><text:s text:c="2"/>0,62</text:p>
          </table:table-cell>
          <table:table-cell office:value-type="float" office:value="0.40600000000000003" table:style-name="ce13">
            <text:p><text:s text:c="2"/>0,41</text:p>
          </table:table-cell>
          <table:table-cell office:value-type="float" office:value="0.191" table:style-name="ce13">
            <text:p><text:s text:c="2"/>0,19</text:p>
          </table:table-cell>
          <table:table-cell office:value-type="float" office:value="1.2E-2" table:style-name="ce13">
            <text:p><text:s text:c="2"/>0,01</text:p>
          </table:table-cell>
          <table:table-cell office:value-type="float" office:value="-0.159" table:style-name="ce13">
            <text:p>- <text:s/>0,16</text:p>
          </table:table-cell>
          <table:table-cell office:value-type="float" office:value="-0.22800000000000001" table:style-name="ce13">
            <text:p>- <text:s/>0,23</text:p>
          </table:table-cell>
          <table:table-cell office:value-type="float" office:value="-0.26800000000000002" table:style-name="ce13">
            <text:p>- <text:s/>0,27</text:p>
          </table:table-cell>
          <table:table-cell office:value-type="float" office:value="-0.29199999999999998" table:style-name="ce13">
            <text:p>- <text:s/>0,29</text:p>
          </table:table-cell>
          <table:table-cell office:value-type="float" office:value="-0.29899999999999999" table:style-name="ce13">
            <text:p>- <text:s/>0,30</text:p>
          </table:table-cell>
          <table:table-cell office:value-type="float" office:value="-0.30199999999999999" table:style-name="ce13">
            <text:p>- <text:s/>0,30</text:p>
          </table:table-cell>
          <table:table-cell office:value-type="float" office:value="-0.312" table:style-name="ce13">
            <text:p>- <text:s/>0,31</text:p>
          </table:table-cell>
          <table:table-cell office:value-type="float" office:value="-0.34" table:style-name="ce13">
            <text:p>- <text:s/>0,34</text:p>
          </table:table-cell>
          <table:table-cell office:value-type="float" office:value="-0.372" table:style-name="ce13">
            <text:p>- <text:s/>0,37</text:p>
          </table:table-cell>
          <table:table-cell office:value-type="float" office:value="-0.39200000000000002" table:style-name="ce13">
            <text:p>- <text:s/>0,39</text:p>
          </table:table-cell>
          <table:table-cell office:value-type="string" table:style-name="ce14">
            <text:p>Turks and Caicos Islands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Islas Vírgenes Británicas<text:s/></text:p>
          </table:table-cell>
          <table:table-cell office:value-type="string" table:style-name="ce1">
            <text:p>Islas Vírgenes - Británicas</text:p>
          </table:table-cell>
          <table:table-cell office:value-type="string" table:style-name="ce1">
            <text:p>VGB</text:p>
          </table:table-cell>
          <table:table-cell office:value-type="string" table:style-name="ce1">
            <text:p>VGB</text:p>
          </table:table-cell>
          <table:table-cell office:value-type="float" office:value="92" table:style-name="ce1">
            <text:p>92</text:p>
          </table:table-cell>
          <table:table-cell office:value-type="float" office:value="0.64500000000000002" table:style-name="ce13">
            <text:p><text:s text:c="2"/>0,65</text:p>
          </table:table-cell>
          <table:table-cell office:value-type="float" office:value="0.89300000000000002" table:style-name="ce13">
            <text:p><text:s text:c="2"/>0,89</text:p>
          </table:table-cell>
          <table:table-cell office:value-type="float" office:value="1.8460000000000001" table:style-name="ce13">
            <text:p><text:s text:c="2"/>1,85</text:p>
          </table:table-cell>
          <table:table-cell office:value-type="float" office:value="2.1269999999999998" table:style-name="ce13">
            <text:p><text:s text:c="2"/>2,13</text:p>
          </table:table-cell>
          <table:table-cell office:value-type="float" office:value="1.33" table:style-name="ce13">
            <text:p><text:s text:c="2"/>1,33</text:p>
          </table:table-cell>
          <table:table-cell office:value-type="float" office:value="0.98199999999999998" table:style-name="ce13">
            <text:p><text:s text:c="2"/>0,98</text:p>
          </table:table-cell>
          <table:table-cell office:value-type="float" office:value="3.8039999999999998" table:style-name="ce13">
            <text:p><text:s text:c="2"/>3,80</text:p>
          </table:table-cell>
          <table:table-cell office:value-type="float" office:value="4.25" table:style-name="ce13">
            <text:p><text:s text:c="2"/>4,25</text:p>
          </table:table-cell>
          <table:table-cell office:value-type="float" office:value="2.2570000000000001" table:style-name="ce13">
            <text:p><text:s text:c="2"/>2,26</text:p>
          </table:table-cell>
          <table:table-cell office:value-type="float" office:value="2.2730000000000001" table:style-name="ce13">
            <text:p><text:s text:c="2"/>2,27</text:p>
          </table:table-cell>
          <table:table-cell office:value-type="float" office:value="2.3090000000000002" table:style-name="ce13">
            <text:p><text:s text:c="2"/>2,31</text:p>
          </table:table-cell>
          <table:table-cell office:value-type="float" office:value="3.2250000000000001" table:style-name="ce13">
            <text:p><text:s text:c="2"/>3,23</text:p>
          </table:table-cell>
          <table:table-cell office:value-type="float" office:value="1.1259999999999999" table:style-name="ce13">
            <text:p><text:s text:c="2"/>1,13</text:p>
          </table:table-cell>
          <table:table-cell office:value-type="float" office:value="0.95299999999999996" table:style-name="ce13">
            <text:p><text:s text:c="2"/>0,95</text:p>
          </table:table-cell>
          <table:table-cell office:value-type="float" office:value="0.78400000000000003" table:style-name="ce13">
            <text:p><text:s text:c="2"/>0,78</text:p>
          </table:table-cell>
          <table:table-cell office:value-type="float" office:value="0.61499999999999999" table:style-name="ce13">
            <text:p><text:s text:c="2"/>0,62</text:p>
          </table:table-cell>
          <table:table-cell office:value-type="float" office:value="0.48099999999999998" table:style-name="ce13">
            <text:p><text:s text:c="2"/>0,48</text:p>
          </table:table-cell>
          <table:table-cell office:value-type="float" office:value="0.35899999999999999" table:style-name="ce13">
            <text:p><text:s text:c="2"/>0,36</text:p>
          </table:table-cell>
          <table:table-cell office:value-type="float" office:value="0.24099999999999999" table:style-name="ce13">
            <text:p><text:s text:c="2"/>0,24</text:p>
          </table:table-cell>
          <table:table-cell office:value-type="float" office:value="0.125" table:style-name="ce13">
            <text:p><text:s text:c="2"/>0,13</text:p>
          </table:table-cell>
          <table:table-cell office:value-type="float" office:value="3.1E-2" table:style-name="ce13">
            <text:p><text:s text:c="2"/>0,03</text:p>
          </table:table-cell>
          <table:table-cell office:value-type="float" office:value="-3.5000000000000003E-2" table:style-name="ce13">
            <text:p>- <text:s/>0,04</text:p>
          </table:table-cell>
          <table:table-cell office:value-type="float" office:value="-6.0999999999999999E-2" table:style-name="ce13">
            <text:p>- <text:s/>0,06</text:p>
          </table:table-cell>
          <table:table-cell office:value-type="float" office:value="-5.8000000000000003E-2" table:style-name="ce13">
            <text:p>- <text:s/>0,06</text:p>
          </table:table-cell>
          <table:table-cell office:value-type="float" office:value="-0.06" table:style-name="ce13">
            <text:p>- <text:s/>0,06</text:p>
          </table:table-cell>
          <table:table-cell office:value-type="float" office:value="-7.6999999999999999E-2" table:style-name="ce13">
            <text:p>- <text:s/>0,08</text:p>
          </table:table-cell>
          <table:table-cell office:value-type="float" office:value="-0.1" table:style-name="ce13">
            <text:p>- <text:s/>0,10</text:p>
          </table:table-cell>
          <table:table-cell office:value-type="float" office:value="-0.11799999999999999" table:style-name="ce13">
            <text:p>- <text:s/>0,12</text:p>
          </table:table-cell>
          <table:table-cell office:value-type="float" office:value="-0.13100000000000001" table:style-name="ce13">
            <text:p>- <text:s/>0,13</text:p>
          </table:table-cell>
          <table:table-cell office:value-type="float" office:value="-0.14199999999999999" table:style-name="ce13">
            <text:p>- <text:s/>0,14</text:p>
          </table:table-cell>
          <table:table-cell office:value-type="string" table:style-name="ce14">
            <text:p>British Virgin Islands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Islas Vírgenes de los Estados Unidos<text:s/></text:p>
          </table:table-cell>
          <table:table-cell office:value-type="string" table:style-name="ce1">
            <text:p>Islas Vírgenes Estadounidenses</text:p>
          </table:table-cell>
          <table:table-cell office:value-type="string" table:style-name="ce1">
            <text:p>VIR</text:p>
          </table:table-cell>
          <table:table-cell office:value-type="string" table:style-name="ce1">
            <text:p>VIR</text:p>
          </table:table-cell>
          <table:table-cell office:value-type="float" office:value="850" table:style-name="ce1">
            <text:p>850</text:p>
          </table:table-cell>
          <table:table-cell office:value-type="float" office:value="1.83" table:style-name="ce13">
            <text:p><text:s text:c="2"/>1,83</text:p>
          </table:table-cell>
          <table:table-cell office:value-type="float" office:value="2.1120000000000001" table:style-name="ce13">
            <text:p><text:s text:c="2"/>2,11</text:p>
          </table:table-cell>
          <table:table-cell office:value-type="float" office:value="8.3780000000000001" table:style-name="ce13">
            <text:p><text:s text:c="2"/>8,38</text:p>
          </table:table-cell>
          <table:table-cell office:value-type="float" office:value="5.1159999999999997" table:style-name="ce13">
            <text:p><text:s text:c="2"/>5,12</text:p>
          </table:table-cell>
          <table:table-cell office:value-type="float" office:value="5.8390000000000004" table:style-name="ce13">
            <text:p><text:s text:c="2"/>5,84</text:p>
          </table:table-cell>
          <table:table-cell office:value-type="float" office:value="2.7469999999999999" table:style-name="ce13">
            <text:p><text:s text:c="2"/>2,75</text:p>
          </table:table-cell>
          <table:table-cell office:value-type="float" office:value="1.23" table:style-name="ce13">
            <text:p><text:s text:c="2"/>1,23</text:p>
          </table:table-cell>
          <table:table-cell office:value-type="float" office:value="-0.27200000000000002" table:style-name="ce13">
            <text:p>- <text:s/>0,27</text:p>
          </table:table-cell>
          <table:table-cell office:value-type="float" office:value="0.71599999999999997" table:style-name="ce13">
            <text:p><text:s text:c="2"/>0,72</text:p>
          </table:table-cell>
          <table:table-cell office:value-type="float" office:value="0.27700000000000002" table:style-name="ce13">
            <text:p><text:s text:c="2"/>0,28</text:p>
          </table:table-cell>
          <table:table-cell office:value-type="float" office:value="-0.13700000000000001" table:style-name="ce13">
            <text:p>- <text:s/>0,14</text:p>
          </table:table-cell>
          <table:table-cell office:value-type="float" office:value="-0.25900000000000001" table:style-name="ce13">
            <text:p>- <text:s/>0,26</text:p>
          </table:table-cell>
          <table:table-cell office:value-type="float" office:value="9.8000000000000004E-2" table:style-name="ce13">
            <text:p><text:s text:c="2"/>0,10</text:p>
          </table:table-cell>
          <table:table-cell office:value-type="float" office:value="-3.3000000000000002E-2" table:style-name="ce13">
            <text:p>- <text:s/>0,03</text:p>
          </table:table-cell>
          <table:table-cell office:value-type="float" office:value="-0.13700000000000001" table:style-name="ce13">
            <text:p>- <text:s/>0,14</text:p>
          </table:table-cell>
          <table:table-cell office:value-type="float" office:value="-0.20599999999999999" table:style-name="ce13">
            <text:p>- <text:s/>0,21</text:p>
          </table:table-cell>
          <table:table-cell office:value-type="float" office:value="-0.20699999999999999" table:style-name="ce13">
            <text:p>- <text:s/>0,21</text:p>
          </table:table-cell>
          <table:table-cell office:value-type="float" office:value="-0.153" table:style-name="ce13">
            <text:p>- <text:s/>0,15</text:p>
          </table:table-cell>
          <table:table-cell office:value-type="float" office:value="-8.5000000000000006E-2" table:style-name="ce13">
            <text:p>- <text:s/>0,09</text:p>
          </table:table-cell>
          <table:table-cell office:value-type="float" office:value="-1.4E-2" table:style-name="ce13">
            <text:p>- <text:s/>0,01</text:p>
          </table:table-cell>
          <table:table-cell office:value-type="float" office:value="-1.9E-2" table:style-name="ce13">
            <text:p>- <text:s/>0,02</text:p>
          </table:table-cell>
          <table:table-cell office:value-type="float" office:value="8.9999999999999993E-3" table:style-name="ce13">
            <text:p><text:s text:c="2"/>0,01</text:p>
          </table:table-cell>
          <table:table-cell office:value-type="float" office:value="7.0999999999999994E-2" table:style-name="ce13">
            <text:p><text:s text:c="2"/>0,07</text:p>
          </table:table-cell>
          <table:table-cell office:value-type="float" office:value="0.13400000000000001" table:style-name="ce13">
            <text:p><text:s text:c="2"/>0,13</text:p>
          </table:table-cell>
          <table:table-cell office:value-type="float" office:value="0.17100000000000001" table:style-name="ce13">
            <text:p><text:s text:c="2"/>0,17</text:p>
          </table:table-cell>
          <table:table-cell office:value-type="float" office:value="0.16700000000000001" table:style-name="ce13">
            <text:p><text:s text:c="2"/>0,17</text:p>
          </table:table-cell>
          <table:table-cell office:value-type="float" office:value="0.13700000000000001" table:style-name="ce13">
            <text:p><text:s text:c="2"/>0,14</text:p>
          </table:table-cell>
          <table:table-cell office:value-type="float" office:value="9.6000000000000002E-2" table:style-name="ce13">
            <text:p><text:s text:c="2"/>0,10</text:p>
          </table:table-cell>
          <table:table-cell office:value-type="float" office:value="4.9000000000000002E-2" table:style-name="ce13">
            <text:p><text:s text:c="2"/>0,05</text:p>
          </table:table-cell>
          <table:table-cell office:value-type="float" office:value="1.6E-2" table:style-name="ce13">
            <text:p><text:s text:c="2"/>0,02</text:p>
          </table:table-cell>
          <table:table-cell office:value-type="string" table:style-name="ce14">
            <text:p>United States Virgin Islands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Jamaica<text:s/>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AM</text:p>
          </table:table-cell>
          <table:table-cell office:value-type="string" table:style-name="ce1">
            <text:p>JAM</text:p>
          </table:table-cell>
          <table:table-cell office:value-type="float" office:value="388" table:style-name="ce1">
            <text:p>388</text:p>
          </table:table-cell>
          <table:table-cell office:value-type="float" office:value="1.887" table:style-name="ce13">
            <text:p><text:s text:c="2"/>1,89</text:p>
          </table:table-cell>
          <table:table-cell office:value-type="float" office:value="1.101" table:style-name="ce13">
            <text:p><text:s text:c="2"/>1,10</text:p>
          </table:table-cell>
          <table:table-cell office:value-type="float" office:value="1.55" table:style-name="ce13">
            <text:p><text:s text:c="2"/>1,55</text:p>
          </table:table-cell>
          <table:table-cell office:value-type="float" office:value="1.1970000000000001" table:style-name="ce13">
            <text:p><text:s text:c="2"/>1,20</text:p>
          </table:table-cell>
          <table:table-cell office:value-type="float" office:value="1.476" table:style-name="ce13">
            <text:p><text:s text:c="2"/>1,48</text:p>
          </table:table-cell>
          <table:table-cell office:value-type="float" office:value="1.1619999999999999" table:style-name="ce13">
            <text:p><text:s text:c="2"/>1,16</text:p>
          </table:table-cell>
          <table:table-cell office:value-type="float" office:value="1.49" table:style-name="ce13">
            <text:p><text:s text:c="2"/>1,49</text:p>
          </table:table-cell>
          <table:table-cell office:value-type="float" office:value="0.58299999999999996" table:style-name="ce13">
            <text:p><text:s text:c="2"/>0,58</text:p>
          </table:table-cell>
          <table:table-cell office:value-type="float" office:value="0.80300000000000005" table:style-name="ce13">
            <text:p><text:s text:c="2"/>0,80</text:p>
          </table:table-cell>
          <table:table-cell office:value-type="float" office:value="0.95299999999999996" table:style-name="ce13">
            <text:p><text:s text:c="2"/>0,95</text:p>
          </table:table-cell>
          <table:table-cell office:value-type="float" office:value="0.75900000000000001" table:style-name="ce13">
            <text:p><text:s text:c="2"/>0,76</text:p>
          </table:table-cell>
          <table:table-cell office:value-type="float" office:value="0.438" table:style-name="ce13">
            <text:p><text:s text:c="2"/>0,44</text:p>
          </table:table-cell>
          <table:table-cell office:value-type="float" office:value="0.51700000000000002" table:style-name="ce13">
            <text:p><text:s text:c="2"/>0,52</text:p>
          </table:table-cell>
          <table:table-cell office:value-type="float" office:value="0.45" table:style-name="ce13">
            <text:p><text:s text:c="2"/>0,45</text:p>
          </table:table-cell>
          <table:table-cell office:value-type="float" office:value="0.33400000000000002" table:style-name="ce13">
            <text:p><text:s text:c="2"/>0,33</text:p>
          </table:table-cell>
          <table:table-cell office:value-type="float" office:value="0.16400000000000001" table:style-name="ce13">
            <text:p><text:s text:c="2"/>0,16</text:p>
          </table:table-cell>
          <table:table-cell office:value-type="float" office:value="-1.6E-2" table:style-name="ce13">
            <text:p>- <text:s/>0,02</text:p>
          </table:table-cell>
          <table:table-cell office:value-type="float" office:value="-0.17599999999999999" table:style-name="ce13">
            <text:p>- <text:s/>0,18</text:p>
          </table:table-cell>
          <table:table-cell office:value-type="float" office:value="-0.32400000000000001" table:style-name="ce13">
            <text:p>- <text:s/>0,32</text:p>
          </table:table-cell>
          <table:table-cell office:value-type="float" office:value="-0.46800000000000003" table:style-name="ce13">
            <text:p>- <text:s/>0,47</text:p>
          </table:table-cell>
          <table:table-cell office:value-type="float" office:value="-0.54900000000000004" table:style-name="ce13">
            <text:p>- <text:s/>0,55</text:p>
          </table:table-cell>
          <table:table-cell office:value-type="float" office:value="-0.60899999999999999" table:style-name="ce13">
            <text:p>- <text:s/>0,61</text:p>
          </table:table-cell>
          <table:table-cell office:value-type="float" office:value="-0.63700000000000001" table:style-name="ce13">
            <text:p>- <text:s/>0,64</text:p>
          </table:table-cell>
          <table:table-cell office:value-type="float" office:value="-0.65100000000000002" table:style-name="ce13">
            <text:p>- <text:s/>0,65</text:p>
          </table:table-cell>
          <table:table-cell office:value-type="float" office:value="-0.67100000000000004" table:style-name="ce13">
            <text:p>- <text:s/>0,67</text:p>
          </table:table-cell>
          <table:table-cell office:value-type="float" office:value="-0.69699999999999995" table:style-name="ce13">
            <text:p>- <text:s/>0,70</text:p>
          </table:table-cell>
          <table:table-cell office:value-type="float" office:value="-0.70799999999999996" table:style-name="ce13">
            <text:p>- <text:s/>0,71</text:p>
          </table:table-cell>
          <table:table-cell office:value-type="float" office:value="-0.67800000000000005" table:style-name="ce13">
            <text:p>- <text:s/>0,68</text:p>
          </table:table-cell>
          <table:table-cell office:value-type="float" office:value="-0.59399999999999997" table:style-name="ce13">
            <text:p>- <text:s/>0,59</text:p>
          </table:table-cell>
          <table:table-cell office:value-type="float" office:value="-0.48" table:style-name="ce13">
            <text:p>- <text:s/>0,48</text:p>
          </table:table-cell>
          <table:table-cell office:value-type="string" table:style-name="ce14">
            <text:p>Jamaic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México<text:s/></text:p>
          </table:table-cell>
          <table:table-cell office:value-type="string" table:style-name="ce1">
            <text:p>México</text:p>
          </table:table-cell>
          <table:table-cell office:value-type="string" table:style-name="ce1">
            <text:p>MEX</text:p>
          </table:table-cell>
          <table:table-cell office:value-type="string" table:style-name="ce1">
            <text:p>MEX</text:p>
          </table:table-cell>
          <table:table-cell office:value-type="float" office:value="484" table:style-name="ce1">
            <text:p>484</text:p>
          </table:table-cell>
          <table:table-cell office:value-type="float" office:value="3.019091848" table:style-name="ce13">
            <text:p><text:s text:c="2"/>3,02</text:p>
          </table:table-cell>
          <table:table-cell office:value-type="float" office:value="3.2328342999999999" table:style-name="ce13">
            <text:p><text:s text:c="2"/>3,23</text:p>
          </table:table-cell>
          <table:table-cell office:value-type="float" office:value="3.1776922999999999" table:style-name="ce13">
            <text:p><text:s text:c="2"/>3,18</text:p>
          </table:table-cell>
          <table:table-cell office:value-type="float" office:value="3.1181694000000002" table:style-name="ce13">
            <text:p><text:s text:c="2"/>3,12</text:p>
          </table:table-cell>
          <table:table-cell office:value-type="float" office:value="3.0473864000000002" table:style-name="ce13">
            <text:p><text:s text:c="2"/>3,05</text:p>
          </table:table-cell>
          <table:table-cell office:value-type="float" office:value="2.6230047999999999" table:style-name="ce13">
            <text:p><text:s text:c="2"/>2,62</text:p>
          </table:table-cell>
          <table:table-cell office:value-type="float" office:value="1.9231237000000001" table:style-name="ce13">
            <text:p><text:s text:c="2"/>1,92</text:p>
          </table:table-cell>
          <table:table-cell office:value-type="float" office:value="1.9322887" table:style-name="ce13">
            <text:p><text:s text:c="2"/>1,93</text:p>
          </table:table-cell>
          <table:table-cell office:value-type="float" office:value="2.0454821000000001" table:style-name="ce13">
            <text:p><text:s text:c="2"/>2,05</text:p>
          </table:table-cell>
          <table:table-cell office:value-type="float" office:value="1.4714339000000001" table:style-name="ce13">
            <text:p><text:s text:c="2"/>1,47</text:p>
          </table:table-cell>
          <table:table-cell office:value-type="float" office:value="1.2703317000000001" table:style-name="ce13">
            <text:p><text:s text:c="2"/>1,27</text:p>
          </table:table-cell>
          <table:table-cell office:value-type="float" office:value="1.2360698999999999" table:style-name="ce13">
            <text:p><text:s text:c="2"/>1,24</text:p>
          </table:table-cell>
          <table:table-cell office:value-type="float" office:value="1.1023125" table:style-name="ce13">
            <text:p><text:s text:c="2"/>1,10</text:p>
          </table:table-cell>
          <table:table-cell office:value-type="float" office:value="0.866568" table:style-name="ce13">
            <text:p><text:s text:c="2"/>0,87</text:p>
          </table:table-cell>
          <table:table-cell office:value-type="float" office:value="0.6441713" table:style-name="ce13">
            <text:p><text:s text:c="2"/>0,64</text:p>
          </table:table-cell>
          <table:table-cell office:value-type="float" office:value="0.50475919999999996" table:style-name="ce13">
            <text:p><text:s text:c="2"/>0,50</text:p>
          </table:table-cell>
          <table:table-cell office:value-type="float" office:value="0.40717239999999999" table:style-name="ce13">
            <text:p><text:s text:c="2"/>0,41</text:p>
          </table:table-cell>
          <table:table-cell office:value-type="float" office:value="0.28900880000000001" table:style-name="ce13">
            <text:p><text:s text:c="2"/>0,29</text:p>
          </table:table-cell>
          <table:table-cell office:value-type="float" office:value="0.1761066" table:style-name="ce13">
            <text:p><text:s text:c="2"/>0,18</text:p>
          </table:table-cell>
          <table:table-cell office:value-type="float" office:value="6.7726999999999996E-2" table:style-name="ce13">
            <text:p><text:s text:c="2"/>0,07</text:p>
          </table:table-cell>
          <table:table-cell office:value-type="float" office:value="-1.3995E-2" table:style-name="ce13">
            <text:p>- <text:s/>0,01</text:p>
          </table:table-cell>
          <table:table-cell office:value-type="float" office:value="-9.1488E-2" table:style-name="ce13">
            <text:p>- <text:s/>0,09</text:p>
          </table:table-cell>
          <table:table-cell office:value-type="float" office:value="-0.15851100000000001" table:style-name="ce13">
            <text:p>- <text:s/>0,16</text:p>
          </table:table-cell>
          <table:table-cell office:value-type="float" office:value="-0.20694199999999999" table:style-name="ce13">
            <text:p>- <text:s/>0,21</text:p>
          </table:table-cell>
          <table:table-cell office:value-type="float" office:value="-0.23397299999999999" table:style-name="ce13">
            <text:p>- <text:s/>0,23</text:p>
          </table:table-cell>
          <table:table-cell office:value-type="float" office:value="-0.136849" table:style-name="ce13">
            <text:p>- <text:s/>0,14</text:p>
          </table:table-cell>
          <table:table-cell office:value-type="float" office:value="-0.14968699999999999" table:style-name="ce13">
            <text:p>- <text:s/>0,15</text:p>
          </table:table-cell>
          <table:table-cell office:value-type="float" office:value="-0.14535300000000001" table:style-name="ce13">
            <text:p>- <text:s/>0,15</text:p>
          </table:table-cell>
          <table:table-cell office:value-type="float" office:value="-0.13834299999999999" table:style-name="ce13">
            <text:p>- <text:s/>0,14</text:p>
          </table:table-cell>
          <table:table-cell office:value-type="float" office:value="-0.12554199999999999" table:style-name="ce13">
            <text:p>- <text:s/>0,13</text:p>
          </table:table-cell>
          <table:table-cell office:value-type="string" table:style-name="ce14">
            <text:p>Mexico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Montserrat<text:s/></text:p>
          </table:table-cell>
          <table:table-cell office:value-type="string" table:style-name="ce1">
            <text:p>Montserrat</text:p>
          </table:table-cell>
          <table:table-cell office:value-type="string" table:style-name="ce1">
            <text:p>MSR</text:p>
          </table:table-cell>
          <table:table-cell office:value-type="string" table:style-name="ce1">
            <text:p>MSR</text:p>
          </table:table-cell>
          <table:table-cell office:value-type="float" office:value="500" table:style-name="ce1">
            <text:p>500</text:p>
          </table:table-cell>
          <table:table-cell office:value-type="float" office:value="1.1160000000000001" table:style-name="ce13">
            <text:p><text:s text:c="2"/>1,12</text:p>
          </table:table-cell>
          <table:table-cell office:value-type="float" office:value="-3.3340000000000001" table:style-name="ce13">
            <text:p>- <text:s/>3,33</text:p>
          </table:table-cell>
          <table:table-cell office:value-type="float" office:value="-0.434" table:style-name="ce13">
            <text:p>- <text:s/>0,43</text:p>
          </table:table-cell>
          <table:table-cell office:value-type="float" office:value="-0.36299999999999999" table:style-name="ce13">
            <text:p>- <text:s/>0,36</text:p>
          </table:table-cell>
          <table:table-cell office:value-type="float" office:value="0.25800000000000001" table:style-name="ce13">
            <text:p><text:s text:c="2"/>0,26</text:p>
          </table:table-cell>
          <table:table-cell office:value-type="float" office:value="0.23499999999999999" table:style-name="ce13">
            <text:p><text:s text:c="2"/>0,24</text:p>
          </table:table-cell>
          <table:table-cell office:value-type="float" office:value="-1.022" table:style-name="ce13">
            <text:p>- <text:s/>1,02</text:p>
          </table:table-cell>
          <table:table-cell office:value-type="float" office:value="-1.0720000000000001" table:style-name="ce13">
            <text:p>- <text:s/>1,07</text:p>
          </table:table-cell>
          <table:table-cell office:value-type="float" office:value="-0.95799999999999996" table:style-name="ce13">
            <text:p>- <text:s/>0,96</text:p>
          </table:table-cell>
          <table:table-cell office:value-type="float" office:value="-14.497999999999999" table:style-name="ce13">
            <text:p>- <text:s/>14,50</text:p>
          </table:table-cell>
          <table:table-cell office:value-type="float" office:value="-0.73599999999999999" table:style-name="ce13">
            <text:p>- <text:s/>0,74</text:p>
          </table:table-cell>
          <table:table-cell office:value-type="float" office:value="0.72399999999999998" table:style-name="ce13">
            <text:p><text:s text:c="2"/>0,72</text:p>
          </table:table-cell>
          <table:table-cell office:value-type="float" office:value="0.88100000000000001" table:style-name="ce13">
            <text:p><text:s text:c="2"/>0,88</text:p>
          </table:table-cell>
          <table:table-cell office:value-type="float" office:value="0.65" table:style-name="ce13">
            <text:p><text:s text:c="2"/>0,65</text:p>
          </table:table-cell>
          <table:table-cell office:value-type="float" office:value="0.53500000000000003" table:style-name="ce13">
            <text:p><text:s text:c="2"/>0,54</text:p>
          </table:table-cell>
          <table:table-cell office:value-type="float" office:value="0.46100000000000002" table:style-name="ce13">
            <text:p><text:s text:c="2"/>0,46</text:p>
          </table:table-cell>
          <table:table-cell office:value-type="float" office:value="0.36299999999999999" table:style-name="ce13">
            <text:p><text:s text:c="2"/>0,36</text:p>
          </table:table-cell>
          <table:table-cell office:value-type="float" office:value="0.25" table:style-name="ce13">
            <text:p><text:s text:c="2"/>0,25</text:p>
          </table:table-cell>
          <table:table-cell office:value-type="float" office:value="0.155" table:style-name="ce13">
            <text:p><text:s text:c="2"/>0,16</text:p>
          </table:table-cell>
          <table:table-cell office:value-type="float" office:value="6.5000000000000002E-2" table:style-name="ce13">
            <text:p><text:s text:c="2"/>0,07</text:p>
          </table:table-cell>
          <table:table-cell office:value-type="float" office:value="3.0000000000000001E-3" table:style-name="ce13">
            <text:p><text:s text:c="2"/>0,00</text:p>
          </table:table-cell>
          <table:table-cell office:value-type="float" office:value="-5.5E-2" table:style-name="ce13">
            <text:p>- <text:s/>0,06</text:p>
          </table:table-cell>
          <table:table-cell office:value-type="float" office:value="-8.5999999999999993E-2" table:style-name="ce13">
            <text:p>- <text:s/>0,09</text:p>
          </table:table-cell>
          <table:table-cell office:value-type="float" office:value="-0.107" table:style-name="ce13">
            <text:p>- <text:s/>0,11</text:p>
          </table:table-cell>
          <table:table-cell office:value-type="float" office:value="-0.104" table:style-name="ce13">
            <text:p>- <text:s/>0,10</text:p>
          </table:table-cell>
          <table:table-cell office:value-type="float" office:value="-0.111" table:style-name="ce13">
            <text:p>- <text:s/>0,11</text:p>
          </table:table-cell>
          <table:table-cell office:value-type="float" office:value="-0.109" table:style-name="ce13">
            <text:p>- <text:s/>0,11</text:p>
          </table:table-cell>
          <table:table-cell office:value-type="float" office:value="-0.106" table:style-name="ce13">
            <text:p>- <text:s/>0,11</text:p>
          </table:table-cell>
          <table:table-cell office:value-type="float" office:value="-0.13800000000000001" table:style-name="ce13">
            <text:p>- <text:s/>0,14</text:p>
          </table:table-cell>
          <table:table-cell office:value-type="float" office:value="-0.13200000000000001" table:style-name="ce13">
            <text:p>- <text:s/>0,13</text:p>
          </table:table-cell>
          <table:table-cell office:value-type="string" table:style-name="ce14">
            <text:p>Montserrat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Nicaragua<text:s/></text:p>
          </table:table-cell>
          <table:table-cell office:value-type="string" table:style-name="ce1">
            <text:p>Nicaragua</text:p>
          </table:table-cell>
          <table:table-cell office:value-type="string" table:style-name="ce1">
            <text:p>NIC</text:p>
          </table:table-cell>
          <table:table-cell office:value-type="string" table:style-name="ce1">
            <text:p>NIC</text:p>
          </table:table-cell>
          <table:table-cell office:value-type="float" office:value="558" table:style-name="ce1">
            <text:p>558</text:p>
          </table:table-cell>
          <table:table-cell office:value-type="float" office:value="3.0447307729999999" table:style-name="ce13">
            <text:p><text:s text:c="2"/>3,04</text:p>
          </table:table-cell>
          <table:table-cell office:value-type="float" office:value="3.2564050999999998" table:style-name="ce13">
            <text:p><text:s text:c="2"/>3,26</text:p>
          </table:table-cell>
          <table:table-cell office:value-type="float" office:value="3.0113818999999999" table:style-name="ce13">
            <text:p><text:s text:c="2"/>3,01</text:p>
          </table:table-cell>
          <table:table-cell office:value-type="float" office:value="3.0241509999999998" table:style-name="ce13">
            <text:p><text:s text:c="2"/>3,02</text:p>
          </table:table-cell>
          <table:table-cell office:value-type="float" office:value="3.0717232000000001" table:style-name="ce13">
            <text:p><text:s text:c="2"/>3,07</text:p>
          </table:table-cell>
          <table:table-cell office:value-type="float" office:value="2.9975619" table:style-name="ce13">
            <text:p><text:s text:c="2"/>3,00</text:p>
          </table:table-cell>
          <table:table-cell office:value-type="float" office:value="2.6430845000000001" table:style-name="ce13">
            <text:p><text:s text:c="2"/>2,64</text:p>
          </table:table-cell>
          <table:table-cell office:value-type="float" office:value="2.1842131999999999" table:style-name="ce13">
            <text:p><text:s text:c="2"/>2,18</text:p>
          </table:table-cell>
          <table:table-cell office:value-type="float" office:value="2.3747497000000002" table:style-name="ce13">
            <text:p><text:s text:c="2"/>2,37</text:p>
          </table:table-cell>
          <table:table-cell office:value-type="float" office:value="1.8104602000000001" table:style-name="ce13">
            <text:p><text:s text:c="2"/>1,81</text:p>
          </table:table-cell>
          <table:table-cell office:value-type="float" office:value="1.343218" table:style-name="ce13">
            <text:p><text:s text:c="2"/>1,34</text:p>
          </table:table-cell>
          <table:table-cell office:value-type="float" office:value="1.2699130999999999" table:style-name="ce13">
            <text:p><text:s text:c="2"/>1,27</text:p>
          </table:table-cell>
          <table:table-cell office:value-type="float" office:value="1.4043013" table:style-name="ce13">
            <text:p><text:s text:c="2"/>1,40</text:p>
          </table:table-cell>
          <table:table-cell office:value-type="float" office:value="1.2167669000000001" table:style-name="ce13">
            <text:p><text:s text:c="2"/>1,22</text:p>
          </table:table-cell>
          <table:table-cell office:value-type="float" office:value="1.0111591" table:style-name="ce13">
            <text:p><text:s text:c="2"/>1,01</text:p>
          </table:table-cell>
          <table:table-cell office:value-type="float" office:value="0.81847749999999997" table:style-name="ce13">
            <text:p><text:s text:c="2"/>0,82</text:p>
          </table:table-cell>
          <table:table-cell office:value-type="float" office:value="0.64514260000000001" table:style-name="ce13">
            <text:p><text:s text:c="2"/>0,65</text:p>
          </table:table-cell>
          <table:table-cell office:value-type="float" office:value="0.4791338" table:style-name="ce13">
            <text:p><text:s text:c="2"/>0,48</text:p>
          </table:table-cell>
          <table:table-cell office:value-type="float" office:value="0.31967240000000002" table:style-name="ce13">
            <text:p><text:s text:c="2"/>0,32</text:p>
          </table:table-cell>
          <table:table-cell office:value-type="float" office:value="0.1544102" table:style-name="ce13">
            <text:p><text:s text:c="2"/>0,15</text:p>
          </table:table-cell>
          <table:table-cell office:value-type="float" office:value="0.1702264" table:style-name="ce13">
            <text:p><text:s text:c="2"/>0,17</text:p>
          </table:table-cell>
          <table:table-cell office:value-type="float" office:value="0.14114199999999999" table:style-name="ce13">
            <text:p><text:s text:c="2"/>0,14</text:p>
          </table:table-cell>
          <table:table-cell office:value-type="float" office:value="7.6059399999999999E-2" table:style-name="ce13">
            <text:p><text:s text:c="2"/>0,08</text:p>
          </table:table-cell>
          <table:table-cell office:value-type="float" office:value="-6.3680000000000004E-3" table:style-name="ce13">
            <text:p>- <text:s/>0,01</text:p>
          </table:table-cell>
          <table:table-cell office:value-type="float" office:value="-9.8847000000000004E-2" table:style-name="ce13">
            <text:p>- <text:s/>0,10</text:p>
          </table:table-cell>
          <table:table-cell office:value-type="float" office:value="-0.17799599999999999" table:style-name="ce13">
            <text:p>- <text:s/>0,18</text:p>
          </table:table-cell>
          <table:table-cell office:value-type="float" office:value="-0.241531" table:style-name="ce13">
            <text:p>- <text:s/>0,24</text:p>
          </table:table-cell>
          <table:table-cell office:value-type="float" office:value="-0.276279" table:style-name="ce13">
            <text:p>- <text:s/>0,28</text:p>
          </table:table-cell>
          <table:table-cell office:value-type="float" office:value="-0.30253999999999998" table:style-name="ce13">
            <text:p>- <text:s/>0,30</text:p>
          </table:table-cell>
          <table:table-cell office:value-type="float" office:value="-0.31223699999999999" table:style-name="ce13">
            <text:p>- <text:s/>0,31</text:p>
          </table:table-cell>
          <table:table-cell office:value-type="string" table:style-name="ce14">
            <text:p>Nicaragu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Panamá<text:s/></text:p>
          </table:table-cell>
          <table:table-cell office:value-type="string" table:style-name="ce1">
            <text:p>Panamá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PAN</text:p>
          </table:table-cell>
          <table:table-cell office:value-type="float" office:value="591" table:style-name="ce1">
            <text:p>591</text:p>
          </table:table-cell>
          <table:table-cell office:value-type="float" office:value="2.6632514660000002" table:style-name="ce13">
            <text:p><text:s text:c="2"/>2,66</text:p>
          </table:table-cell>
          <table:table-cell office:value-type="float" office:value="2.9037503" table:style-name="ce13">
            <text:p><text:s text:c="2"/>2,90</text:p>
          </table:table-cell>
          <table:table-cell office:value-type="float" office:value="2.9940546000000001" table:style-name="ce13">
            <text:p><text:s text:c="2"/>2,99</text:p>
          </table:table-cell>
          <table:table-cell office:value-type="float" office:value="2.9091979000000001" table:style-name="ce13">
            <text:p><text:s text:c="2"/>2,91</text:p>
          </table:table-cell>
          <table:table-cell office:value-type="float" office:value="2.7845181000000001" table:style-name="ce13">
            <text:p><text:s text:c="2"/>2,78</text:p>
          </table:table-cell>
          <table:table-cell office:value-type="float" office:value="2.5230747999999998" table:style-name="ce13">
            <text:p><text:s text:c="2"/>2,52</text:p>
          </table:table-cell>
          <table:table-cell office:value-type="float" office:value="2.3064708999999999" table:style-name="ce13">
            <text:p><text:s text:c="2"/>2,31</text:p>
          </table:table-cell>
          <table:table-cell office:value-type="float" office:value="2.1548897999999999" table:style-name="ce13">
            <text:p><text:s text:c="2"/>2,15</text:p>
          </table:table-cell>
          <table:table-cell office:value-type="float" office:value="2.0598394999999998" table:style-name="ce13">
            <text:p><text:s text:c="2"/>2,06</text:p>
          </table:table-cell>
          <table:table-cell office:value-type="float" office:value="2.0477417" table:style-name="ce13">
            <text:p><text:s text:c="2"/>2,05</text:p>
          </table:table-cell>
          <table:table-cell office:value-type="float" office:value="1.9386808" table:style-name="ce13">
            <text:p><text:s text:c="2"/>1,94</text:p>
          </table:table-cell>
          <table:table-cell office:value-type="float" office:value="1.7736406" table:style-name="ce13">
            <text:p><text:s text:c="2"/>1,77</text:p>
          </table:table-cell>
          <table:table-cell office:value-type="float" office:value="1.638415" table:style-name="ce13">
            <text:p><text:s text:c="2"/>1,64</text:p>
          </table:table-cell>
          <table:table-cell office:value-type="float" office:value="1.4839819999999999" table:style-name="ce13">
            <text:p><text:s text:c="2"/>1,48</text:p>
          </table:table-cell>
          <table:table-cell office:value-type="float" office:value="1.3131363" table:style-name="ce13">
            <text:p><text:s text:c="2"/>1,31</text:p>
          </table:table-cell>
          <table:table-cell office:value-type="float" office:value="1.1679622999999999" table:style-name="ce13">
            <text:p><text:s text:c="2"/>1,17</text:p>
          </table:table-cell>
          <table:table-cell office:value-type="float" office:value="1.020856" table:style-name="ce13">
            <text:p><text:s text:c="2"/>1,02</text:p>
          </table:table-cell>
          <table:table-cell office:value-type="float" office:value="0.88065369999999998" table:style-name="ce13">
            <text:p><text:s text:c="2"/>0,88</text:p>
          </table:table-cell>
          <table:table-cell office:value-type="float" office:value="0.71036129999999997" table:style-name="ce13">
            <text:p><text:s text:c="2"/>0,71</text:p>
          </table:table-cell>
          <table:table-cell office:value-type="float" office:value="0.54082609999999998" table:style-name="ce13">
            <text:p><text:s text:c="2"/>0,54</text:p>
          </table:table-cell>
          <table:table-cell office:value-type="float" office:value="0.41034690000000001" table:style-name="ce13">
            <text:p><text:s text:c="2"/>0,41</text:p>
          </table:table-cell>
          <table:table-cell office:value-type="float" office:value="0.29750120000000002" table:style-name="ce13">
            <text:p><text:s text:c="2"/>0,30</text:p>
          </table:table-cell>
          <table:table-cell office:value-type="float" office:value="0.20461389999999999" table:style-name="ce13">
            <text:p><text:s text:c="2"/>0,20</text:p>
          </table:table-cell>
          <table:table-cell office:value-type="float" office:value="0.1263061" table:style-name="ce13">
            <text:p><text:s text:c="2"/>0,13</text:p>
          </table:table-cell>
          <table:table-cell office:value-type="float" office:value="5.2196300000000001E-2" table:style-name="ce13">
            <text:p><text:s text:c="2"/>0,05</text:p>
          </table:table-cell>
          <table:table-cell office:value-type="float" office:value="-1.2618000000000001E-2" table:style-name="ce13">
            <text:p>- <text:s/>0,01</text:p>
          </table:table-cell>
          <table:table-cell office:value-type="float" office:value="-6.5128000000000005E-2" table:style-name="ce13">
            <text:p>- <text:s/>0,07</text:p>
          </table:table-cell>
          <table:table-cell office:value-type="float" office:value="-0.11236599999999999" table:style-name="ce13">
            <text:p>- <text:s/>0,11</text:p>
          </table:table-cell>
          <table:table-cell office:value-type="float" office:value="-0.15285399999999999" table:style-name="ce13">
            <text:p>- <text:s/>0,15</text:p>
          </table:table-cell>
          <table:table-cell office:value-type="float" office:value="-0.182481" table:style-name="ce13">
            <text:p>- <text:s/>0,18</text:p>
          </table:table-cell>
          <table:table-cell office:value-type="string" table:style-name="ce14">
            <text:p>Panam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Paraguay<text:s/></text:p>
          </table:table-cell>
          <table:table-cell office:value-type="string" table:style-name="ce10">
            <text:p>Paraguay<text:s/></text:p>
          </table:table-cell>
          <table:table-cell office:value-type="string" table:style-name="ce2">
            <text:p>PRY</text:p>
          </table:table-cell>
          <table:table-cell office:value-type="string" table:style-name="ce2">
            <text:p>PRY</text:p>
          </table:table-cell>
          <table:table-cell office:value-type="string" table:style-name="ce2">
            <text:p>-</text:p>
          </table:table-cell>
          <table:table-cell office:value-type="float" office:value="2.5648604509999999" table:style-name="ce13">
            <text:p><text:s text:c="2"/>2,56</text:p>
          </table:table-cell>
          <table:table-cell office:value-type="float" office:value="2.5968680000000002" table:style-name="ce13">
            <text:p><text:s text:c="2"/>2,60</text:p>
          </table:table-cell>
          <table:table-cell office:value-type="float" office:value="2.6570996999999998" table:style-name="ce13">
            <text:p><text:s text:c="2"/>2,66</text:p>
          </table:table-cell>
          <table:table-cell office:value-type="float" office:value="2.6351833" table:style-name="ce13">
            <text:p><text:s text:c="2"/>2,64</text:p>
          </table:table-cell>
          <table:table-cell office:value-type="float" office:value="2.4263715000000001" table:style-name="ce13">
            <text:p><text:s text:c="2"/>2,43</text:p>
          </table:table-cell>
          <table:table-cell office:value-type="float" office:value="2.6260454000000002" table:style-name="ce13">
            <text:p><text:s text:c="2"/>2,63</text:p>
          </table:table-cell>
          <table:table-cell office:value-type="float" office:value="2.929789" table:style-name="ce13">
            <text:p><text:s text:c="2"/>2,93</text:p>
          </table:table-cell>
          <table:table-cell office:value-type="float" office:value="2.7515615000000002" table:style-name="ce13">
            <text:p><text:s text:c="2"/>2,75</text:p>
          </table:table-cell>
          <table:table-cell office:value-type="float" office:value="2.4427891000000002" table:style-name="ce13">
            <text:p><text:s text:c="2"/>2,44</text:p>
          </table:table-cell>
          <table:table-cell office:value-type="float" office:value="2.1629301999999999" table:style-name="ce13">
            <text:p><text:s text:c="2"/>2,16</text:p>
          </table:table-cell>
          <table:table-cell office:value-type="float" office:value="1.9703204000000001" table:style-name="ce13">
            <text:p><text:s text:c="2"/>1,97</text:p>
          </table:table-cell>
          <table:table-cell office:value-type="float" office:value="1.7931516999999999" table:style-name="ce13">
            <text:p><text:s text:c="2"/>1,79</text:p>
          </table:table-cell>
          <table:table-cell office:value-type="float" office:value="1.591728" table:style-name="ce13">
            <text:p><text:s text:c="2"/>1,59</text:p>
          </table:table-cell>
          <table:table-cell office:value-type="float" office:value="1.3848955999999999" table:style-name="ce13">
            <text:p><text:s text:c="2"/>1,38</text:p>
          </table:table-cell>
          <table:table-cell office:value-type="float" office:value="1.1784782" table:style-name="ce13">
            <text:p><text:s text:c="2"/>1,18</text:p>
          </table:table-cell>
          <table:table-cell office:value-type="float" office:value="0.99268940000000006" table:style-name="ce13">
            <text:p><text:s text:c="2"/>0,99</text:p>
          </table:table-cell>
          <table:table-cell office:value-type="float" office:value="0.823384" table:style-name="ce13">
            <text:p><text:s text:c="2"/>0,82</text:p>
          </table:table-cell>
          <table:table-cell office:value-type="float" office:value="0.66957940000000005" table:style-name="ce13">
            <text:p><text:s text:c="2"/>0,67</text:p>
          </table:table-cell>
          <table:table-cell office:value-type="float" office:value="0.52592629999999996" table:style-name="ce13">
            <text:p><text:s text:c="2"/>0,53</text:p>
          </table:table-cell>
          <table:table-cell office:value-type="float" office:value="0.38874999999999998" table:style-name="ce13">
            <text:p><text:s text:c="2"/>0,39</text:p>
          </table:table-cell>
          <table:table-cell office:value-type="float" office:value="0.3115327" table:style-name="ce13">
            <text:p><text:s text:c="2"/>0,31</text:p>
          </table:table-cell>
          <table:table-cell office:value-type="float" office:value="0.24027799999999999" table:style-name="ce13">
            <text:p><text:s text:c="2"/>0,24</text:p>
          </table:table-cell>
          <table:table-cell office:value-type="float" office:value="0.14668200000000001" table:style-name="ce13">
            <text:p><text:s text:c="2"/>0,15</text:p>
          </table:table-cell>
          <table:table-cell office:value-type="float" office:value="4.3282899999999999E-2" table:style-name="ce13">
            <text:p><text:s text:c="2"/>0,04</text:p>
          </table:table-cell>
          <table:table-cell office:value-type="float" office:value="-5.6011999999999999E-2" table:style-name="ce13">
            <text:p>- <text:s/>0,06</text:p>
          </table:table-cell>
          <table:table-cell office:value-type="float" office:value="-0.14155499999999999" table:style-name="ce13">
            <text:p>- <text:s/>0,14</text:p>
          </table:table-cell>
          <table:table-cell office:value-type="float" office:value="-0.21848899999999999" table:style-name="ce13">
            <text:p>- <text:s/>0,22</text:p>
          </table:table-cell>
          <table:table-cell office:value-type="float" office:value="-0.26640599999999998" table:style-name="ce13">
            <text:p>- <text:s/>0,27</text:p>
          </table:table-cell>
          <table:table-cell office:value-type="float" office:value="-0.30587300000000001" table:style-name="ce13">
            <text:p>- <text:s/>0,31</text:p>
          </table:table-cell>
          <table:table-cell office:value-type="float" office:value="-0.330733" table:style-name="ce13">
            <text:p>- <text:s/>0,33</text:p>
          </table:table-cell>
          <table:table-cell office:value-type="string" table:style-name="ce14">
            <text:p>Paraguay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Perú<text:s/></text:p>
          </table:table-cell>
          <table:table-cell office:value-type="string" table:style-name="ce1">
            <text:p>Perú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ER</text:p>
          </table:table-cell>
          <table:table-cell office:value-type="float" office:value="604" table:style-name="ce1">
            <text:p>604</text:p>
          </table:table-cell>
          <table:table-cell office:value-type="float" office:value="2.5529957219999999" table:style-name="ce13">
            <text:p><text:s text:c="2"/>2,55</text:p>
          </table:table-cell>
          <table:table-cell office:value-type="float" office:value="2.7130863999999999" table:style-name="ce13">
            <text:p><text:s text:c="2"/>2,71</text:p>
          </table:table-cell>
          <table:table-cell office:value-type="float" office:value="2.8770250000000002" table:style-name="ce13">
            <text:p><text:s text:c="2"/>2,88</text:p>
          </table:table-cell>
          <table:table-cell office:value-type="float" office:value="2.8047361999999998" table:style-name="ce13">
            <text:p><text:s text:c="2"/>2,80</text:p>
          </table:table-cell>
          <table:table-cell office:value-type="float" office:value="2.7828097999999999" table:style-name="ce13">
            <text:p><text:s text:c="2"/>2,78</text:p>
          </table:table-cell>
          <table:table-cell office:value-type="float" office:value="2.6681911" table:style-name="ce13">
            <text:p><text:s text:c="2"/>2,67</text:p>
          </table:table-cell>
          <table:table-cell office:value-type="float" office:value="2.3873218999999999" table:style-name="ce13">
            <text:p><text:s text:c="2"/>2,39</text:p>
          </table:table-cell>
          <table:table-cell office:value-type="float" office:value="2.1818650000000002" table:style-name="ce13">
            <text:p><text:s text:c="2"/>2,18</text:p>
          </table:table-cell>
          <table:table-cell office:value-type="float" office:value="1.8975062" table:style-name="ce13">
            <text:p><text:s text:c="2"/>1,90</text:p>
          </table:table-cell>
          <table:table-cell office:value-type="float" office:value="1.6513865000000001" table:style-name="ce13">
            <text:p><text:s text:c="2"/>1,65</text:p>
          </table:table-cell>
          <table:table-cell office:value-type="float" office:value="1.2835719999999999" table:style-name="ce13">
            <text:p><text:s text:c="2"/>1,28</text:p>
          </table:table-cell>
          <table:table-cell office:value-type="float" office:value="1.0838093" table:style-name="ce13">
            <text:p><text:s text:c="2"/>1,08</text:p>
          </table:table-cell>
          <table:table-cell office:value-type="float" office:value="1.1434546000000001" table:style-name="ce13">
            <text:p><text:s text:c="2"/>1,14</text:p>
          </table:table-cell>
          <table:table-cell office:value-type="float" office:value="1.0763573" table:style-name="ce13">
            <text:p><text:s text:c="2"/>1,08</text:p>
          </table:table-cell>
          <table:table-cell office:value-type="float" office:value="0.99341159999999995" table:style-name="ce13">
            <text:p><text:s text:c="2"/>0,99</text:p>
          </table:table-cell>
          <table:table-cell office:value-type="float" office:value="0.84301769999999998" table:style-name="ce13">
            <text:p><text:s text:c="2"/>0,84</text:p>
          </table:table-cell>
          <table:table-cell office:value-type="float" office:value="0.69213880000000005" table:style-name="ce13">
            <text:p><text:s text:c="2"/>0,69</text:p>
          </table:table-cell>
          <table:table-cell office:value-type="float" office:value="0.54559939999999996" table:style-name="ce13">
            <text:p><text:s text:c="2"/>0,55</text:p>
          </table:table-cell>
          <table:table-cell office:value-type="float" office:value="0.4027773" table:style-name="ce13">
            <text:p><text:s text:c="2"/>0,40</text:p>
          </table:table-cell>
          <table:table-cell office:value-type="float" office:value="0.26783400000000002" table:style-name="ce13">
            <text:p><text:s text:c="2"/>0,27</text:p>
          </table:table-cell>
          <table:table-cell office:value-type="float" office:value="0.1868041" table:style-name="ce13">
            <text:p><text:s text:c="2"/>0,19</text:p>
          </table:table-cell>
          <table:table-cell office:value-type="float" office:value="9.1716000000000006E-2" table:style-name="ce13">
            <text:p><text:s text:c="2"/>0,09</text:p>
          </table:table-cell>
          <table:table-cell office:value-type="float" office:value="-9.4739999999999998E-3" table:style-name="ce13">
            <text:p>- <text:s/>0,01</text:p>
          </table:table-cell>
          <table:table-cell office:value-type="float" office:value="-8.473E-2" table:style-name="ce13">
            <text:p>- <text:s/>0,08</text:p>
          </table:table-cell>
          <table:table-cell office:value-type="float" office:value="-0.15296699999999999" table:style-name="ce13">
            <text:p>- <text:s/>0,15</text:p>
          </table:table-cell>
          <table:table-cell office:value-type="float" office:value="-0.222438" table:style-name="ce13">
            <text:p>- <text:s/>0,22</text:p>
          </table:table-cell>
          <table:table-cell office:value-type="float" office:value="-0.27873399999999998" table:style-name="ce13">
            <text:p>- <text:s/>0,28</text:p>
          </table:table-cell>
          <table:table-cell office:value-type="float" office:value="-0.32694600000000001" table:style-name="ce13">
            <text:p>- <text:s/>0,33</text:p>
          </table:table-cell>
          <table:table-cell office:value-type="float" office:value="-0.35920299999999999" table:style-name="ce13">
            <text:p>- <text:s/>0,36</text:p>
          </table:table-cell>
          <table:table-cell office:value-type="float" office:value="-0.37122699999999997" table:style-name="ce13">
            <text:p>- <text:s/>0,37</text:p>
          </table:table-cell>
          <table:table-cell office:value-type="string" table:style-name="ce14">
            <text:p>Peru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Puerto Rico<text:s/>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PRI</text:p>
          </table:table-cell>
          <table:table-cell office:value-type="string" table:style-name="ce1">
            <text:p>PRI</text:p>
          </table:table-cell>
          <table:table-cell office:value-type="float" office:value="630" table:style-name="ce1">
            <text:p>630</text:p>
          </table:table-cell>
          <table:table-cell office:value-type="float" office:value="0.26300000000000001" table:style-name="ce13">
            <text:p><text:s text:c="2"/>0,26</text:p>
          </table:table-cell>
          <table:table-cell office:value-type="float" office:value="0.94" table:style-name="ce13">
            <text:p><text:s text:c="2"/>0,94</text:p>
          </table:table-cell>
          <table:table-cell office:value-type="float" office:value="1.8009999999999999" table:style-name="ce13">
            <text:p><text:s text:c="2"/>1,80</text:p>
          </table:table-cell>
          <table:table-cell office:value-type="float" office:value="1.0009999999999999" table:style-name="ce13">
            <text:p><text:s text:c="2"/>1,00</text:p>
          </table:table-cell>
          <table:table-cell office:value-type="float" office:value="1.5760000000000001" table:style-name="ce13">
            <text:p><text:s text:c="2"/>1,58</text:p>
          </table:table-cell>
          <table:table-cell office:value-type="float" office:value="1.673" table:style-name="ce13">
            <text:p><text:s text:c="2"/>1,67</text:p>
          </table:table-cell>
          <table:table-cell office:value-type="float" office:value="1.111" table:style-name="ce13">
            <text:p><text:s text:c="2"/>1,11</text:p>
          </table:table-cell>
          <table:table-cell office:value-type="float" office:value="0.86099999999999999" table:style-name="ce13">
            <text:p><text:s text:c="2"/>0,86</text:p>
          </table:table-cell>
          <table:table-cell office:value-type="float" office:value="0.95299999999999996" table:style-name="ce13">
            <text:p><text:s text:c="2"/>0,95</text:p>
          </table:table-cell>
          <table:table-cell office:value-type="float" office:value="0.57299999999999995" table:style-name="ce13">
            <text:p><text:s text:c="2"/>0,57</text:p>
          </table:table-cell>
          <table:table-cell office:value-type="float" office:value="-0.19" table:style-name="ce13">
            <text:p>- <text:s/>0,19</text:p>
          </table:table-cell>
          <table:table-cell office:value-type="float" office:value="-0.27600000000000002" table:style-name="ce13">
            <text:p>- <text:s/>0,28</text:p>
          </table:table-cell>
          <table:table-cell office:value-type="float" office:value="-0.16" table:style-name="ce13">
            <text:p>- <text:s/>0,16</text:p>
          </table:table-cell>
          <table:table-cell office:value-type="float" office:value="-6.0000000000000001E-3" table:style-name="ce13">
            <text:p>- <text:s/>0,01</text:p>
          </table:table-cell>
          <table:table-cell office:value-type="float" office:value="7.9000000000000001E-2" table:style-name="ce13">
            <text:p><text:s text:c="2"/>0,08</text:p>
          </table:table-cell>
          <table:table-cell office:value-type="float" office:value="5.5E-2" table:style-name="ce13">
            <text:p><text:s text:c="2"/>0,06</text:p>
          </table:table-cell>
          <table:table-cell office:value-type="float" office:value="-1.4E-2" table:style-name="ce13">
            <text:p>- <text:s/>0,01</text:p>
          </table:table-cell>
          <table:table-cell office:value-type="float" office:value="-9.1999999999999998E-2" table:style-name="ce13">
            <text:p>- <text:s/>0,09</text:p>
          </table:table-cell>
          <table:table-cell office:value-type="float" office:value="-0.16600000000000001" table:style-name="ce13">
            <text:p>- <text:s/>0,17</text:p>
          </table:table-cell>
          <table:table-cell office:value-type="float" office:value="-0.23499999999999999" table:style-name="ce13">
            <text:p>- <text:s/>0,24</text:p>
          </table:table-cell>
          <table:table-cell office:value-type="float" office:value="-0.3" table:style-name="ce13">
            <text:p>- <text:s/>0,30</text:p>
          </table:table-cell>
          <table:table-cell office:value-type="float" office:value="-0.36299999999999999" table:style-name="ce13">
            <text:p>- <text:s/>0,36</text:p>
          </table:table-cell>
          <table:table-cell office:value-type="float" office:value="-0.41899999999999998" table:style-name="ce13">
            <text:p>- <text:s/>0,42</text:p>
          </table:table-cell>
          <table:table-cell office:value-type="float" office:value="-0.46500000000000002" table:style-name="ce13">
            <text:p>- <text:s/>0,47</text:p>
          </table:table-cell>
          <table:table-cell office:value-type="float" office:value="-0.503" table:style-name="ce13">
            <text:p>- <text:s/>0,50</text:p>
          </table:table-cell>
          <table:table-cell office:value-type="float" office:value="-0.53200000000000003" table:style-name="ce13">
            <text:p>- <text:s/>0,53</text:p>
          </table:table-cell>
          <table:table-cell office:value-type="float" office:value="-0.54900000000000004" table:style-name="ce13">
            <text:p>- <text:s/>0,55</text:p>
          </table:table-cell>
          <table:table-cell office:value-type="float" office:value="-0.55000000000000004" table:style-name="ce13">
            <text:p>- <text:s/>0,55</text:p>
          </table:table-cell>
          <table:table-cell office:value-type="float" office:value="-0.53400000000000003" table:style-name="ce13">
            <text:p>- <text:s/>0,53</text:p>
          </table:table-cell>
          <table:table-cell office:value-type="float" office:value="-0.499" table:style-name="ce13">
            <text:p>- <text:s/>0,50</text:p>
          </table:table-cell>
          <table:table-cell office:value-type="string" table:style-name="ce14">
            <text:p>Puerto Rico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República Dominicana<text:s/></text:p>
          </table:table-cell>
          <table:table-cell office:value-type="string" table:style-name="ce10">
            <text:p>República Dominicana<text:s/></text:p>
          </table:table-cell>
          <table:table-cell office:value-type="string" table:style-name="ce1">
            <text:p>DOM</text:p>
          </table:table-cell>
          <table:table-cell office:value-type="string" table:style-name="ce1">
            <text:p>DOM</text:p>
          </table:table-cell>
          <table:table-cell office:value-type="float" office:value="214" table:style-name="ce1">
            <text:p>214</text:p>
          </table:table-cell>
          <table:table-cell office:value-type="float" office:value="3.217682774" table:style-name="ce13">
            <text:p><text:s text:c="2"/>3,22</text:p>
          </table:table-cell>
          <table:table-cell office:value-type="float" office:value="3.3787307000000002" table:style-name="ce13">
            <text:p><text:s text:c="2"/>3,38</text:p>
          </table:table-cell>
          <table:table-cell office:value-type="float" office:value="3.2539056999999998" table:style-name="ce13">
            <text:p><text:s text:c="2"/>3,25</text:p>
          </table:table-cell>
          <table:table-cell office:value-type="float" office:value="2.9582351" table:style-name="ce13">
            <text:p><text:s text:c="2"/>2,96</text:p>
          </table:table-cell>
          <table:table-cell office:value-type="float" office:value="2.6562689000000002" table:style-name="ce13">
            <text:p><text:s text:c="2"/>2,66</text:p>
          </table:table-cell>
          <table:table-cell office:value-type="float" office:value="2.3870860999999999" table:style-name="ce13">
            <text:p><text:s text:c="2"/>2,39</text:p>
          </table:table-cell>
          <table:table-cell office:value-type="float" office:value="2.2572418000000001" table:style-name="ce13">
            <text:p><text:s text:c="2"/>2,26</text:p>
          </table:table-cell>
          <table:table-cell office:value-type="float" office:value="2.0908752000000002" table:style-name="ce13">
            <text:p><text:s text:c="2"/>2,09</text:p>
          </table:table-cell>
          <table:table-cell office:value-type="float" office:value="1.9206003" table:style-name="ce13">
            <text:p><text:s text:c="2"/>1,92</text:p>
          </table:table-cell>
          <table:table-cell office:value-type="float" office:value="1.6436763000000001" table:style-name="ce13">
            <text:p><text:s text:c="2"/>1,64</text:p>
          </table:table-cell>
          <table:table-cell office:value-type="float" office:value="1.5074601999999999" table:style-name="ce13">
            <text:p><text:s text:c="2"/>1,51</text:p>
          </table:table-cell>
          <table:table-cell office:value-type="float" office:value="1.3803753000000001" table:style-name="ce13">
            <text:p><text:s text:c="2"/>1,38</text:p>
          </table:table-cell>
          <table:table-cell office:value-type="float" office:value="1.2359770999999999" table:style-name="ce13">
            <text:p><text:s text:c="2"/>1,24</text:p>
          </table:table-cell>
          <table:table-cell office:value-type="float" office:value="1.0825893" table:style-name="ce13">
            <text:p><text:s text:c="2"/>1,08</text:p>
          </table:table-cell>
          <table:table-cell office:value-type="float" office:value="0.93310769999999998" table:style-name="ce13">
            <text:p><text:s text:c="2"/>0,93</text:p>
          </table:table-cell>
          <table:table-cell office:value-type="float" office:value="0.78758870000000003" table:style-name="ce13">
            <text:p><text:s text:c="2"/>0,79</text:p>
          </table:table-cell>
          <table:table-cell office:value-type="float" office:value="0.64866950000000001" table:style-name="ce13">
            <text:p><text:s text:c="2"/>0,65</text:p>
          </table:table-cell>
          <table:table-cell office:value-type="float" office:value="0.50879129999999995" table:style-name="ce13">
            <text:p><text:s text:c="2"/>0,51</text:p>
          </table:table-cell>
          <table:table-cell office:value-type="float" office:value="0.37092520000000001" table:style-name="ce13">
            <text:p><text:s text:c="2"/>0,37</text:p>
          </table:table-cell>
          <table:table-cell office:value-type="float" office:value="0.2363605" table:style-name="ce13">
            <text:p><text:s text:c="2"/>0,24</text:p>
          </table:table-cell>
          <table:table-cell office:value-type="float" office:value="0.2187684" table:style-name="ce13">
            <text:p><text:s text:c="2"/>0,22</text:p>
          </table:table-cell>
          <table:table-cell office:value-type="float" office:value="0.16194810000000001" table:style-name="ce13">
            <text:p><text:s text:c="2"/>0,16</text:p>
          </table:table-cell>
          <table:table-cell office:value-type="float" office:value="9.2168799999999995E-2" table:style-name="ce13">
            <text:p><text:s text:c="2"/>0,09</text:p>
          </table:table-cell>
          <table:table-cell office:value-type="float" office:value="2.8072900000000001E-2" table:style-name="ce13">
            <text:p><text:s text:c="2"/>0,03</text:p>
          </table:table-cell>
          <table:table-cell office:value-type="float" office:value="-5.8784000000000003E-2" table:style-name="ce13">
            <text:p>- <text:s/>0,06</text:p>
          </table:table-cell>
          <table:table-cell office:value-type="float" office:value="-0.14380399999999999" table:style-name="ce13">
            <text:p>- <text:s/>0,14</text:p>
          </table:table-cell>
          <table:table-cell office:value-type="float" office:value="-0.206954" table:style-name="ce13">
            <text:p>- <text:s/>0,21</text:p>
          </table:table-cell>
          <table:table-cell office:value-type="float" office:value="-0.24666099999999999" table:style-name="ce13">
            <text:p>- <text:s/>0,25</text:p>
          </table:table-cell>
          <table:table-cell office:value-type="float" office:value="-0.28319899999999998" table:style-name="ce13">
            <text:p>- <text:s/>0,28</text:p>
          </table:table-cell>
          <table:table-cell office:value-type="float" office:value="-0.316469" table:style-name="ce13">
            <text:p>- <text:s/>0,32</text:p>
          </table:table-cell>
          <table:table-cell office:value-type="string" table:style-name="ce14">
            <text:p>Dominican Republic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Saint Kitts y Nevis<text:s/></text:p>
          </table:table-cell>
          <table:table-cell office:value-type="string" table:style-name="ce1">
            <text:p>Saint Kitts y Nevis</text:p>
          </table:table-cell>
          <table:table-cell office:value-type="string" table:style-name="ce1">
            <text:p>KNA</text:p>
          </table:table-cell>
          <table:table-cell office:value-type="string" table:style-name="ce1">
            <text:p>KNA</text:p>
          </table:table-cell>
          <table:table-cell office:value-type="float" office:value="659" table:style-name="ce1">
            <text:p>659</text:p>
          </table:table-cell>
          <table:table-cell office:value-type="float" office:value="1.0329999999999999" table:style-name="ce13">
            <text:p><text:s text:c="2"/>1,03</text:p>
          </table:table-cell>
          <table:table-cell office:value-type="float" office:value="1.085" table:style-name="ce13">
            <text:p><text:s text:c="2"/>1,09</text:p>
          </table:table-cell>
          <table:table-cell office:value-type="float" office:value="-0.79100000000000004" table:style-name="ce13">
            <text:p>- <text:s/>0,79</text:p>
          </table:table-cell>
          <table:table-cell office:value-type="float" office:value="-1.8420000000000001" table:style-name="ce13">
            <text:p>- <text:s/>1,84</text:p>
          </table:table-cell>
          <table:table-cell office:value-type="float" office:value="-0.27100000000000002" table:style-name="ce13">
            <text:p>- <text:s/>0,27</text:p>
          </table:table-cell>
          <table:table-cell office:value-type="float" office:value="-0.49099999999999999" table:style-name="ce13">
            <text:p>- <text:s/>0,49</text:p>
          </table:table-cell>
          <table:table-cell office:value-type="float" office:value="-0.55800000000000005" table:style-name="ce13">
            <text:p>- <text:s/>0,56</text:p>
          </table:table-cell>
          <table:table-cell office:value-type="float" office:value="-0.57199999999999995" table:style-name="ce13">
            <text:p>- <text:s/>0,57</text:p>
          </table:table-cell>
          <table:table-cell office:value-type="float" office:value="0.98199999999999998" table:style-name="ce13">
            <text:p><text:s text:c="2"/>0,98</text:p>
          </table:table-cell>
          <table:table-cell office:value-type="float" office:value="1.202" table:style-name="ce13">
            <text:p><text:s text:c="2"/>1,20</text:p>
          </table:table-cell>
          <table:table-cell office:value-type="float" office:value="1.5189999999999999" table:style-name="ce13">
            <text:p><text:s text:c="2"/>1,52</text:p>
          </table:table-cell>
          <table:table-cell office:value-type="float" office:value="1.2669999999999999" table:style-name="ce13">
            <text:p><text:s text:c="2"/>1,27</text:p>
          </table:table-cell>
          <table:table-cell office:value-type="float" office:value="1.123" table:style-name="ce13">
            <text:p><text:s text:c="2"/>1,12</text:p>
          </table:table-cell>
          <table:table-cell office:value-type="float" office:value="0.97299999999999998" table:style-name="ce13">
            <text:p><text:s text:c="2"/>0,97</text:p>
          </table:table-cell>
          <table:table-cell office:value-type="float" office:value="0.80900000000000005" table:style-name="ce13">
            <text:p><text:s text:c="2"/>0,81</text:p>
          </table:table-cell>
          <table:table-cell office:value-type="float" office:value="0.66400000000000003" table:style-name="ce13">
            <text:p><text:s text:c="2"/>0,66</text:p>
          </table:table-cell>
          <table:table-cell office:value-type="float" office:value="0.53500000000000003" table:style-name="ce13">
            <text:p><text:s text:c="2"/>0,54</text:p>
          </table:table-cell>
          <table:table-cell office:value-type="float" office:value="0.41199999999999998" table:style-name="ce13">
            <text:p><text:s text:c="2"/>0,41</text:p>
          </table:table-cell>
          <table:table-cell office:value-type="float" office:value="0.29199999999999998" table:style-name="ce13">
            <text:p><text:s text:c="2"/>0,29</text:p>
          </table:table-cell>
          <table:table-cell office:value-type="float" office:value="0.184" table:style-name="ce13">
            <text:p><text:s text:c="2"/>0,18</text:p>
          </table:table-cell>
          <table:table-cell office:value-type="float" office:value="9.5000000000000001E-2" table:style-name="ce13">
            <text:p><text:s text:c="2"/>0,10</text:p>
          </table:table-cell>
          <table:table-cell office:value-type="float" office:value="2.9000000000000001E-2" table:style-name="ce13">
            <text:p><text:s text:c="2"/>0,03</text:p>
          </table:table-cell>
          <table:table-cell office:value-type="float" office:value="-2.7E-2" table:style-name="ce13">
            <text:p>- <text:s/>0,03</text:p>
          </table:table-cell>
          <table:table-cell office:value-type="float" office:value="-7.0999999999999994E-2" table:style-name="ce13">
            <text:p>- <text:s/>0,07</text:p>
          </table:table-cell>
          <table:table-cell office:value-type="float" office:value="-0.108" table:style-name="ce13">
            <text:p>- <text:s/>0,11</text:p>
          </table:table-cell>
          <table:table-cell office:value-type="float" office:value="-0.13700000000000001" table:style-name="ce13">
            <text:p>- <text:s/>0,14</text:p>
          </table:table-cell>
          <table:table-cell office:value-type="float" office:value="-0.16500000000000001" table:style-name="ce13">
            <text:p>- <text:s/>0,17</text:p>
          </table:table-cell>
          <table:table-cell office:value-type="float" office:value="-0.19" table:style-name="ce13">
            <text:p>- <text:s/>0,19</text:p>
          </table:table-cell>
          <table:table-cell office:value-type="float" office:value="-0.21" table:style-name="ce13">
            <text:p>- <text:s/>0,21</text:p>
          </table:table-cell>
          <table:table-cell office:value-type="float" office:value="-0.224" table:style-name="ce13">
            <text:p>- <text:s/>0,22</text:p>
          </table:table-cell>
          <table:table-cell office:value-type="string" table:style-name="ce14">
            <text:p>Saint Kitts and Nevis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San Vicente y las Granadinas<text:s/></text:p>
          </table:table-cell>
          <table:table-cell office:value-type="string" table:style-name="ce1">
            <text:p>St. Vincent and the Grenadines</text:p>
          </table:table-cell>
          <table:table-cell office:value-type="string" table:style-name="ce1">
            <text:p>VCT</text:p>
          </table:table-cell>
          <table:table-cell office:value-type="string" table:style-name="ce1">
            <text:p>VCT</text:p>
          </table:table-cell>
          <table:table-cell office:value-type="float" office:value="670" table:style-name="ce1">
            <text:p>670</text:p>
          </table:table-cell>
          <table:table-cell office:value-type="float" office:value="1.859" table:style-name="ce13">
            <text:p><text:s text:c="2"/>1,86</text:p>
          </table:table-cell>
          <table:table-cell office:value-type="float" office:value="1.923" table:style-name="ce13">
            <text:p><text:s text:c="2"/>1,92</text:p>
          </table:table-cell>
          <table:table-cell office:value-type="float" office:value="1.204" table:style-name="ce13">
            <text:p><text:s text:c="2"/>1,20</text:p>
          </table:table-cell>
          <table:table-cell office:value-type="float" office:value="1.0169999999999999" table:style-name="ce13">
            <text:p><text:s text:c="2"/>1,02</text:p>
          </table:table-cell>
          <table:table-cell office:value-type="float" office:value="1.109" table:style-name="ce13">
            <text:p><text:s text:c="2"/>1,11</text:p>
          </table:table-cell>
          <table:table-cell office:value-type="float" office:value="0.998" table:style-name="ce13">
            <text:p><text:s text:c="2"/>1,00</text:p>
          </table:table-cell>
          <table:table-cell office:value-type="float" office:value="0.77500000000000002" table:style-name="ce13">
            <text:p><text:s text:c="2"/>0,78</text:p>
          </table:table-cell>
          <table:table-cell office:value-type="float" office:value="0.57199999999999995" table:style-name="ce13">
            <text:p><text:s text:c="2"/>0,57</text:p>
          </table:table-cell>
          <table:table-cell office:value-type="float" office:value="0.114" table:style-name="ce13">
            <text:p><text:s text:c="2"/>0,11</text:p>
          </table:table-cell>
          <table:table-cell office:value-type="float" office:value="-4.2000000000000003E-2" table:style-name="ce13">
            <text:p>- <text:s/>0,04</text:p>
          </table:table-cell>
          <table:table-cell office:value-type="float" office:value="0.157" table:style-name="ce13">
            <text:p><text:s text:c="2"/>0,16</text:p>
          </table:table-cell>
          <table:table-cell office:value-type="float" office:value="0.104" table:style-name="ce13">
            <text:p><text:s text:c="2"/>0,10</text:p>
          </table:table-cell>
          <table:table-cell office:value-type="float" office:value="1.0999999999999999E-2" table:style-name="ce13">
            <text:p><text:s text:c="2"/>0,01</text:p>
          </table:table-cell>
          <table:table-cell office:value-type="float" office:value="2.4E-2" table:style-name="ce13">
            <text:p><text:s text:c="2"/>0,02</text:p>
          </table:table-cell>
          <table:table-cell office:value-type="float" office:value="3.5999999999999997E-2" table:style-name="ce13">
            <text:p><text:s text:c="2"/>0,04</text:p>
          </table:table-cell>
          <table:table-cell office:value-type="float" office:value="5.6000000000000001E-2" table:style-name="ce13">
            <text:p><text:s text:c="2"/>0,06</text:p>
          </table:table-cell>
          <table:table-cell office:value-type="float" office:value="9.6000000000000002E-2" table:style-name="ce13">
            <text:p><text:s text:c="2"/>0,10</text:p>
          </table:table-cell>
          <table:table-cell office:value-type="float" office:value="0.156" table:style-name="ce13">
            <text:p><text:s text:c="2"/>0,16</text:p>
          </table:table-cell>
          <table:table-cell office:value-type="float" office:value="4.3999999999999997E-2" table:style-name="ce13">
            <text:p><text:s text:c="2"/>0,04</text:p>
          </table:table-cell>
          <table:table-cell office:value-type="float" office:value="-0.06" table:style-name="ce13">
            <text:p>- <text:s/>0,06</text:p>
          </table:table-cell>
          <table:table-cell office:value-type="float" office:value="-0.13900000000000001" table:style-name="ce13">
            <text:p>- <text:s/>0,14</text:p>
          </table:table-cell>
          <table:table-cell office:value-type="float" office:value="-0.192" table:style-name="ce13">
            <text:p>- <text:s/>0,19</text:p>
          </table:table-cell>
          <table:table-cell office:value-type="float" office:value="-0.23100000000000001" table:style-name="ce13">
            <text:p>- <text:s/>0,23</text:p>
          </table:table-cell>
          <table:table-cell office:value-type="float" office:value="-0.26800000000000002" table:style-name="ce13">
            <text:p>- <text:s/>0,27</text:p>
          </table:table-cell>
          <table:table-cell office:value-type="float" office:value="-0.30099999999999999" table:style-name="ce13">
            <text:p>- <text:s/>0,30</text:p>
          </table:table-cell>
          <table:table-cell office:value-type="float" office:value="-0.33200000000000002" table:style-name="ce13">
            <text:p>- <text:s/>0,33</text:p>
          </table:table-cell>
          <table:table-cell office:value-type="float" office:value="-0.35199999999999998" table:style-name="ce13">
            <text:p>- <text:s/>0,35</text:p>
          </table:table-cell>
          <table:table-cell office:value-type="float" office:value="-0.36599999999999999" table:style-name="ce13">
            <text:p>- <text:s/>0,37</text:p>
          </table:table-cell>
          <table:table-cell office:value-type="float" office:value="-0.373" table:style-name="ce13">
            <text:p>- <text:s/>0,37</text:p>
          </table:table-cell>
          <table:table-cell office:value-type="float" office:value="-0.378" table:style-name="ce13">
            <text:p>- <text:s/>0,38</text:p>
          </table:table-cell>
          <table:table-cell office:value-type="string" table:style-name="ce14">
            <text:p>Saint Vincent and the Grenadines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Santa Lucía<text:s/></text:p>
          </table:table-cell>
          <table:table-cell office:value-type="string" table:style-name="ce1">
            <text:p>St. Lucia</text:p>
          </table:table-cell>
          <table:table-cell office:value-type="string" table:style-name="ce1">
            <text:p>LCA</text:p>
          </table:table-cell>
          <table:table-cell office:value-type="string" table:style-name="ce1">
            <text:p>LCA</text:p>
          </table:table-cell>
          <table:table-cell office:value-type="float" office:value="662" table:style-name="ce1">
            <text:p>662</text:p>
          </table:table-cell>
          <table:table-cell office:value-type="float" office:value="0.91400000000000003" table:style-name="ce13">
            <text:p><text:s text:c="2"/>0,91</text:p>
          </table:table-cell>
          <table:table-cell office:value-type="float" office:value="0.73499999999999999" table:style-name="ce13">
            <text:p><text:s text:c="2"/>0,74</text:p>
          </table:table-cell>
          <table:table-cell office:value-type="float" office:value="1.3759999999999999" table:style-name="ce13">
            <text:p><text:s text:c="2"/>1,38</text:p>
          </table:table-cell>
          <table:table-cell office:value-type="float" office:value="1.569" table:style-name="ce13">
            <text:p><text:s text:c="2"/>1,57</text:p>
          </table:table-cell>
          <table:table-cell office:value-type="float" office:value="1.0489999999999999" table:style-name="ce13">
            <text:p><text:s text:c="2"/>1,05</text:p>
          </table:table-cell>
          <table:table-cell office:value-type="float" office:value="1.4430000000000001" table:style-name="ce13">
            <text:p><text:s text:c="2"/>1,44</text:p>
          </table:table-cell>
          <table:table-cell office:value-type="float" office:value="1.381" table:style-name="ce13">
            <text:p><text:s text:c="2"/>1,38</text:p>
          </table:table-cell>
          <table:table-cell office:value-type="float" office:value="1.78" table:style-name="ce13">
            <text:p><text:s text:c="2"/>1,78</text:p>
          </table:table-cell>
          <table:table-cell office:value-type="float" office:value="1.2430000000000001" table:style-name="ce13">
            <text:p><text:s text:c="2"/>1,24</text:p>
          </table:table-cell>
          <table:table-cell office:value-type="float" office:value="1.304" table:style-name="ce13">
            <text:p><text:s text:c="2"/>1,30</text:p>
          </table:table-cell>
          <table:table-cell office:value-type="float" office:value="1.05" table:style-name="ce13">
            <text:p><text:s text:c="2"/>1,05</text:p>
          </table:table-cell>
          <table:table-cell office:value-type="float" office:value="1.4" table:style-name="ce13">
            <text:p><text:s text:c="2"/>1,40</text:p>
          </table:table-cell>
          <table:table-cell office:value-type="float" office:value="0.83299999999999996" table:style-name="ce13">
            <text:p><text:s text:c="2"/>0,83</text:p>
          </table:table-cell>
          <table:table-cell office:value-type="float" office:value="0.71299999999999997" table:style-name="ce13">
            <text:p><text:s text:c="2"/>0,71</text:p>
          </table:table-cell>
          <table:table-cell office:value-type="float" office:value="0.58599999999999997" table:style-name="ce13">
            <text:p><text:s text:c="2"/>0,59</text:p>
          </table:table-cell>
          <table:table-cell office:value-type="float" office:value="0.44800000000000001" table:style-name="ce13">
            <text:p><text:s text:c="2"/>0,45</text:p>
          </table:table-cell>
          <table:table-cell office:value-type="float" office:value="0.311" table:style-name="ce13">
            <text:p><text:s text:c="2"/>0,31</text:p>
          </table:table-cell>
          <table:table-cell office:value-type="float" office:value="0.182" table:style-name="ce13">
            <text:p><text:s text:c="2"/>0,18</text:p>
          </table:table-cell>
          <table:table-cell office:value-type="float" office:value="6.5000000000000002E-2" table:style-name="ce13">
            <text:p><text:s text:c="2"/>0,07</text:p>
          </table:table-cell>
          <table:table-cell office:value-type="float" office:value="-4.3999999999999997E-2" table:style-name="ce13">
            <text:p>- <text:s/>0,04</text:p>
          </table:table-cell>
          <table:table-cell office:value-type="float" office:value="-0.14099999999999999" table:style-name="ce13">
            <text:p>- <text:s/>0,14</text:p>
          </table:table-cell>
          <table:table-cell office:value-type="float" office:value="-0.217" table:style-name="ce13">
            <text:p>- <text:s/>0,22</text:p>
          </table:table-cell>
          <table:table-cell office:value-type="float" office:value="-0.28899999999999998" table:style-name="ce13">
            <text:p>- <text:s/>0,29</text:p>
          </table:table-cell>
          <table:table-cell office:value-type="float" office:value="-0.35399999999999998" table:style-name="ce13">
            <text:p>- <text:s/>0,35</text:p>
          </table:table-cell>
          <table:table-cell office:value-type="float" office:value="-0.41" table:style-name="ce13">
            <text:p>- <text:s/>0,41</text:p>
          </table:table-cell>
          <table:table-cell office:value-type="float" office:value="-0.45300000000000001" table:style-name="ce13">
            <text:p>- <text:s/>0,45</text:p>
          </table:table-cell>
          <table:table-cell office:value-type="float" office:value="-0.48599999999999999" table:style-name="ce13">
            <text:p>- <text:s/>0,49</text:p>
          </table:table-cell>
          <table:table-cell office:value-type="float" office:value="-0.499" table:style-name="ce13">
            <text:p>- <text:s/>0,50</text:p>
          </table:table-cell>
          <table:table-cell office:value-type="float" office:value="-0.496" table:style-name="ce13">
            <text:p>- <text:s/>0,50</text:p>
          </table:table-cell>
          <table:table-cell office:value-type="float" office:value="-0.47699999999999998" table:style-name="ce13">
            <text:p>- <text:s/>0,48</text:p>
          </table:table-cell>
          <table:table-cell office:value-type="string" table:style-name="ce14">
            <text:p>Saint Lucia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Suriname<text:s/></text:p>
          </table:table-cell>
          <table:table-cell office:value-type="string" table:style-name="ce10">
            <text:p>Suriname<text:s/></text:p>
          </table:table-cell>
          <table:table-cell office:value-type="string" table:style-name="ce1">
            <text:p>SUR</text:p>
          </table:table-cell>
          <table:table-cell office:value-type="string" table:style-name="ce1">
            <text:p>SUR</text:p>
          </table:table-cell>
          <table:table-cell office:value-type="float" office:value="740" table:style-name="ce1">
            <text:p>740</text:p>
          </table:table-cell>
          <table:table-cell office:value-type="float" office:value="3.024" table:style-name="ce13">
            <text:p><text:s text:c="2"/>3,02</text:p>
          </table:table-cell>
          <table:table-cell office:value-type="float" office:value="2.97" table:style-name="ce13">
            <text:p><text:s text:c="2"/>2,97</text:p>
          </table:table-cell>
          <table:table-cell office:value-type="float" office:value="2.7149999999999999" table:style-name="ce13">
            <text:p><text:s text:c="2"/>2,72</text:p>
          </table:table-cell>
          <table:table-cell office:value-type="float" office:value="2.2730000000000001" table:style-name="ce13">
            <text:p><text:s text:c="2"/>2,27</text:p>
          </table:table-cell>
          <table:table-cell office:value-type="float" office:value="-0.42899999999999999" table:style-name="ce13">
            <text:p>- <text:s/>0,43</text:p>
          </table:table-cell>
          <table:table-cell office:value-type="float" office:value="6.7000000000000004E-2" table:style-name="ce13">
            <text:p><text:s text:c="2"/>0,07</text:p>
          </table:table-cell>
          <table:table-cell office:value-type="float" office:value="0.55900000000000005" table:style-name="ce13">
            <text:p><text:s text:c="2"/>0,56</text:p>
          </table:table-cell>
          <table:table-cell office:value-type="float" office:value="1.5740000000000001" table:style-name="ce13">
            <text:p><text:s text:c="2"/>1,57</text:p>
          </table:table-cell>
          <table:table-cell office:value-type="float" office:value="1.3779999999999999" table:style-name="ce13">
            <text:p><text:s text:c="2"/>1,38</text:p>
          </table:table-cell>
          <table:table-cell office:value-type="float" office:value="1.37" table:style-name="ce13">
            <text:p><text:s text:c="2"/>1,37</text:p>
          </table:table-cell>
          <table:table-cell office:value-type="float" office:value="1.361" table:style-name="ce13">
            <text:p><text:s text:c="2"/>1,36</text:p>
          </table:table-cell>
          <table:table-cell office:value-type="float" office:value="0.99299999999999999" table:style-name="ce13">
            <text:p><text:s text:c="2"/>0,99</text:p>
          </table:table-cell>
          <table:table-cell office:value-type="float" office:value="0.876" table:style-name="ce13">
            <text:p><text:s text:c="2"/>0,88</text:p>
          </table:table-cell>
          <table:table-cell office:value-type="float" office:value="0.754" table:style-name="ce13">
            <text:p><text:s text:c="2"/>0,75</text:p>
          </table:table-cell>
          <table:table-cell office:value-type="float" office:value="0.64600000000000002" table:style-name="ce13">
            <text:p><text:s text:c="2"/>0,65</text:p>
          </table:table-cell>
          <table:table-cell office:value-type="float" office:value="0.52300000000000002" table:style-name="ce13">
            <text:p><text:s text:c="2"/>0,52</text:p>
          </table:table-cell>
          <table:table-cell office:value-type="float" office:value="0.36299999999999999" table:style-name="ce13">
            <text:p><text:s text:c="2"/>0,36</text:p>
          </table:table-cell>
          <table:table-cell office:value-type="float" office:value="0.19700000000000001" table:style-name="ce13">
            <text:p><text:s text:c="2"/>0,20</text:p>
          </table:table-cell>
          <table:table-cell office:value-type="float" office:value="5.8000000000000003E-2" table:style-name="ce13">
            <text:p><text:s text:c="2"/>0,06</text:p>
          </table:table-cell>
          <table:table-cell office:value-type="float" office:value="-5.3999999999999999E-2" table:style-name="ce13">
            <text:p>- <text:s/>0,05</text:p>
          </table:table-cell>
          <table:table-cell office:value-type="float" office:value="3.1E-2" table:style-name="ce13">
            <text:p><text:s text:c="2"/>0,03</text:p>
          </table:table-cell>
          <table:table-cell office:value-type="float" office:value="-2.4E-2" table:style-name="ce13">
            <text:p>- <text:s/>0,02</text:p>
          </table:table-cell>
          <table:table-cell office:value-type="float" office:value="-7.5999999999999998E-2" table:style-name="ce13">
            <text:p>- <text:s/>0,08</text:p>
          </table:table-cell>
          <table:table-cell office:value-type="float" office:value="-0.128" table:style-name="ce13">
            <text:p>- <text:s/>0,13</text:p>
          </table:table-cell>
          <table:table-cell office:value-type="float" office:value="-0.17899999999999999" table:style-name="ce13">
            <text:p>- <text:s/>0,18</text:p>
          </table:table-cell>
          <table:table-cell office:value-type="float" office:value="-0.22" table:style-name="ce13">
            <text:p>- <text:s/>0,22</text:p>
          </table:table-cell>
          <table:table-cell office:value-type="float" office:value="-0.249" table:style-name="ce13">
            <text:p>- <text:s/>0,25</text:p>
          </table:table-cell>
          <table:table-cell office:value-type="float" office:value="-0.26900000000000002" table:style-name="ce13">
            <text:p>- <text:s/>0,27</text:p>
          </table:table-cell>
          <table:table-cell office:value-type="float" office:value="-0.28299999999999997" table:style-name="ce13">
            <text:p>- <text:s/>0,28</text:p>
          </table:table-cell>
          <table:table-cell office:value-type="float" office:value="-0.28599999999999998" table:style-name="ce13">
            <text:p>- <text:s/>0,29</text:p>
          </table:table-cell>
          <table:table-cell office:value-type="string" table:style-name="ce14">
            <text:p>Suriname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Trinidad y Tabago<text:s/></text:p>
          </table:table-cell>
          <table:table-cell office:value-type="string" table:style-name="ce1">
            <text:p>Trinidad and Tobago</text:p>
          </table:table-cell>
          <table:table-cell office:value-type="string" table:style-name="ce1">
            <text:p>TTO</text:p>
          </table:table-cell>
          <table:table-cell office:value-type="string" table:style-name="ce1">
            <text:p>TTO</text:p>
          </table:table-cell>
          <table:table-cell office:value-type="float" office:value="780" table:style-name="ce1">
            <text:p>780</text:p>
          </table:table-cell>
          <table:table-cell office:value-type="float" office:value="2.73" table:style-name="ce13">
            <text:p><text:s text:c="2"/>2,73</text:p>
          </table:table-cell>
          <table:table-cell office:value-type="float" office:value="2.7349999999999999" table:style-name="ce13">
            <text:p><text:s text:c="2"/>2,74</text:p>
          </table:table-cell>
          <table:table-cell office:value-type="float" office:value="1.4530000000000001" table:style-name="ce13">
            <text:p><text:s text:c="2"/>1,45</text:p>
          </table:table-cell>
          <table:table-cell office:value-type="float" office:value="0.72299999999999998" table:style-name="ce13">
            <text:p><text:s text:c="2"/>0,72</text:p>
          </table:table-cell>
          <table:table-cell office:value-type="float" office:value="1.339" table:style-name="ce13">
            <text:p><text:s text:c="2"/>1,34</text:p>
          </table:table-cell>
          <table:table-cell office:value-type="float" office:value="1.409" table:style-name="ce13">
            <text:p><text:s text:c="2"/>1,41</text:p>
          </table:table-cell>
          <table:table-cell office:value-type="float" office:value="1.5189999999999999" table:style-name="ce13">
            <text:p><text:s text:c="2"/>1,52</text:p>
          </table:table-cell>
          <table:table-cell office:value-type="float" office:value="0.85199999999999998" table:style-name="ce13">
            <text:p><text:s text:c="2"/>0,85</text:p>
          </table:table-cell>
          <table:table-cell office:value-type="float" office:value="0.53500000000000003" table:style-name="ce13">
            <text:p><text:s text:c="2"/>0,54</text:p>
          </table:table-cell>
          <table:table-cell office:value-type="float" office:value="0.20599999999999999" table:style-name="ce13">
            <text:p><text:s text:c="2"/>0,21</text:p>
          </table:table-cell>
          <table:table-cell office:value-type="float" office:value="0.45200000000000001" table:style-name="ce13">
            <text:p><text:s text:c="2"/>0,45</text:p>
          </table:table-cell>
          <table:table-cell office:value-type="float" office:value="0.47499999999999998" table:style-name="ce13">
            <text:p><text:s text:c="2"/>0,48</text:p>
          </table:table-cell>
          <table:table-cell office:value-type="float" office:value="0.27800000000000002" table:style-name="ce13">
            <text:p><text:s text:c="2"/>0,28</text:p>
          </table:table-cell>
          <table:table-cell office:value-type="float" office:value="0.03" table:style-name="ce13">
            <text:p><text:s text:c="2"/>0,03</text:p>
          </table:table-cell>
          <table:table-cell office:value-type="float" office:value="-0.23499999999999999" table:style-name="ce13">
            <text:p>- <text:s/>0,24</text:p>
          </table:table-cell>
          <table:table-cell office:value-type="float" office:value="-0.38100000000000001" table:style-name="ce13">
            <text:p>- <text:s/>0,38</text:p>
          </table:table-cell>
          <table:table-cell office:value-type="float" office:value="-0.46300000000000002" table:style-name="ce13">
            <text:p>- <text:s/>0,46</text:p>
          </table:table-cell>
          <table:table-cell office:value-type="float" office:value="-0.54400000000000004" table:style-name="ce13">
            <text:p>- <text:s/>0,54</text:p>
          </table:table-cell>
          <table:table-cell office:value-type="float" office:value="-0.66700000000000004" table:style-name="ce13">
            <text:p>- <text:s/>0,67</text:p>
          </table:table-cell>
          <table:table-cell office:value-type="float" office:value="-0.81100000000000005" table:style-name="ce13">
            <text:p>- <text:s/>0,81</text:p>
          </table:table-cell>
          <table:table-cell office:value-type="float" office:value="-0.89200000000000002" table:style-name="ce13">
            <text:p>- <text:s/>0,89</text:p>
          </table:table-cell>
          <table:table-cell office:value-type="float" office:value="-0.92200000000000004" table:style-name="ce13">
            <text:p>- <text:s/>0,92</text:p>
          </table:table-cell>
          <table:table-cell office:value-type="float" office:value="-0.91700000000000004" table:style-name="ce13">
            <text:p>- <text:s/>0,92</text:p>
          </table:table-cell>
          <table:table-cell office:value-type="float" office:value="-0.89800000000000002" table:style-name="ce13">
            <text:p>- <text:s/>0,90</text:p>
          </table:table-cell>
          <table:table-cell office:value-type="float" office:value="-0.85399999999999998" table:style-name="ce13">
            <text:p>- <text:s/>0,85</text:p>
          </table:table-cell>
          <table:table-cell office:value-type="float" office:value="-0.78400000000000003" table:style-name="ce13">
            <text:p>- <text:s/>0,78</text:p>
          </table:table-cell>
          <table:table-cell office:value-type="float" office:value="-0.69199999999999995" table:style-name="ce13">
            <text:p>- <text:s/>0,69</text:p>
          </table:table-cell>
          <table:table-cell office:value-type="float" office:value="-0.60899999999999999" table:style-name="ce13">
            <text:p>- <text:s/>0,61</text:p>
          </table:table-cell>
          <table:table-cell office:value-type="float" office:value="-0.54600000000000004" table:style-name="ce13">
            <text:p>- <text:s/>0,55</text:p>
          </table:table-cell>
          <table:table-cell office:value-type="float" office:value="-0.49299999999999999" table:style-name="ce13">
            <text:p>- <text:s/>0,49</text:p>
          </table:table-cell>
          <table:table-cell office:value-type="string" table:style-name="ce14">
            <text:p>Trinidad and Tobago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Uruguay<text:s/>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RY</text:p>
          </table:table-cell>
          <table:table-cell office:value-type="string" table:style-name="ce1">
            <text:p>URY</text:p>
          </table:table-cell>
          <table:table-cell office:value-type="float" office:value="858" table:style-name="ce1">
            <text:p>858</text:p>
          </table:table-cell>
          <table:table-cell office:value-type="float" office:value="1.1637988800000001" table:style-name="ce13">
            <text:p><text:s text:c="2"/>1,16</text:p>
          </table:table-cell>
          <table:table-cell office:value-type="float" office:value="1.3539369000000001" table:style-name="ce13">
            <text:p><text:s text:c="2"/>1,35</text:p>
          </table:table-cell>
          <table:table-cell office:value-type="float" office:value="1.1921548" table:style-name="ce13">
            <text:p><text:s text:c="2"/>1,19</text:p>
          </table:table-cell>
          <table:table-cell office:value-type="float" office:value="0.83773940000000002" table:style-name="ce13">
            <text:p><text:s text:c="2"/>0,84</text:p>
          </table:table-cell>
          <table:table-cell office:value-type="float" office:value="0.14463509999999999" table:style-name="ce13">
            <text:p><text:s text:c="2"/>0,14</text:p>
          </table:table-cell>
          <table:table-cell office:value-type="float" office:value="0.59415779999999996" table:style-name="ce13">
            <text:p><text:s text:c="2"/>0,59</text:p>
          </table:table-cell>
          <table:table-cell office:value-type="float" office:value="0.64913120000000002" table:style-name="ce13">
            <text:p><text:s text:c="2"/>0,65</text:p>
          </table:table-cell>
          <table:table-cell office:value-type="float" office:value="0.64070119999999997" table:style-name="ce13">
            <text:p><text:s text:c="2"/>0,64</text:p>
          </table:table-cell>
          <table:table-cell office:value-type="float" office:value="0.72295549999999997" table:style-name="ce13">
            <text:p><text:s text:c="2"/>0,72</text:p>
          </table:table-cell>
          <table:table-cell office:value-type="float" office:value="0.58982610000000002" table:style-name="ce13">
            <text:p><text:s text:c="2"/>0,59</text:p>
          </table:table-cell>
          <table:table-cell office:value-type="float" office:value="2.6221999999999999E-2" table:style-name="ce13">
            <text:p><text:s text:c="2"/>0,03</text:p>
          </table:table-cell>
          <table:table-cell office:value-type="float" office:value="0.28605940000000002" table:style-name="ce13">
            <text:p><text:s text:c="2"/>0,29</text:p>
          </table:table-cell>
          <table:table-cell office:value-type="float" office:value="0.33532840000000003" table:style-name="ce13">
            <text:p><text:s text:c="2"/>0,34</text:p>
          </table:table-cell>
          <table:table-cell office:value-type="float" office:value="0.36804949999999997" table:style-name="ce13">
            <text:p><text:s text:c="2"/>0,37</text:p>
          </table:table-cell>
          <table:table-cell office:value-type="float" office:value="0.30696370000000001" table:style-name="ce13">
            <text:p><text:s text:c="2"/>0,31</text:p>
          </table:table-cell>
          <table:table-cell office:value-type="float" office:value="0.2377174" table:style-name="ce13">
            <text:p><text:s text:c="2"/>0,24</text:p>
          </table:table-cell>
          <table:table-cell office:value-type="float" office:value="0.1568068" table:style-name="ce13">
            <text:p><text:s text:c="2"/>0,16</text:p>
          </table:table-cell>
          <table:table-cell office:value-type="float" office:value="7.7617199999999997E-2" table:style-name="ce13">
            <text:p><text:s text:c="2"/>0,08</text:p>
          </table:table-cell>
          <table:table-cell office:value-type="float" office:value="-1.09E-3" table:style-name="ce13">
            <text:p><text:s text:c="2"/>0,00</text:p>
          </table:table-cell>
          <table:table-cell office:value-type="float" office:value="-8.5096000000000005E-2" table:style-name="ce13">
            <text:p>- <text:s/>0,09</text:p>
          </table:table-cell>
          <table:table-cell office:value-type="float" office:value="-0.118543" table:style-name="ce13">
            <text:p>- <text:s/>0,12</text:p>
          </table:table-cell>
          <table:table-cell office:value-type="float" office:value="-0.17677899999999999" table:style-name="ce13">
            <text:p>- <text:s/>0,18</text:p>
          </table:table-cell>
          <table:table-cell office:value-type="float" office:value="-0.20957100000000001" table:style-name="ce13">
            <text:p>- <text:s/>0,21</text:p>
          </table:table-cell>
          <table:table-cell office:value-type="float" office:value="-0.24942600000000001" table:style-name="ce13">
            <text:p>- <text:s/>0,25</text:p>
          </table:table-cell>
          <table:table-cell office:value-type="float" office:value="-0.29209099999999999" table:style-name="ce13">
            <text:p>- <text:s/>0,29</text:p>
          </table:table-cell>
          <table:table-cell office:value-type="float" office:value="-0.32976899999999998" table:style-name="ce13">
            <text:p>- <text:s/>0,33</text:p>
          </table:table-cell>
          <table:table-cell office:value-type="float" office:value="-0.35793900000000001" table:style-name="ce13">
            <text:p>- <text:s/>0,36</text:p>
          </table:table-cell>
          <table:table-cell office:value-type="float" office:value="-0.38272699999999998" table:style-name="ce13">
            <text:p>- <text:s/>0,38</text:p>
          </table:table-cell>
          <table:table-cell office:value-type="float" office:value="-0.39106600000000002" table:style-name="ce13">
            <text:p>- <text:s/>0,39</text:p>
          </table:table-cell>
          <table:table-cell office:value-type="float" office:value="-0.38314199999999998" table:style-name="ce13">
            <text:p>- <text:s/>0,38</text:p>
          </table:table-cell>
          <table:table-cell office:value-type="string" table:style-name="ce14">
            <text:p>Uruguay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2">
          <table:table-cell office:value-type="string" table:style-name="ce10">
            <text:p>Venezuela (República Bolivariana de)<text:s/>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VEN</text:p>
          </table:table-cell>
          <table:table-cell office:value-type="string" table:style-name="ce1">
            <text:p>VEN</text:p>
          </table:table-cell>
          <table:table-cell office:value-type="float" office:value="862" table:style-name="ce1">
            <text:p>862</text:p>
          </table:table-cell>
          <table:table-cell office:value-type="float" office:value="4.0282081569999999" table:style-name="ce13">
            <text:p><text:s text:c="2"/>4,03</text:p>
          </table:table-cell>
          <table:table-cell office:value-type="float" office:value="3.9227237000000001" table:style-name="ce13">
            <text:p><text:s text:c="2"/>3,92</text:p>
          </table:table-cell>
          <table:table-cell office:value-type="float" office:value="3.6451563" table:style-name="ce13">
            <text:p><text:s text:c="2"/>3,65</text:p>
          </table:table-cell>
          <table:table-cell office:value-type="float" office:value="3.2942043999999999" table:style-name="ce13">
            <text:p><text:s text:c="2"/>3,29</text:p>
          </table:table-cell>
          <table:table-cell office:value-type="float" office:value="3.4445147" table:style-name="ce13">
            <text:p><text:s text:c="2"/>3,44</text:p>
          </table:table-cell>
          <table:table-cell office:value-type="float" office:value="3.3943541000000002" table:style-name="ce13">
            <text:p><text:s text:c="2"/>3,39</text:p>
          </table:table-cell>
          <table:table-cell office:value-type="float" office:value="2.7511990000000002" table:style-name="ce13">
            <text:p><text:s text:c="2"/>2,75</text:p>
          </table:table-cell>
          <table:table-cell office:value-type="float" office:value="2.6133133000000002" table:style-name="ce13">
            <text:p><text:s text:c="2"/>2,61</text:p>
          </table:table-cell>
          <table:table-cell office:value-type="float" office:value="2.2507462" table:style-name="ce13">
            <text:p><text:s text:c="2"/>2,25</text:p>
          </table:table-cell>
          <table:table-cell office:value-type="float" office:value="1.9934272" table:style-name="ce13">
            <text:p><text:s text:c="2"/>1,99</text:p>
          </table:table-cell>
          <table:table-cell office:value-type="float" office:value="1.8148142" table:style-name="ce13">
            <text:p><text:s text:c="2"/>1,81</text:p>
          </table:table-cell>
          <table:table-cell office:value-type="float" office:value="1.6598459999999999" table:style-name="ce13">
            <text:p><text:s text:c="2"/>1,66</text:p>
          </table:table-cell>
          <table:table-cell office:value-type="float" office:value="1.4786637" table:style-name="ce13">
            <text:p><text:s text:c="2"/>1,48</text:p>
          </table:table-cell>
          <table:table-cell office:value-type="float" office:value="1.2952862999999999" table:style-name="ce13">
            <text:p><text:s text:c="2"/>1,30</text:p>
          </table:table-cell>
          <table:table-cell office:value-type="float" office:value="1.1249009000000001" table:style-name="ce13">
            <text:p><text:s text:c="2"/>1,12</text:p>
          </table:table-cell>
          <table:table-cell office:value-type="float" office:value="0.96776320000000005" table:style-name="ce13">
            <text:p><text:s text:c="2"/>0,97</text:p>
          </table:table-cell>
          <table:table-cell office:value-type="float" office:value="0.81873910000000005" table:style-name="ce13">
            <text:p><text:s text:c="2"/>0,82</text:p>
          </table:table-cell>
          <table:table-cell office:value-type="float" office:value="0.67705680000000001" table:style-name="ce13">
            <text:p><text:s text:c="2"/>0,68</text:p>
          </table:table-cell>
          <table:table-cell office:value-type="float" office:value="0.54230259999999997" table:style-name="ce13">
            <text:p><text:s text:c="2"/>0,54</text:p>
          </table:table-cell>
          <table:table-cell office:value-type="float" office:value="0.41655009999999998" table:style-name="ce13">
            <text:p><text:s text:c="2"/>0,42</text:p>
          </table:table-cell>
          <table:table-cell office:value-type="float" office:value="0.28466710000000001" table:style-name="ce13">
            <text:p><text:s text:c="2"/>0,28</text:p>
          </table:table-cell>
          <table:table-cell office:value-type="float" office:value="0.16672799999999999" table:style-name="ce13">
            <text:p><text:s text:c="2"/>0,17</text:p>
          </table:table-cell>
          <table:table-cell office:value-type="float" office:value="6.0106E-2" table:style-name="ce13">
            <text:p><text:s text:c="2"/>0,06</text:p>
          </table:table-cell>
          <table:table-cell office:value-type="float" office:value="-2.5336999999999998E-2" table:style-name="ce13">
            <text:p>- <text:s/>0,03</text:p>
          </table:table-cell>
          <table:table-cell office:value-type="float" office:value="-9.9764000000000005E-2" table:style-name="ce13">
            <text:p>- <text:s/>0,10</text:p>
          </table:table-cell>
          <table:table-cell office:value-type="float" office:value="-0.16683700000000001" table:style-name="ce13">
            <text:p>- <text:s/>0,17</text:p>
          </table:table-cell>
          <table:table-cell office:value-type="float" office:value="-0.228662" table:style-name="ce13">
            <text:p>- <text:s/>0,23</text:p>
          </table:table-cell>
          <table:table-cell office:value-type="float" office:value="-0.27820099999999998" table:style-name="ce13">
            <text:p>- <text:s/>0,28</text:p>
          </table:table-cell>
          <table:table-cell office:value-type="float" office:value="-0.31046000000000001" table:style-name="ce13">
            <text:p>- <text:s/>0,31</text:p>
          </table:table-cell>
          <table:table-cell office:value-type="float" office:value="-0.33597700000000003" table:style-name="ce13">
            <text:p>- <text:s/>0,34</text:p>
          </table:table-cell>
          <table:table-cell office:value-type="string" table:style-name="ce14">
            <text:p>Venezuela (Bolivarian Republic of)<text:span text:style-name="T3"><text:s/></text:span></text:p>
          </table:table-cell>
          <table:table-cell table:style-name="ce6"/>
          <table:table-cell table:number-columns-repeated="16347"/>
        </table:table-row>
        <table:table-row table:style-name="ro4">
          <table:table-cell office:value-type="string" table:style-name="ce9">
            <text:p>América Latina y el Caribe<text:s/></text:p>
          </table:table-cell>
          <table:table-cell table:number-columns-repeated="4" table:style-name="ce2"/>
          <table:table-cell office:value-type="float" office:value="2.714" table:style-name="ce15">
            <text:p><text:s text:c="2"/>2,71</text:p>
          </table:table-cell>
          <table:table-cell office:value-type="float" office:value="2.734" table:style-name="ce15">
            <text:p><text:s text:c="2"/>2,73</text:p>
          </table:table-cell>
          <table:table-cell office:value-type="float" office:value="2.7669999999999999" table:style-name="ce15">
            <text:p><text:s text:c="2"/>2,77</text:p>
          </table:table-cell>
          <table:table-cell office:value-type="float" office:value="2.5510000000000002" table:style-name="ce15">
            <text:p><text:s text:c="2"/>2,55</text:p>
          </table:table-cell>
          <table:table-cell office:value-type="float" office:value="2.4300000000000002" table:style-name="ce15">
            <text:p><text:s text:c="2"/>2,43</text:p>
          </table:table-cell>
          <table:table-cell office:value-type="float" office:value="2.29" table:style-name="ce15">
            <text:p><text:s text:c="2"/>2,29</text:p>
          </table:table-cell>
          <table:table-cell office:value-type="float" office:value="2.093" table:style-name="ce15">
            <text:p><text:s text:c="2"/>2,09</text:p>
          </table:table-cell>
          <table:table-cell office:value-type="float" office:value="1.9259999999999999" table:style-name="ce15">
            <text:p><text:s text:c="2"/>1,93</text:p>
          </table:table-cell>
          <table:table-cell office:value-type="float" office:value="1.768" table:style-name="ce15">
            <text:p><text:s text:c="2"/>1,77</text:p>
          </table:table-cell>
          <table:table-cell office:value-type="float" office:value="1.5780000000000001" table:style-name="ce15">
            <text:p><text:s text:c="2"/>1,58</text:p>
          </table:table-cell>
          <table:table-cell office:value-type="float" office:value="1.333" table:style-name="ce15">
            <text:p><text:s text:c="2"/>1,33</text:p>
          </table:table-cell>
          <table:table-cell office:value-type="float" office:value="1.1619999999999999" table:style-name="ce15">
            <text:p><text:s text:c="2"/>1,16</text:p>
          </table:table-cell>
          <table:table-cell office:value-type="float" office:value="1.1060000000000001" table:style-name="ce15">
            <text:p><text:s text:c="2"/>1,11</text:p>
          </table:table-cell>
          <table:table-cell office:value-type="float" office:value="0.98" table:style-name="ce15">
            <text:p><text:s text:c="2"/>0,98</text:p>
          </table:table-cell>
          <table:table-cell office:value-type="float" office:value="0.86099999999999999" table:style-name="ce15">
            <text:p><text:s text:c="2"/>0,86</text:p>
          </table:table-cell>
          <table:table-cell office:value-type="float" office:value="0.73399999999999999" table:style-name="ce15">
            <text:p><text:s text:c="2"/>0,73</text:p>
          </table:table-cell>
          <table:table-cell office:value-type="float" office:value="0.60799999999999998" table:style-name="ce15">
            <text:p><text:s text:c="2"/>0,61</text:p>
          </table:table-cell>
          <table:table-cell office:value-type="float" office:value="0.48699999999999999" table:style-name="ce15">
            <text:p><text:s text:c="2"/>0,49</text:p>
          </table:table-cell>
          <table:table-cell office:value-type="float" office:value="0.373" table:style-name="ce15">
            <text:p><text:s text:c="2"/>0,37</text:p>
          </table:table-cell>
          <table:table-cell office:value-type="float" office:value="0.26500000000000001" table:style-name="ce15">
            <text:p><text:s text:c="2"/>0,27</text:p>
          </table:table-cell>
          <table:table-cell office:value-type="float" office:value="0.16900000000000001" table:style-name="ce15">
            <text:p><text:s text:c="2"/>0,17</text:p>
          </table:table-cell>
          <table:table-cell office:value-type="float" office:value="7.9000000000000001E-2" table:style-name="ce15">
            <text:p><text:s text:c="2"/>0,08</text:p>
          </table:table-cell>
          <table:table-cell office:value-type="float" office:value="-3.0000000000000001E-3" table:style-name="ce15">
            <text:p><text:s text:c="2"/>0,00</text:p>
          </table:table-cell>
          <table:table-cell office:value-type="float" office:value="-7.4999999999999997E-2" table:style-name="ce15">
            <text:p>- <text:s/>0,08</text:p>
          </table:table-cell>
          <table:table-cell office:value-type="float" office:value="-0.13600000000000001" table:style-name="ce15">
            <text:p>- <text:s/>0,14</text:p>
          </table:table-cell>
          <table:table-cell office:value-type="float" office:value="-0.187" table:style-name="ce15">
            <text:p>- <text:s/>0,19</text:p>
          </table:table-cell>
          <table:table-cell office:value-type="float" office:value="-0.22800000000000001" table:style-name="ce15">
            <text:p>- <text:s/>0,23</text:p>
          </table:table-cell>
          <table:table-cell office:value-type="float" office:value="-0.25700000000000001" table:style-name="ce15">
            <text:p>- <text:s/>0,26</text:p>
          </table:table-cell>
          <table:table-cell office:value-type="float" office:value="-0.27500000000000002" table:style-name="ce15">
            <text:p>- <text:s/>0,28</text:p>
          </table:table-cell>
          <table:table-cell office:value-type="float" office:value="-0.28199999999999997" table:style-name="ce15">
            <text:p>- <text:s/>0,28</text:p>
          </table:table-cell>
          <table:table-cell office:value-type="string" table:style-name="ce12">
            <text:p>Latin America and the Caribbean<text:span text:style-name="T4"><text:s/></text:span></text:p>
          </table:table-cell>
          <table:table-cell office:value-type="string" table:style-name="ce11">
            <text:p>a/</text:p>
          </table:table-cell>
          <table:table-cell table:number-columns-repeated="16347"/>
        </table:table-row>
        <table:table-row table:style-name="ro4">
          <table:table-cell office:value-type="string" table:style-name="ce9">
            <text:p>América Latina<text:s/></text:p>
          </table:table-cell>
          <table:table-cell table:number-columns-repeated="4" table:style-name="ce1"/>
          <table:table-cell office:value-type="float" office:value="2.7572463470000002" table:style-name="ce15">
            <text:p><text:s text:c="2"/>2,76</text:p>
          </table:table-cell>
          <table:table-cell office:value-type="float" office:value="2.7725569000000001" table:style-name="ce15">
            <text:p><text:s text:c="2"/>2,77</text:p>
          </table:table-cell>
          <table:table-cell office:value-type="float" office:value="2.7991557" table:style-name="ce15">
            <text:p><text:s text:c="2"/>2,80</text:p>
          </table:table-cell>
          <table:table-cell office:value-type="float" office:value="2.5911507999999999" table:style-name="ce15">
            <text:p><text:s text:c="2"/>2,59</text:p>
          </table:table-cell>
          <table:table-cell office:value-type="float" office:value="2.4656863000000002" table:style-name="ce15">
            <text:p><text:s text:c="2"/>2,47</text:p>
          </table:table-cell>
          <table:table-cell office:value-type="float" office:value="2.3225343000000001" table:style-name="ce15">
            <text:p><text:s text:c="2"/>2,32</text:p>
          </table:table-cell>
          <table:table-cell office:value-type="float" office:value="2.0953792" table:style-name="ce15">
            <text:p><text:s text:c="2"/>2,10</text:p>
          </table:table-cell>
          <table:table-cell office:value-type="float" office:value="1.9385603" table:style-name="ce15">
            <text:p><text:s text:c="2"/>1,94</text:p>
          </table:table-cell>
          <table:table-cell office:value-type="float" office:value="1.7861085000000001" table:style-name="ce15">
            <text:p><text:s text:c="2"/>1,79</text:p>
          </table:table-cell>
          <table:table-cell office:value-type="float" office:value="1.5505443999999999" table:style-name="ce15">
            <text:p><text:s text:c="2"/>1,55</text:p>
          </table:table-cell>
          <table:table-cell office:value-type="float" office:value="1.3482193" table:style-name="ce15">
            <text:p><text:s text:c="2"/>1,35</text:p>
          </table:table-cell>
          <table:table-cell office:value-type="float" office:value="1.1693747999999999" table:style-name="ce15">
            <text:p><text:s text:c="2"/>1,17</text:p>
          </table:table-cell>
          <table:table-cell office:value-type="float" office:value="1.0595759" table:style-name="ce15">
            <text:p><text:s text:c="2"/>1,06</text:p>
          </table:table-cell>
          <table:table-cell office:value-type="float" office:value="0.90741130000000003" table:style-name="ce15">
            <text:p><text:s text:c="2"/>0,91</text:p>
          </table:table-cell>
          <table:table-cell office:value-type="float" office:value="0.75855220000000001" table:style-name="ce15">
            <text:p><text:s text:c="2"/>0,76</text:p>
          </table:table-cell>
          <table:table-cell office:value-type="float" office:value="0.63421050000000001" table:style-name="ce15">
            <text:p><text:s text:c="2"/>0,63</text:p>
          </table:table-cell>
          <table:table-cell office:value-type="float" office:value="0.51257810000000004" table:style-name="ce15">
            <text:p><text:s text:c="2"/>0,51</text:p>
          </table:table-cell>
          <table:table-cell office:value-type="float" office:value="0.38616250000000002" table:style-name="ce15">
            <text:p><text:s text:c="2"/>0,39</text:p>
          </table:table-cell>
          <table:table-cell office:value-type="float" office:value="0.26664060000000001" table:style-name="ce15">
            <text:p><text:s text:c="2"/>0,27</text:p>
          </table:table-cell>
          <table:table-cell office:value-type="float" office:value="0.15326619999999999" table:style-name="ce15">
            <text:p><text:s text:c="2"/>0,15</text:p>
          </table:table-cell>
          <table:table-cell office:value-type="float" office:value="7.0421200000000003E-2" table:style-name="ce15">
            <text:p><text:s text:c="2"/>0,07</text:p>
          </table:table-cell>
          <table:table-cell office:value-type="float" office:value="-1.4551E-2" table:style-name="ce15">
            <text:p>- <text:s/>0,01</text:p>
          </table:table-cell>
          <table:table-cell office:value-type="float" office:value="-9.2398999999999995E-2" table:style-name="ce15">
            <text:p>- <text:s/>0,09</text:p>
          </table:table-cell>
          <table:table-cell office:value-type="float" office:value="-0.16148299999999999" table:style-name="ce15">
            <text:p>- <text:s/>0,16</text:p>
          </table:table-cell>
          <table:table-cell office:value-type="float" office:value="-0.221109" table:style-name="ce15">
            <text:p>- <text:s/>0,22</text:p>
          </table:table-cell>
          <table:table-cell office:value-type="float" office:value="-0.25198700000000002" table:style-name="ce15">
            <text:p>- <text:s/>0,25</text:p>
          </table:table-cell>
          <table:table-cell office:value-type="float" office:value="-0.28934799999999999" table:style-name="ce15">
            <text:p>- <text:s/>0,29</text:p>
          </table:table-cell>
          <table:table-cell office:value-type="float" office:value="-0.31081900000000001" table:style-name="ce15">
            <text:p>- <text:s/>0,31</text:p>
          </table:table-cell>
          <table:table-cell office:value-type="float" office:value="-0.32211299999999998" table:style-name="ce15">
            <text:p>- <text:s/>0,32</text:p>
          </table:table-cell>
          <table:table-cell office:value-type="float" office:value="-0.32558599999999999" table:style-name="ce15">
            <text:p>- <text:s/>0,33</text:p>
          </table:table-cell>
          <table:table-cell office:value-type="string" table:style-name="ce12">
            <text:p>Latin America<text:span text:style-name="T4"><text:s/></text:span></text:p>
          </table:table-cell>
          <table:table-cell office:value-type="string" table:style-name="ce11">
            <text:p>b/</text:p>
          </table:table-cell>
          <table:table-cell table:number-columns-repeated="16347"/>
        </table:table-row>
        <table:table-row table:style-name="ro4">
          <table:table-cell office:value-type="string" table:style-name="ce9">
            <text:p>El Caribe<text:s/></text:p>
          </table:table-cell>
          <table:table-cell table:number-columns-repeated="4" table:style-name="ce2"/>
          <table:table-cell office:value-type="float" office:value="1.921" table:style-name="ce15">
            <text:p><text:s text:c="2"/>1,92</text:p>
          </table:table-cell>
          <table:table-cell office:value-type="float" office:value="1.952" table:style-name="ce15">
            <text:p><text:s text:c="2"/>1,95</text:p>
          </table:table-cell>
          <table:table-cell office:value-type="float" office:value="2.16" table:style-name="ce15">
            <text:p><text:s text:c="2"/>2,16</text:p>
          </table:table-cell>
          <table:table-cell office:value-type="float" office:value="1.8320000000000001" table:style-name="ce15">
            <text:p><text:s text:c="2"/>1,83</text:p>
          </table:table-cell>
          <table:table-cell office:value-type="float" office:value="1.752" table:style-name="ce15">
            <text:p><text:s text:c="2"/>1,75</text:p>
          </table:table-cell>
          <table:table-cell office:value-type="float" office:value="1.4670000000000001" table:style-name="ce15">
            <text:p><text:s text:c="2"/>1,47</text:p>
          </table:table-cell>
          <table:table-cell office:value-type="float" office:value="1.429" table:style-name="ce15">
            <text:p><text:s text:c="2"/>1,43</text:p>
          </table:table-cell>
          <table:table-cell office:value-type="float" office:value="1.3959999999999999" table:style-name="ce15">
            <text:p><text:s text:c="2"/>1,40</text:p>
          </table:table-cell>
          <table:table-cell office:value-type="float" office:value="1.252" table:style-name="ce15">
            <text:p><text:s text:c="2"/>1,25</text:p>
          </table:table-cell>
          <table:table-cell office:value-type="float" office:value="1.0469999999999999" table:style-name="ce15">
            <text:p><text:s text:c="2"/>1,05</text:p>
          </table:table-cell>
          <table:table-cell office:value-type="float" office:value="0.879" table:style-name="ce15">
            <text:p><text:s text:c="2"/>0,88</text:p>
          </table:table-cell>
          <table:table-cell office:value-type="float" office:value="0.71499999999999997" table:style-name="ce15">
            <text:p><text:s text:c="2"/>0,72</text:p>
          </table:table-cell>
          <table:table-cell office:value-type="float" office:value="0.69699999999999995" table:style-name="ce15">
            <text:p><text:s text:c="2"/>0,70</text:p>
          </table:table-cell>
          <table:table-cell office:value-type="float" office:value="0.60699999999999998" table:style-name="ce15">
            <text:p><text:s text:c="2"/>0,61</text:p>
          </table:table-cell>
          <table:table-cell office:value-type="float" office:value="0.50900000000000001" table:style-name="ce15">
            <text:p><text:s text:c="2"/>0,51</text:p>
          </table:table-cell>
          <table:table-cell office:value-type="float" office:value="0.41299999999999998" table:style-name="ce15">
            <text:p><text:s text:c="2"/>0,41</text:p>
          </table:table-cell>
          <table:table-cell office:value-type="float" office:value="0.29499999999999998" table:style-name="ce15">
            <text:p><text:s text:c="2"/>0,30</text:p>
          </table:table-cell>
          <table:table-cell office:value-type="float" office:value="0.17699999999999999" table:style-name="ce15">
            <text:p><text:s text:c="2"/>0,18</text:p>
          </table:table-cell>
          <table:table-cell office:value-type="float" office:value="5.8999999999999997E-2" table:style-name="ce15">
            <text:p><text:s text:c="2"/>0,06</text:p>
          </table:table-cell>
          <table:table-cell office:value-type="float" office:value="-5.5E-2" table:style-name="ce15">
            <text:p>- <text:s/>0,06</text:p>
          </table:table-cell>
          <table:table-cell office:value-type="float" office:value="-0.13900000000000001" table:style-name="ce15">
            <text:p>- <text:s/>0,14</text:p>
          </table:table-cell>
          <table:table-cell office:value-type="float" office:value="-0.20599999999999999" table:style-name="ce15">
            <text:p>- <text:s/>0,21</text:p>
          </table:table-cell>
          <table:table-cell office:value-type="float" office:value="-0.25600000000000001" table:style-name="ce15">
            <text:p>- <text:s/>0,26</text:p>
          </table:table-cell>
          <table:table-cell office:value-type="float" office:value="-0.28699999999999998" table:style-name="ce15">
            <text:p>- <text:s/>0,29</text:p>
          </table:table-cell>
          <table:table-cell office:value-type="float" office:value="-0.313" table:style-name="ce15">
            <text:p>- <text:s/>0,31</text:p>
          </table:table-cell>
          <table:table-cell office:value-type="float" office:value="-0.33600000000000002" table:style-name="ce15">
            <text:p>- <text:s/>0,34</text:p>
          </table:table-cell>
          <table:table-cell office:value-type="float" office:value="-0.35599999999999998" table:style-name="ce15">
            <text:p>- <text:s/>0,36</text:p>
          </table:table-cell>
          <table:table-cell office:value-type="float" office:value="-0.36299999999999999" table:style-name="ce15">
            <text:p>- <text:s/>0,36</text:p>
          </table:table-cell>
          <table:table-cell office:value-type="float" office:value="-0.35299999999999998" table:style-name="ce15">
            <text:p>- <text:s/>0,35</text:p>
          </table:table-cell>
          <table:table-cell office:value-type="float" office:value="-0.33100000000000002" table:style-name="ce15">
            <text:p>- <text:s/>0,33</text:p>
          </table:table-cell>
          <table:table-cell office:value-type="string" table:style-name="ce12">
            <text:p>The Caribbean<text:span text:style-name="T4"><text:s/></text:span></text:p>
          </table:table-cell>
          <table:table-cell office:value-type="string" table:style-name="ce11">
            <text:p>c/</text:p>
          </table:table-cell>
          <table:table-cell table:number-columns-repeated="16347"/>
        </table:table-row>
        <table:table-row table:style-name="ro2">
          <table:table-cell table:style-name="ce3"/>
          <table:table-cell table:number-columns-repeated="16383" table:style-name="ce2"/>
        </table:table-row>
        <table:table-row table:style-name="ro2">
          <table:table-cell office:value-type="string" table:style-name="ce3">
            <text:p>a/ Incluye 48 países: Véanse las notas técnicas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b/ Incluye 20 países: Véanse las notas técnicas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c/ Incluye 26 países: Véanse las notas técnicas.</text:p>
          </table:table-cell>
          <table:table-cell table:number-columns-repeated="16383" table:style-name="ce2"/>
        </table:table-row>
        <table:table-row table:style-name="ro2">
          <table:table-cell table:number-columns-repeated="2" table:style-name="ce3"/>
          <table:table-cell table:number-columns-repeated="16382" table:style-name="ce2"/>
        </table:table-row>
        <table:table-row table:style-name="ro2">
          <table:table-cell office:value-type="string" table:style-name="ce16">
            <text:p>a/ Includes 48 countries: See technical notes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6">
            <text:p>b/ Includes 20 countries: See technical notes.</text:p>
          </table:table-cell>
          <table:table-cell table:style-name="ce16"/>
          <table:table-cell table:number-columns-repeated="16382" table:style-name="ce2"/>
        </table:table-row>
        <table:table-row table:style-name="ro2">
          <table:table-cell office:value-type="string" table:style-name="ce16">
            <text:p>c/ Includes 26 countries: See technical notes.</text:p>
          </table:table-cell>
          <table:table-cell table:style-name="ce16"/>
          <table:table-cell table:number-columns-repeated="16382" table:style-name="ce2"/>
        </table:table-row>
        <table:table-row table:number-rows-repeated="104851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4">
      <number:number number:decimal-places="2" number:min-integer-digits="1">
        <number:embedded-text number:position="3"> </number:embedded-text>
        <number:embedded-text number:position="6"> </number:embedded-text>
      </number:number>
    </number:number-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laudio Moris</meta:initial-creator>
    <dc:creator>Usuario</dc:creator>
    <meta:creation-date>2013-11-18T19:41:04Z</meta:creation-date>
    <dc:date>2015-06-05T16:31:52Z</dc:date>
  </office:meta>
</office:document-meta>
</file>